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4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Q4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4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6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6" table:default-cell-style-name="Default"/>
        <table:table-column table:style-name="co2" table:number-columns-repeated="8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string" calcext:value-type="string">
            <text:p>00:06: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7" calcext:value-type="float">
            <text:p>0.107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9" calcext:value-type="float">
            <text:p>0.10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table:number-columns-repeated="3"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3" calcext:value-type="float">
            <text:p>0.11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table:style-name="ce1" office:value-type="string" calcext:value-type="string">
            <text:p>00:36:02</text:p>
          </table:table-cell>
          <table:table-cell office:value-type="float" office:value="0.079" calcext:value-type="float">
            <text:p>0.079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5" calcext:value-type="float">
            <text:p>0.095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" calcext:value-type="float">
            <text:p>0.08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2" calcext:value-type="float">
            <text:p>0.102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5" calcext:value-type="float">
            <text:p>0.105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table:style-name="ce1" office:value-type="string" calcext:value-type="string">
            <text:p>01:06:02</text:p>
          </table:table-cell>
          <table:table-cell office:value-type="float" office:value="0.08" calcext:value-type="float">
            <text:p>0.08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table:style-name="ce1" office:value-type="string" calcext:value-type="string">
            <text:p>01:36:0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9" calcext:value-type="float">
            <text:p>0.0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4" calcext:value-type="float">
            <text:p>0.104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" calcext:value-type="float">
            <text:p>0.0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table:number-columns-repeated="3"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table:style-name="ce1" office:value-type="string" calcext:value-type="string">
            <text:p>02:06: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2" calcext:value-type="float">
            <text:p>0.102</text:p>
          </table:table-cell>
          <table:table-cell table:number-columns-repeated="3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6" calcext:value-type="float">
            <text:p>0.106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table:number-columns-repeated="3"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1" calcext:value-type="float">
            <text:p>0.081</text:p>
          </table:table-cell>
          <table:table-cell table:number-columns-repeated="3"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table:style-name="ce1" office:value-type="string" calcext:value-type="string">
            <text:p>02:36:02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081" calcext:value-type="float">
            <text:p>0.08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table:style-name="ce1" office:value-type="string" calcext:value-type="string">
            <text:p>03:06:02</text:p>
          </table:table-cell>
          <table:table-cell office:value-type="float" office:value="0.079" calcext:value-type="float">
            <text:p>0.079</text:p>
          </table:table-cell>
          <table:table-cell table:number-columns-repeated="3"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" calcext:value-type="float">
            <text:p>0.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table:number-columns-repeated="3"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1" calcext:value-type="float">
            <text:p>0.11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9" calcext:value-type="float">
            <text:p>0.109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table:style-name="ce1" office:value-type="string" calcext:value-type="string">
            <text:p>03:36:02</text:p>
          </table:table-cell>
          <table:table-cell office:value-type="float" office:value="0.08" calcext:value-type="float">
            <text:p>0.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4" calcext:value-type="float">
            <text:p>0.104</text:p>
          </table:table-cell>
          <table:table-cell table:number-columns-repeated="3"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.105" calcext:value-type="float">
            <text:p>0.105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5" calcext:value-type="float">
            <text:p>0.115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 office:value-type="float" office:value="0.114" calcext:value-type="float">
            <text:p>0.114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table:number-columns-repeated="4" office:value-type="float" office:value="0.093" calcext:value-type="float">
            <text:p>0.0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table:style-name="ce1" office:value-type="string" calcext:value-type="string">
            <text:p>04:06:02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table:number-columns-repeated="3"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4" calcext:value-type="float">
            <text:p>0.114</text:p>
          </table:table-cell>
          <table:table-cell table:number-columns-repeated="2" office:value-type="float" office:value="0.082" calcext:value-type="float">
            <text:p>0.082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table:style-name="ce1" office:value-type="string" calcext:value-type="string">
            <text:p>04:36:02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085" calcext:value-type="float">
            <text:p>0.08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table:style-name="ce1" office:value-type="string" calcext:value-type="string">
            <text:p>05:06:02</text:p>
          </table:table-cell>
          <table:table-cell office:value-type="float" office:value="0.079" calcext:value-type="float">
            <text:p>0.079</text:p>
          </table:table-cell>
          <table:table-cell table:number-columns-repeated="3"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" calcext:value-type="float">
            <text:p>0.0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1" calcext:value-type="float">
            <text:p>0.121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table:number-columns-repeated="3"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9" calcext:value-type="float">
            <text:p>0.11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style-name="ce1" office:value-type="string" calcext:value-type="string">
            <text:p>05:36:02</text:p>
          </table:table-cell>
          <table:table-cell office:value-type="float" office:value="0.08" calcext:value-type="float">
            <text:p>0.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086" calcext:value-type="float">
            <text:p>0.086</text:p>
          </table:table-cell>
          <table:table-cell table:number-columns-repeated="3"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table:style-name="ce1" office:value-type="string" calcext:value-type="string">
            <text:p>06:06:0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table:number-columns-repeated="4"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3" calcext:value-type="float">
            <text:p>0.1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" calcext:value-type="float">
            <text:p>0.14</text:p>
          </table:table-cell>
          <table:table-cell office:value-type="float" office:value="0.151" calcext:value-type="float">
            <text:p>0.151</text:p>
          </table:table-cell>
          <table:table-cell office:value-type="float" office:value="0.094" calcext:value-type="float">
            <text:p>0.094</text:p>
          </table:table-cell>
          <table:table-cell table:number-columns-repeated="3" office:value-type="float" office:value="0.092" calcext:value-type="float">
            <text:p>0.092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table:style-name="ce1" office:value-type="string" calcext:value-type="string">
            <text:p>06:36:02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style-name="ce1" office:value-type="string" calcext:value-type="string">
            <text:p>07:06:0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6" calcext:value-type="float">
            <text:p>0.13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1" calcext:value-type="float">
            <text:p>0.121</text:p>
          </table:table-cell>
          <table:table-cell table:number-columns-repeated="3"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" calcext:value-type="float">
            <text:p>0.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table:number-columns-repeated="3"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" calcext:value-type="float">
            <text:p>0.1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table:style-name="ce1" office:value-type="string" calcext:value-type="string">
            <text:p>07:36:0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145" calcext:value-type="float">
            <text:p>0.145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" calcext:value-type="float">
            <text:p>0.1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" calcext:value-type="float">
            <text:p>0.15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style-name="ce1" office:value-type="string" calcext:value-type="string">
            <text:p>08:06:02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145" calcext:value-type="float">
            <text:p>0.145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4" calcext:value-type="float">
            <text:p>0.14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56" calcext:value-type="float">
            <text:p>0.156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5" calcext:value-type="float">
            <text:p>0.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" calcext:value-type="float">
            <text:p>0.1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5" calcext:value-type="float">
            <text:p>0.135</text:p>
          </table:table-cell>
          <table:table-cell table:number-columns-repeated="3"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table:style-name="ce1" office:value-type="string" calcext:value-type="string">
            <text:p>08:36:02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2" calcext:value-type="float">
            <text:p>0.15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" calcext:value-type="float">
            <text:p>0.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63" calcext:value-type="float">
            <text:p>0.163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6" calcext:value-type="float">
            <text:p>0.14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" calcext:value-type="float">
            <text:p>0.1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" calcext:value-type="float">
            <text:p>0.1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" calcext:value-type="float">
            <text:p>0.1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table:style-name="ce1" office:value-type="string" calcext:value-type="string">
            <text:p>09:06:02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" calcext:value-type="float">
            <text:p>0.1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" calcext:value-type="float">
            <text:p>0.1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" calcext:value-type="float">
            <text:p>0.1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4" calcext:value-type="float">
            <text:p>0.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" calcext:value-type="float">
            <text:p>0.1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8" calcext:value-type="float">
            <text:p>0.138</text:p>
          </table:table-cell>
          <table:table-cell table:number-columns-repeated="4"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" calcext:value-type="float">
            <text:p>0.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1" calcext:value-type="float">
            <text:p>0.171</text:p>
          </table:table-cell>
          <table:table-cell office:value-type="float" office:value="0.097" calcext:value-type="float">
            <text:p>0.097</text:p>
          </table:table-cell>
          <table:table-cell table:number-columns-repeated="3" office:value-type="float" office:value="0.094" calcext:value-type="float">
            <text:p>0.094</text:p>
          </table:table-cell>
          <table:table-cell office:value-type="float" office:value="0.13" calcext:value-type="float">
            <text:p>0.1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style-name="ce1" office:value-type="string" calcext:value-type="string">
            <text:p>09:36:02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" calcext:value-type="float">
            <text:p>0.1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76" calcext:value-type="float">
            <text:p>0.176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" calcext:value-type="float">
            <text:p>0.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7" calcext:value-type="float">
            <text:p>0.097</text:p>
          </table:table-cell>
          <table:table-cell table:number-columns-repeated="3" office:value-type="float" office:value="0.094" calcext:value-type="float">
            <text:p>0.09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style-name="ce1" office:value-type="string" calcext:value-type="string">
            <text:p>10:06: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" calcext:value-type="float">
            <text:p>0.1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" calcext:value-type="float">
            <text:p>0.0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" calcext:value-type="float">
            <text:p>0.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" calcext:value-type="float">
            <text:p>0.18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5" calcext:value-type="float">
            <text:p>0.15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" calcext:value-type="float">
            <text:p>0.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string" calcext:value-type="string">
            <text:p>10:36:02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4" calcext:value-type="float">
            <text:p>0.17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" calcext:value-type="float">
            <text:p>0.1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9" calcext:value-type="float">
            <text:p>0.1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" calcext:value-type="float">
            <text:p>0.1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" calcext:value-type="float">
            <text:p>0.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4" calcext:value-type="float">
            <text:p>0.1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table:style-name="ce1" office:value-type="string" calcext:value-type="string">
            <text:p>11:0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" calcext:value-type="float">
            <text:p>0.1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" calcext:value-type="float">
            <text:p>0.1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" calcext:value-type="float">
            <text:p>0.1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1" calcext:value-type="float">
            <text:p>0.17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" calcext:value-type="float">
            <text:p>0.1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style-name="ce1" office:value-type="string" calcext:value-type="string">
            <text:p>11:3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" calcext:value-type="float">
            <text:p>0.1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" calcext:value-type="float">
            <text:p>0.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3" calcext:value-type="float">
            <text:p>0.12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table:number-columns-repeated="3" office:value-type="float" office:value="0.164" calcext:value-type="float">
            <text:p>0.16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style-name="ce1" office:value-type="string" calcext:value-type="string">
            <text:p>12:06:02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" calcext:value-type="float">
            <text:p>0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" calcext:value-type="float">
            <text:p>0.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9" calcext:value-type="float">
            <text:p>0.1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" calcext:value-type="float">
            <text:p>0.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" calcext:value-type="float">
            <text:p>0.1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string" calcext:value-type="string">
            <text:p>12:36: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" calcext:value-type="float">
            <text:p>0.19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float" office:value="0.18" calcext:value-type="float">
            <text:p>0.1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" calcext:value-type="float">
            <text:p>0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7" calcext:value-type="float">
            <text:p>0.1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" calcext:value-type="float">
            <text:p>0.1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9" calcext:value-type="float">
            <text:p>0.1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" calcext:value-type="float">
            <text:p>0.1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style-name="ce1" office:value-type="string" calcext:value-type="string">
            <text:p>13:06:02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" calcext:value-type="float">
            <text:p>0.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1" calcext:value-type="float">
            <text:p>0.221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1" calcext:value-type="float">
            <text:p>0.191</text:p>
          </table:table-cell>
          <table:table-cell office:value-type="float" office:value="0.2" calcext:value-type="float">
            <text:p>0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" calcext:value-type="float">
            <text:p>0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25" calcext:value-type="float">
            <text:p>0.12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" calcext:value-type="float">
            <text:p>0.1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" calcext:value-type="float">
            <text:p>0.1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" calcext:value-type="float">
            <text:p>0.1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" calcext:value-type="float">
            <text:p>0.1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style-name="ce1" office:value-type="string" calcext:value-type="string">
            <text:p>13:3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" calcext:value-type="float">
            <text:p>0.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" calcext:value-type="float">
            <text:p>0.2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8" calcext:value-type="float">
            <text:p>0.22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8" calcext:value-type="float">
            <text:p>0.19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" calcext:value-type="float">
            <text:p>0.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18" calcext:value-type="float">
            <text:p>0.1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" calcext:value-type="float">
            <text:p>0.1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199" calcext:value-type="float">
            <text:p>0.199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6" calcext:value-type="float">
            <text:p>0.1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" calcext:value-type="float">
            <text:p>0.1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style-name="ce1" office:value-type="string" calcext:value-type="string">
            <text:p>14:06: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21" calcext:value-type="float">
            <text:p>0.221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7" calcext:value-type="float">
            <text:p>0.23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" calcext:value-type="float">
            <text:p>0.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" calcext:value-type="float">
            <text:p>0.2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1" calcext:value-type="float">
            <text:p>0.2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1" calcext:value-type="float">
            <text:p>0.161</text:p>
          </table:table-cell>
          <table:table-cell table:number-columns-repeated="3"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" calcext:value-type="float">
            <text:p>0.1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9" calcext:value-type="float">
            <text:p>0.209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.096" calcext:value-type="float">
            <text:p>0.09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style-name="ce1" office:value-type="string" calcext:value-type="string">
            <text:p>14:36: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4" calcext:value-type="float">
            <text:p>0.2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" calcext:value-type="float">
            <text:p>0.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" calcext:value-type="float">
            <text:p>0.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" calcext:value-type="float">
            <text:p>0.2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" calcext:value-type="float">
            <text:p>0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9" calcext:value-type="float">
            <text:p>0.2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1" calcext:value-type="float">
            <text:p>0.2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" calcext:value-type="float">
            <text:p>0.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" calcext:value-type="float">
            <text:p>0.2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table:number-columns-repeated="3" office:value-type="float" office:value="0.177" calcext:value-type="float">
            <text:p>0.177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table:style-name="ce1" office:value-type="string" calcext:value-type="string">
            <text:p>15:0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9" calcext:value-type="float">
            <text:p>0.2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2" calcext:value-type="float">
            <text:p>0.252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" calcext:value-type="float">
            <text:p>0.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.236" calcext:value-type="float">
            <text:p>0.2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" calcext:value-type="float">
            <text:p>0.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" calcext:value-type="float">
            <text:p>0.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" calcext:value-type="float">
            <text:p>0.2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3" calcext:value-type="float">
            <text:p>0.253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float" office:value="0.234" calcext:value-type="float">
            <text:p>0.23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2" calcext:value-type="float">
            <text:p>0.1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2" calcext:value-type="float">
            <text:p>0.222</text:p>
          </table:table-cell>
          <table:table-cell office:value-type="float" office:value="0.09" calcext:value-type="float">
            <text:p>0.0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" calcext:value-type="float">
            <text:p>0.1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7" calcext:value-type="float">
            <text:p>0.21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table:style-name="ce1" office:value-type="string" calcext:value-type="string">
            <text:p>15:36: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082" calcext:value-type="float">
            <text:p>0.08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" calcext:value-type="float">
            <text:p>0.2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" calcext:value-type="float">
            <text:p>0.2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6" calcext:value-type="float">
            <text:p>0.22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" calcext:value-type="float">
            <text:p>0.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2" calcext:value-type="float">
            <text:p>0.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" calcext:value-type="float">
            <text:p>0.2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" calcext:value-type="float">
            <text:p>0.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" calcext:value-type="float">
            <text:p>0.2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" calcext:value-type="float">
            <text:p>0.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" calcext:value-type="float">
            <text:p>0.2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" calcext:value-type="float">
            <text:p>0.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3" calcext:value-type="float">
            <text:p>0.223</text:p>
          </table:table-cell>
          <table:table-cell office:value-type="float" office:value="0.085" calcext:value-type="float">
            <text:p>0.08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" calcext:value-type="float">
            <text:p>0.1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" calcext:value-type="float">
            <text:p>0.2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64" calcext:value-type="float">
            <text:p>0.164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" calcext:value-type="float">
            <text:p>0.1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72" calcext:value-type="float">
            <text:p>0.172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table:style-name="ce1" office:value-type="string" calcext:value-type="string">
            <text:p>16:06: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2" calcext:value-type="float">
            <text:p>0.232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" calcext:value-type="float">
            <text:p>0.2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9" calcext:value-type="float">
            <text:p>0.2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7" calcext:value-type="float">
            <text:p>0.23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" calcext:value-type="float">
            <text:p>0.2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" calcext:value-type="float">
            <text:p>0.2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" calcext:value-type="float">
            <text:p>0.1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" calcext:value-type="float">
            <text:p>0.1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5" calcext:value-type="float">
            <text:p>0.2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table:style-name="ce1" office:value-type="string" calcext:value-type="string">
            <text:p>16:3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" calcext:value-type="float">
            <text:p>0.2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" calcext:value-type="float">
            <text:p>0.2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" calcext:value-type="float">
            <text:p>0.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2" calcext:value-type="float">
            <text:p>0.1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" calcext:value-type="float">
            <text:p>0.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4" calcext:value-type="float">
            <text:p>0.2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9" calcext:value-type="float">
            <text:p>0.24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3" calcext:value-type="float">
            <text:p>0.2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style-name="ce1" office:value-type="string" calcext:value-type="string">
            <text:p>17:0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257" calcext:value-type="float">
            <text:p>0.25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" calcext:value-type="float">
            <text:p>0.2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8" calcext:value-type="float">
            <text:p>0.28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" calcext:value-type="float">
            <text:p>0.2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" calcext:value-type="float">
            <text:p>0.28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float" office:value="0.27" calcext:value-type="float">
            <text:p>0.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5" calcext:value-type="float">
            <text:p>0.30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" calcext:value-type="float">
            <text:p>0.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18" calcext:value-type="float">
            <text:p>0.2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float" office:value="0.25" calcext:value-type="float">
            <text:p>0.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7" calcext:value-type="float">
            <text:p>0.25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6" calcext:value-type="float">
            <text:p>0.246</text:p>
          </table:table-cell>
          <table:table-cell office:value-type="float" office:value="0.09" calcext:value-type="float">
            <text:p>0.0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" calcext:value-type="float">
            <text:p>0.25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8" calcext:value-type="float">
            <text:p>0.2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66" calcext:value-type="float">
            <text:p>0.166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" calcext:value-type="float">
            <text:p>0.1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" calcext:value-type="float">
            <text:p>0.1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" calcext:value-type="float">
            <text:p>0.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style-name="ce1" office:value-type="string" calcext:value-type="string">
            <text:p>17:3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" calcext:value-type="float">
            <text:p>0.2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48" calcext:value-type="float">
            <text:p>0.24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" calcext:value-type="float">
            <text:p>0.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7" calcext:value-type="float">
            <text:p>0.28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5" calcext:value-type="float">
            <text:p>0.31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2" calcext:value-type="float">
            <text:p>0.31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3" calcext:value-type="float">
            <text:p>0.313</text:p>
          </table:table-cell>
          <table:table-cell office:value-type="float" office:value="0.26" calcext:value-type="float">
            <text:p>0.2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23" calcext:value-type="float">
            <text:p>0.2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2" calcext:value-type="float">
            <text:p>0.25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" calcext:value-type="float">
            <text:p>0.1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" calcext:value-type="float">
            <text:p>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4" calcext:value-type="float">
            <text:p>0.214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" calcext:value-type="float">
            <text:p>0.2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style-name="ce1" office:value-type="string" calcext:value-type="string">
            <text:p>18:0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7" calcext:value-type="float">
            <text:p>0.26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" calcext:value-type="float">
            <text:p>0.27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" calcext:value-type="float">
            <text:p>0.3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" calcext:value-type="float">
            <text:p>0.29</text:p>
          </table:table-cell>
          <table:table-cell office:value-type="float" office:value="0.313" calcext:value-type="float">
            <text:p>0.313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2" calcext:value-type="float">
            <text:p>0.31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2" calcext:value-type="float">
            <text:p>0.30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6" calcext:value-type="float">
            <text:p>0.3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4" calcext:value-type="float">
            <text:p>0.29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1" calcext:value-type="float">
            <text:p>0.32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" calcext:value-type="float">
            <text:p>0.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28" calcext:value-type="float">
            <text:p>0.2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9" calcext:value-type="float">
            <text:p>0.0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8" calcext:value-type="float">
            <text:p>0.29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8" calcext:value-type="float">
            <text:p>0.1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" calcext:value-type="float">
            <text:p>0.2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8" calcext:value-type="float">
            <text:p>0.218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table:style-name="ce1" office:value-type="string" calcext:value-type="string">
            <text:p>18:36: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4" calcext:value-type="float">
            <text:p>0.30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5" calcext:value-type="float">
            <text:p>0.25</text:p>
          </table:table-cell>
          <table:table-cell office:value-type="float" office:value="0.271" calcext:value-type="float">
            <text:p>0.271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" calcext:value-type="float">
            <text:p>0.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1" calcext:value-type="float">
            <text:p>0.32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" calcext:value-type="float">
            <text:p>0.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3" calcext:value-type="float">
            <text:p>0.31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6" calcext:value-type="float">
            <text:p>0.27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4" calcext:value-type="float">
            <text:p>0.30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6" calcext:value-type="float">
            <text:p>0.276</text:p>
          </table:table-cell>
          <table:table-cell office:value-type="float" office:value="0.302" calcext:value-type="float">
            <text:p>0.3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4" calcext:value-type="float">
            <text:p>0.28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" calcext:value-type="float">
            <text:p>0.3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9" calcext:value-type="float">
            <text:p>0.32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1" calcext:value-type="float">
            <text:p>0.2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2" calcext:value-type="float">
            <text:p>0.09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7" calcext:value-type="float">
            <text:p>0.25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" calcext:value-type="float">
            <text:p>0.2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" calcext:value-type="float">
            <text:p>0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table:style-name="ce1" office:value-type="string" calcext:value-type="string">
            <text:p>19:0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6" calcext:value-type="float">
            <text:p>0.286</text:p>
          </table:table-cell>
          <table:table-cell table:number-columns-repeated="3" office:value-type="float" office:value="0.274" calcext:value-type="float">
            <text:p>0.274</text:p>
          </table:table-cell>
          <table:table-cell office:value-type="float" office:value="0.283" calcext:value-type="float">
            <text:p>0.28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" calcext:value-type="float">
            <text:p>0.2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3" calcext:value-type="float">
            <text:p>0.29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3" calcext:value-type="float">
            <text:p>0.273</text:p>
          </table:table-cell>
          <table:table-cell office:value-type="float" office:value="0.34" calcext:value-type="float">
            <text:p>0.3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2" calcext:value-type="float">
            <text:p>0.34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" calcext:value-type="float">
            <text:p>0.3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" calcext:value-type="float">
            <text:p>0.29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7" calcext:value-type="float">
            <text:p>0.317</text:p>
          </table:table-cell>
          <table:table-cell office:value-type="float" office:value="0.277" calcext:value-type="float">
            <text:p>0.277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76" calcext:value-type="float">
            <text:p>0.276</text:p>
          </table:table-cell>
          <table:table-cell table:number-columns-repeated="2" office:value-type="float" office:value="0.283" calcext:value-type="float">
            <text:p>0.283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3" calcext:value-type="float">
            <text:p>0.31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4" calcext:value-type="float">
            <text:p>0.34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37" calcext:value-type="float">
            <text:p>0.237</text:p>
          </table:table-cell>
          <table:table-cell office:value-type="float" office:value="0.118" calcext:value-type="float">
            <text:p>0.11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9" calcext:value-type="float">
            <text:p>0.279</text:p>
          </table:table-cell>
          <table:table-cell table:number-columns-repeated="2" office:value-type="float" office:value="0.283" calcext:value-type="float">
            <text:p>0.28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48" calcext:value-type="float">
            <text:p>0.24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7" calcext:value-type="float">
            <text:p>0.25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5" calcext:value-type="float">
            <text:p>0.305</text:p>
          </table:table-cell>
          <table:table-cell office:value-type="float" office:value="0.22" calcext:value-type="float">
            <text:p>0.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2" calcext:value-type="float">
            <text:p>0.322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7" calcext:value-type="float">
            <text:p>0.177</text:p>
          </table:table-cell>
          <table:table-cell table:number-columns-repeated="3" office:value-type="float" office:value="0.174" calcext:value-type="float">
            <text:p>0.1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" calcext:value-type="float">
            <text:p>0.22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" calcext:value-type="float">
            <text:p>0.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" calcext:value-type="float">
            <text:p>0.1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style-name="ce1" office:value-type="string" calcext:value-type="string">
            <text:p>19:3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" calcext:value-type="float">
            <text:p>0.29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2" calcext:value-type="float">
            <text:p>0.32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" calcext:value-type="float">
            <text:p>0.2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1" calcext:value-type="float">
            <text:p>0.301</text:p>
          </table:table-cell>
          <table:table-cell office:value-type="float" office:value="0.26" calcext:value-type="float">
            <text:p>0.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29" calcext:value-type="float">
            <text:p>0.3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" calcext:value-type="float">
            <text:p>0.3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1" calcext:value-type="float">
            <text:p>0.271</text:p>
          </table:table-cell>
          <table:table-cell office:value-type="float" office:value="0.3" calcext:value-type="float">
            <text:p>0.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4" calcext:value-type="float">
            <text:p>0.30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2" calcext:value-type="float">
            <text:p>0.342</text:p>
          </table:table-cell>
          <table:table-cell office:value-type="float" office:value="0.289" calcext:value-type="float">
            <text:p>0.28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" calcext:value-type="float">
            <text:p>0.35</text:p>
          </table:table-cell>
          <table:table-cell office:value-type="float" office:value="0.322" calcext:value-type="float">
            <text:p>0.32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59" calcext:value-type="float">
            <text:p>0.35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" calcext:value-type="float">
            <text:p>0.3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1" calcext:value-type="float">
            <text:p>0.36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44" calcext:value-type="float">
            <text:p>0.244</text:p>
          </table:table-cell>
          <table:table-cell office:value-type="float" office:value="0.124" calcext:value-type="float">
            <text:p>0.124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277" calcext:value-type="float">
            <text:p>0.2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7" calcext:value-type="float">
            <text:p>0.2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1" calcext:value-type="float">
            <text:p>0.31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8" calcext:value-type="float">
            <text:p>0.328</text:p>
          </table:table-cell>
          <table:table-cell table:number-columns-repeated="2" office:value-type="float" office:value="0.339" calcext:value-type="float">
            <text:p>0.33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28" calcext:value-type="float">
            <text:p>0.22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6" calcext:value-type="float">
            <text:p>0.196</text:p>
          </table:table-cell>
          <table:table-cell table:number-columns-repeated="3" office:value-type="float" office:value="0.197" calcext:value-type="float">
            <text:p>0.19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7" calcext:value-type="float">
            <text:p>0.227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1" calcext:value-type="float">
            <text:p>0.26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table:style-name="ce1" office:value-type="string" calcext:value-type="string">
            <text:p>20:06: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92" calcext:value-type="float">
            <text:p>0.292</text:p>
          </table:table-cell>
          <table:table-cell office:value-type="float" office:value="0.319" calcext:value-type="float">
            <text:p>0.319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6" calcext:value-type="float">
            <text:p>0.326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4" calcext:value-type="float">
            <text:p>0.304</text:p>
          </table:table-cell>
          <table:table-cell office:value-type="float" office:value="0.26" calcext:value-type="float">
            <text:p>0.2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4" calcext:value-type="float">
            <text:p>0.32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" calcext:value-type="float">
            <text:p>0.3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3" calcext:value-type="float">
            <text:p>0.31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4" calcext:value-type="float">
            <text:p>0.3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3" calcext:value-type="float">
            <text:p>0.34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" calcext:value-type="float">
            <text:p>0.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" calcext:value-type="float">
            <text:p>0.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72" calcext:value-type="float">
            <text:p>0.37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0.296" calcext:value-type="float">
            <text:p>0.29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" calcext:value-type="float">
            <text:p>0.3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2" calcext:value-type="float">
            <text:p>0.30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7" calcext:value-type="float">
            <text:p>0.28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" calcext:value-type="float">
            <text:p>0.3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8" calcext:value-type="float">
            <text:p>0.36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49" calcext:value-type="float">
            <text:p>0.249</text:p>
          </table:table-cell>
          <table:table-cell office:value-type="float" office:value="0.112" calcext:value-type="float">
            <text:p>0.11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5" calcext:value-type="float">
            <text:p>0.2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8" calcext:value-type="float">
            <text:p>0.2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" calcext:value-type="float">
            <text:p>0.2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3" calcext:value-type="float">
            <text:p>0.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" calcext:value-type="float">
            <text:p>0.2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.348" calcext:value-type="float">
            <text:p>0.34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" calcext:value-type="float">
            <text:p>0.1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" calcext:value-type="float">
            <text:p>0.1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" calcext:value-type="float">
            <text:p>0.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4" calcext:value-type="float">
            <text:p>0.234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" calcext:value-type="float">
            <text:p>0.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" calcext:value-type="float">
            <text:p>0.0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style-name="ce1" office:value-type="string" calcext:value-type="string">
            <text:p>20:36:02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float" office:value="0.286" calcext:value-type="float">
            <text:p>0.286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3" calcext:value-type="float">
            <text:p>0.273</text:p>
          </table:table-cell>
          <table:table-cell office:value-type="float" office:value="0.087" calcext:value-type="float">
            <text:p>0.0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6" calcext:value-type="float">
            <text:p>0.326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" calcext:value-type="float">
            <text:p>0.31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9" calcext:value-type="float">
            <text:p>0.27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7" calcext:value-type="float">
            <text:p>0.32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6" calcext:value-type="float">
            <text:p>0.32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5" calcext:value-type="float">
            <text:p>0.3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4" calcext:value-type="float">
            <text:p>0.30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" calcext:value-type="float">
            <text:p>0.3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74" calcext:value-type="float">
            <text:p>0.374</text:p>
          </table:table-cell>
          <table:table-cell office:value-type="float" office:value="0.28" calcext:value-type="float">
            <text:p>0.2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7" calcext:value-type="float">
            <text:p>0.30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6" calcext:value-type="float">
            <text:p>0.286</text:p>
          </table:table-cell>
          <table:table-cell table:number-columns-repeated="3" office:value-type="float" office:value="0.295" calcext:value-type="float">
            <text:p>0.2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" calcext:value-type="float">
            <text:p>0.3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6" calcext:value-type="float">
            <text:p>0.296</text:p>
          </table:table-cell>
          <table:table-cell office:value-type="float" office:value="0.36" calcext:value-type="float">
            <text:p>0.3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257" calcext:value-type="float">
            <text:p>0.2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" calcext:value-type="float">
            <text:p>0.2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2" calcext:value-type="float">
            <text:p>0.2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1" calcext:value-type="float">
            <text:p>0.241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" calcext:value-type="float">
            <text:p>0.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" calcext:value-type="float">
            <text:p>0.2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" calcext:value-type="float">
            <text:p>0.2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9" calcext:value-type="float">
            <text:p>0.19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4" calcext:value-type="float">
            <text:p>0.274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table:style-name="ce1" office:value-type="string" calcext:value-type="string">
            <text:p>21:0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6" calcext:value-type="float">
            <text:p>0.27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07" calcext:value-type="float">
            <text:p>0.30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8" calcext:value-type="float">
            <text:p>0.26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6" calcext:value-type="float">
            <text:p>0.336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7" calcext:value-type="float">
            <text:p>0.287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" calcext:value-type="float">
            <text:p>0.3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8" calcext:value-type="float">
            <text:p>0.338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3" calcext:value-type="float">
            <text:p>0.28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6" calcext:value-type="float">
            <text:p>0.38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7" calcext:value-type="float">
            <text:p>0.367</text:p>
          </table:table-cell>
          <table:table-cell office:value-type="float" office:value="0.311" calcext:value-type="float">
            <text:p>0.3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" calcext:value-type="float">
            <text:p>0.3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" calcext:value-type="float">
            <text:p>0.2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2" calcext:value-type="float">
            <text:p>0.282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" calcext:value-type="float">
            <text:p>0.34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" calcext:value-type="float">
            <text:p>0.29</text:p>
          </table:table-cell>
          <table:table-cell office:value-type="float" office:value="0.284" calcext:value-type="float">
            <text:p>0.28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7" calcext:value-type="float">
            <text:p>0.39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4" calcext:value-type="float">
            <text:p>0.314</text:p>
          </table:table-cell>
          <table:table-cell office:value-type="float" office:value="0.262" calcext:value-type="float">
            <text:p>0.262</text:p>
          </table:table-cell>
          <table:table-cell office:value-type="float" office:value="0.126" calcext:value-type="float">
            <text:p>0.12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" calcext:value-type="float">
            <text:p>0.3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" calcext:value-type="float">
            <text:p>0.2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4" calcext:value-type="float">
            <text:p>0.26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" calcext:value-type="float">
            <text:p>0.28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54" calcext:value-type="float">
            <text:p>0.35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" calcext:value-type="float">
            <text:p>0.2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.257" calcext:value-type="float">
            <text:p>0.25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4" calcext:value-type="float">
            <text:p>0.254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3" calcext:value-type="float">
            <text:p>0.2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table:style-name="ce1" office:value-type="string" calcext:value-type="string">
            <text:p>21:3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" calcext:value-type="float">
            <text:p>0.28</text:p>
          </table:table-cell>
          <table:table-cell office:value-type="float" office:value="0.084" calcext:value-type="float">
            <text:p>0.08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8" calcext:value-type="float">
            <text:p>0.31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" calcext:value-type="float">
            <text:p>0.3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3" calcext:value-type="float">
            <text:p>0.343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1" calcext:value-type="float">
            <text:p>0.30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3" calcext:value-type="float">
            <text:p>0.35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" calcext:value-type="float">
            <text:p>0.3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01" calcext:value-type="float">
            <text:p>0.30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" calcext:value-type="float">
            <text:p>0.32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" calcext:value-type="float">
            <text:p>0.3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26" calcext:value-type="float">
            <text:p>0.32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3" calcext:value-type="float">
            <text:p>0.39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2" calcext:value-type="float">
            <text:p>0.3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1" calcext:value-type="float">
            <text:p>0.27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3" calcext:value-type="float">
            <text:p>0.3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5" calcext:value-type="float">
            <text:p>0.3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" calcext:value-type="float">
            <text:p>0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6" calcext:value-type="float">
            <text:p>0.2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" calcext:value-type="float">
            <text:p>0.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" calcext:value-type="float">
            <text:p>0.2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8" calcext:value-type="float">
            <text:p>0.18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2" calcext:value-type="float">
            <text:p>0.22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" calcext:value-type="float">
            <text:p>0.1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3" calcext:value-type="float">
            <text:p>0.23</text:p>
          </table:table-cell>
          <table:table-cell office:value-type="float" office:value="0.256" calcext:value-type="float">
            <text:p>0.256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" calcext:value-type="float">
            <text:p>0.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4" calcext:value-type="float">
            <text:p>0.26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" calcext:value-type="float">
            <text:p>0.2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2" calcext:value-type="float">
            <text:p>0.282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table:style-name="ce1" office:value-type="string" calcext:value-type="string">
            <text:p>22:0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086" calcext:value-type="float">
            <text:p>0.086</text:p>
          </table:table-cell>
          <table:table-cell office:value-type="float" office:value="0.303" calcext:value-type="float">
            <text:p>0.30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9" calcext:value-type="float">
            <text:p>0.31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2" calcext:value-type="float">
            <text:p>0.2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373" calcext:value-type="float">
            <text:p>0.37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7" calcext:value-type="float">
            <text:p>0.35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9" calcext:value-type="float">
            <text:p>0.29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" calcext:value-type="float">
            <text:p>0.4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" calcext:value-type="float">
            <text:p>0.38</text:p>
          </table:table-cell>
          <table:table-cell office:value-type="float" office:value="0.326" calcext:value-type="float">
            <text:p>0.326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" calcext:value-type="float">
            <text:p>0.3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" calcext:value-type="float">
            <text:p>0.3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5" calcext:value-type="float">
            <text:p>0.3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3" calcext:value-type="float">
            <text:p>0.393</text:p>
          </table:table-cell>
          <table:table-cell office:value-type="float" office:value="0.405" calcext:value-type="float">
            <text:p>0.405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126" calcext:value-type="float">
            <text:p>0.12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6" calcext:value-type="float">
            <text:p>0.32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092" calcext:value-type="float">
            <text:p>0.09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49" calcext:value-type="float">
            <text:p>0.349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6" calcext:value-type="float">
            <text:p>0.386</text:p>
          </table:table-cell>
          <table:table-cell office:value-type="float" office:value="0.18" calcext:value-type="float">
            <text:p>0.1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" calcext:value-type="float">
            <text:p>0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" calcext:value-type="float">
            <text:p>0.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2" calcext:value-type="float">
            <text:p>0.26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" calcext:value-type="float">
            <text:p>0.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8" calcext:value-type="float">
            <text:p>0.2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table:style-name="ce1" office:value-type="string" calcext:value-type="string">
            <text:p>22:3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302" calcext:value-type="float">
            <text:p>0.302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5" calcext:value-type="float">
            <text:p>0.285</text:p>
          </table:table-cell>
          <table:table-cell office:value-type="float" office:value="0.083" calcext:value-type="float">
            <text:p>0.08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4" calcext:value-type="float">
            <text:p>0.35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" calcext:value-type="float">
            <text:p>0.3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5" calcext:value-type="float">
            <text:p>0.32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" calcext:value-type="float">
            <text:p>0.39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9" calcext:value-type="float">
            <text:p>0.369</text:p>
          </table:table-cell>
          <table:table-cell office:value-type="float" office:value="0.29" calcext:value-type="float">
            <text:p>0.2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6" calcext:value-type="float">
            <text:p>0.436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" calcext:value-type="float">
            <text:p>0.421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" calcext:value-type="float">
            <text:p>0.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7" calcext:value-type="float">
            <text:p>0.367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" calcext:value-type="float">
            <text:p>0.3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5" calcext:value-type="float">
            <text:p>0.335</text:p>
          </table:table-cell>
          <table:table-cell office:value-type="float" office:value="0.434" calcext:value-type="float">
            <text:p>0.43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7" calcext:value-type="float">
            <text:p>0.29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4" calcext:value-type="float">
            <text:p>0.334</text:p>
          </table:table-cell>
          <table:table-cell office:value-type="float" office:value="0.28" calcext:value-type="float">
            <text:p>0.2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7" calcext:value-type="float">
            <text:p>0.33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" calcext:value-type="float">
            <text:p>0.31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7" calcext:value-type="float">
            <text:p>0.41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" calcext:value-type="float">
            <text:p>0.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337" calcext:value-type="float">
            <text:p>0.33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5" calcext:value-type="float">
            <text:p>0.3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8" calcext:value-type="float">
            <text:p>0.2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5" calcext:value-type="float">
            <text:p>0.36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5" calcext:value-type="float">
            <text:p>0.40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" calcext:value-type="float">
            <text:p>0.26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" calcext:value-type="float">
            <text:p>0.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" calcext:value-type="float">
            <text:p>0.2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23" calcext:value-type="float">
            <text:p>0.2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9" calcext:value-type="float">
            <text:p>0.2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7" calcext:value-type="float">
            <text:p>0.2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style-name="ce1" office:value-type="string" calcext:value-type="string">
            <text:p>23:06: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31" calcext:value-type="float">
            <text:p>0.31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1" calcext:value-type="float">
            <text:p>0.2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" calcext:value-type="float">
            <text:p>0.31</text:p>
          </table:table-cell>
          <table:table-cell office:value-type="float" office:value="0.332" calcext:value-type="float">
            <text:p>0.33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3" calcext:value-type="float">
            <text:p>0.313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2" calcext:value-type="float">
            <text:p>0.372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float" office:value="0.384" calcext:value-type="float">
            <text:p>0.38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4" calcext:value-type="float">
            <text:p>0.394</text:p>
          </table:table-cell>
          <table:table-cell office:value-type="float" office:value="0.4" calcext:value-type="float">
            <text:p>0.4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" calcext:value-type="float">
            <text:p>0.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" calcext:value-type="float">
            <text:p>0.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6" calcext:value-type="float">
            <text:p>0.316</text:p>
          </table:table-cell>
          <table:table-cell office:value-type="float" office:value="0.439" calcext:value-type="float">
            <text:p>0.439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284" calcext:value-type="float">
            <text:p>0.284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8" calcext:value-type="float">
            <text:p>0.39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1" calcext:value-type="float">
            <text:p>0.42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" calcext:value-type="float">
            <text:p>0.34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113" calcext:value-type="float">
            <text:p>0.1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3" calcext:value-type="float">
            <text:p>0.31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31" calcext:value-type="float">
            <text:p>0.3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4" calcext:value-type="float">
            <text:p>0.294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55" calcext:value-type="float">
            <text:p>0.35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2" calcext:value-type="float">
            <text:p>0.29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8" calcext:value-type="float">
            <text:p>0.39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" calcext:value-type="float">
            <text:p>0.1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5" calcext:value-type="float">
            <text:p>0.22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" calcext:value-type="float">
            <text:p>0.2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2" calcext:value-type="float">
            <text:p>0.262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2" calcext:value-type="float">
            <text:p>0.2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style-name="ce1" office:value-type="string" calcext:value-type="string">
            <text:p>23:36: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4" calcext:value-type="float">
            <text:p>0.31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083" calcext:value-type="float">
            <text:p>0.08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" calcext:value-type="float">
            <text:p>0.3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7" calcext:value-type="float">
            <text:p>0.32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" calcext:value-type="float">
            <text:p>0.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2" calcext:value-type="float">
            <text:p>0.37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8" calcext:value-type="float">
            <text:p>0.298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8" calcext:value-type="float">
            <text:p>0.398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" calcext:value-type="float">
            <text:p>0.3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3" calcext:value-type="float">
            <text:p>0.39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9" calcext:value-type="float">
            <text:p>0.319</text:p>
          </table:table-cell>
          <table:table-cell office:value-type="float" office:value="0.45" calcext:value-type="float">
            <text:p>0.4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3" calcext:value-type="float">
            <text:p>0.343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" calcext:value-type="float">
            <text:p>0.4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7" calcext:value-type="float">
            <text:p>0.29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3" calcext:value-type="float">
            <text:p>0.43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" calcext:value-type="float">
            <text:p>0.3</text:p>
          </table:table-cell>
          <table:table-cell office:value-type="float" office:value="0.115" calcext:value-type="float">
            <text:p>0.11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" calcext:value-type="float">
            <text:p>0.3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" calcext:value-type="float">
            <text:p>0.32</text:p>
          </table:table-cell>
          <table:table-cell office:value-type="float" office:value="0.317" calcext:value-type="float">
            <text:p>0.31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" calcext:value-type="float">
            <text:p>0.2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" calcext:value-type="float">
            <text:p>0.2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" calcext:value-type="float">
            <text:p>0.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4" calcext:value-type="float">
            <text:p>0.40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3" calcext:value-type="float">
            <text:p>0.22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" calcext:value-type="float">
            <text:p>0.24</text:p>
          </table:table-cell>
          <table:table-cell office:value-type="float" office:value="0.255" calcext:value-type="float">
            <text:p>0.25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" calcext:value-type="float">
            <text:p>0.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" calcext:value-type="float">
            <text:p>0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.277" calcext:value-type="float">
            <text:p>0.277</text:p>
          </table:table-cell>
          <table:table-cell office:value-type="float" office:value="0.27" calcext:value-type="float">
            <text:p>0.2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" calcext:value-type="float">
            <text:p>0.2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2" calcext:value-type="float">
            <text:p>0.3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01 00:0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2" calcext:value-type="float">
            <text:p>0.31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1" calcext:value-type="float">
            <text:p>0.291</text:p>
          </table:table-cell>
          <table:table-cell office:value-type="float" office:value="0.084" calcext:value-type="float">
            <text:p>0.08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2" calcext:value-type="float">
            <text:p>0.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9" calcext:value-type="float">
            <text:p>0.32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9" calcext:value-type="float">
            <text:p>0.289</text:p>
          </table:table-cell>
          <table:table-cell office:value-type="float" office:value="0.37" calcext:value-type="float">
            <text:p>0.3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384" calcext:value-type="float">
            <text:p>0.38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" calcext:value-type="float">
            <text:p>0.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7" calcext:value-type="float">
            <text:p>0.40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" calcext:value-type="float">
            <text:p>0.3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3" calcext:value-type="float">
            <text:p>0.37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5" calcext:value-type="float">
            <text:p>0.425</text:p>
          </table:table-cell>
          <table:table-cell office:value-type="float" office:value="0.393" calcext:value-type="float">
            <text:p>0.39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5" calcext:value-type="float">
            <text:p>0.325</text:p>
          </table:table-cell>
          <table:table-cell office:value-type="float" office:value="0.448" calcext:value-type="float">
            <text:p>0.44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" calcext:value-type="float">
            <text:p>0.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4" calcext:value-type="float">
            <text:p>0.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6" calcext:value-type="float">
            <text:p>0.4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3" calcext:value-type="float">
            <text:p>0.35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1" calcext:value-type="float">
            <text:p>0.30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7" calcext:value-type="float">
            <text:p>0.427</text:p>
          </table:table-cell>
          <table:table-cell office:value-type="float" office:value="0.34" calcext:value-type="float">
            <text:p>0.3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01" calcext:value-type="float">
            <text:p>0.3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" calcext:value-type="float">
            <text:p>0.3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  <table:table-cell office:value-type="float" office:value="0.313" calcext:value-type="float">
            <text:p>0.31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63" calcext:value-type="float">
            <text:p>0.36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" calcext:value-type="float">
            <text:p>0.2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9" calcext:value-type="float">
            <text:p>0.41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82" calcext:value-type="float">
            <text:p>0.182</text:p>
          </table:table-cell>
          <table:table-cell table:number-columns-repeated="3" office:value-type="float" office:value="0.188" calcext:value-type="float">
            <text:p>0.18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3" calcext:value-type="float">
            <text:p>0.223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8" calcext:value-type="float">
            <text:p>0.258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" calcext:value-type="float">
            <text:p>0.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6" calcext:value-type="float">
            <text:p>0.28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" calcext:value-type="float">
            <text:p>0.2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01 00:3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1" calcext:value-type="float">
            <text:p>0.321</text:p>
          </table:table-cell>
          <table:table-cell table:number-columns-repeated="2" office:value-type="float" office:value="0.313" calcext:value-type="float">
            <text:p>0.31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1" calcext:value-type="float">
            <text:p>0.301</text:p>
          </table:table-cell>
          <table:table-cell office:value-type="float" office:value="0.087" calcext:value-type="float">
            <text:p>0.08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6" calcext:value-type="float">
            <text:p>0.33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" calcext:value-type="float">
            <text:p>0.2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7" calcext:value-type="float">
            <text:p>0.4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9" calcext:value-type="float">
            <text:p>0.30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61" calcext:value-type="float">
            <text:p>0.46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" calcext:value-type="float">
            <text:p>0.4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" calcext:value-type="float">
            <text:p>0.4</text:p>
          </table:table-cell>
          <table:table-cell office:value-type="float" office:value="0.422" calcext:value-type="float">
            <text:p>0.42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2" calcext:value-type="float">
            <text:p>0.382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29" calcext:value-type="float">
            <text:p>0.329</text:p>
          </table:table-cell>
          <table:table-cell office:value-type="float" office:value="0.458" calcext:value-type="float">
            <text:p>0.45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3" calcext:value-type="float">
            <text:p>0.353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5" calcext:value-type="float">
            <text:p>0.4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7" calcext:value-type="float">
            <text:p>0.307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" calcext:value-type="float">
            <text:p>0.4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7" calcext:value-type="float">
            <text:p>0.44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" calcext:value-type="float">
            <text:p>0.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9" calcext:value-type="float">
            <text:p>0.3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092" calcext:value-type="float">
            <text:p>0.0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7" calcext:value-type="float">
            <text:p>0.37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1" calcext:value-type="float">
            <text:p>0.3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7" calcext:value-type="float">
            <text:p>0.377</text:p>
          </table:table-cell>
          <table:table-cell office:value-type="float" office:value="0.41" calcext:value-type="float">
            <text:p>0.4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5" calcext:value-type="float">
            <text:p>0.42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table:number-columns-repeated="3" office:value-type="float" office:value="0.191" calcext:value-type="float">
            <text:p>0.19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2" calcext:value-type="float">
            <text:p>0.222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" calcext:value-type="float">
            <text:p>0.2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" calcext:value-type="float">
            <text:p>0.2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" calcext:value-type="float">
            <text:p>0.2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1" calcext:value-type="float">
            <text:p>0.26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7" calcext:value-type="float">
            <text:p>0.317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01 01:0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" calcext:value-type="float">
            <text:p>0.29</text:p>
          </table:table-cell>
          <table:table-cell office:value-type="float" office:value="0.299" calcext:value-type="float">
            <text:p>0.2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32" calcext:value-type="float">
            <text:p>0.3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3" calcext:value-type="float">
            <text:p>0.28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1" calcext:value-type="float">
            <text:p>0.32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3" calcext:value-type="float">
            <text:p>0.41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4" calcext:value-type="float">
            <text:p>0.30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6" calcext:value-type="float">
            <text:p>0.42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" calcext:value-type="float">
            <text:p>0.33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9" calcext:value-type="float">
            <text:p>0.379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04" calcext:value-type="float">
            <text:p>0.40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5" calcext:value-type="float">
            <text:p>0.45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3" calcext:value-type="float">
            <text:p>0.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3" calcext:value-type="float">
            <text:p>0.353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9" calcext:value-type="float">
            <text:p>0.42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7" calcext:value-type="float">
            <text:p>0.30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9" calcext:value-type="float">
            <text:p>0.449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13" calcext:value-type="float">
            <text:p>0.3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366" calcext:value-type="float">
            <text:p>0.36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29" calcext:value-type="float">
            <text:p>0.32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4" calcext:value-type="float">
            <text:p>0.294</text:p>
          </table:table-cell>
          <table:table-cell office:value-type="float" office:value="0.3" calcext:value-type="float">
            <text:p>0.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1" calcext:value-type="float">
            <text:p>0.3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8" calcext:value-type="float">
            <text:p>0.3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1" calcext:value-type="float">
            <text:p>0.271</text:p>
          </table:table-cell>
          <table:table-cell office:value-type="float" office:value="0.313" calcext:value-type="float">
            <text:p>0.313</text:p>
          </table:table-cell>
          <table:table-cell office:value-type="float" office:value="0.36" calcext:value-type="float">
            <text:p>0.36</text:p>
          </table:table-cell>
          <table:table-cell office:value-type="float" office:value="0.359" calcext:value-type="float">
            <text:p>0.35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7" calcext:value-type="float">
            <text:p>0.217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" calcext:value-type="float">
            <text:p>0.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9" calcext:value-type="float">
            <text:p>0.249</text:p>
          </table:table-cell>
          <table:table-cell office:value-type="float" office:value="0.186" calcext:value-type="float">
            <text:p>0.18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" calcext:value-type="float">
            <text:p>0.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8" calcext:value-type="float">
            <text:p>0.288</text:p>
          </table:table-cell>
          <table:table-cell office:value-type="float" office:value="0.3" calcext:value-type="float">
            <text:p>0.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5" calcext:value-type="float">
            <text:p>0.26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01 01:36:02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319" calcext:value-type="float">
            <text:p>0.3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9" calcext:value-type="float">
            <text:p>0.31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7" calcext:value-type="float">
            <text:p>0.3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" calcext:value-type="float">
            <text:p>0.32</text:p>
          </table:table-cell>
          <table:table-cell office:value-type="float" office:value="0.287" calcext:value-type="float">
            <text:p>0.287</text:p>
          </table:table-cell>
          <table:table-cell office:value-type="float" office:value="0.33" calcext:value-type="float">
            <text:p>0.3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2" calcext:value-type="float">
            <text:p>0.2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" calcext:value-type="float">
            <text:p>0.3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" calcext:value-type="float">
            <text:p>0.3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" calcext:value-type="float">
            <text:p>0.46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" calcext:value-type="float">
            <text:p>0.4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" calcext:value-type="float">
            <text:p>0.4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3" calcext:value-type="float">
            <text:p>0.39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8" calcext:value-type="float">
            <text:p>0.40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5" calcext:value-type="float">
            <text:p>0.46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" calcext:value-type="float">
            <text:p>0.3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4" calcext:value-type="float">
            <text:p>0.35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" calcext:value-type="float">
            <text:p>0.35</text:p>
          </table:table-cell>
          <table:table-cell office:value-type="float" office:value="0.362" calcext:value-type="float">
            <text:p>0.362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" calcext:value-type="float">
            <text:p>0.4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7" calcext:value-type="float">
            <text:p>0.30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" calcext:value-type="float">
            <text:p>0.4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9" calcext:value-type="float">
            <text:p>0.44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3" calcext:value-type="float">
            <text:p>0.3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" calcext:value-type="float">
            <text:p>0.3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329" calcext:value-type="float">
            <text:p>0.32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4" calcext:value-type="float">
            <text:p>0.294</text:p>
          </table:table-cell>
          <table:table-cell office:value-type="float" office:value="0.3" calcext:value-type="float">
            <text:p>0.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05" calcext:value-type="float">
            <text:p>0.3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" calcext:value-type="float">
            <text:p>0.36</text:p>
          </table:table-cell>
          <table:table-cell office:value-type="float" office:value="0.331" calcext:value-type="float">
            <text:p>0.331</text:p>
          </table:table-cell>
          <table:table-cell office:value-type="float" office:value="0.39" calcext:value-type="float">
            <text:p>0.3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8" calcext:value-type="float">
            <text:p>0.368</text:p>
          </table:table-cell>
          <table:table-cell office:value-type="float" office:value="0.436" calcext:value-type="float">
            <text:p>0.43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table:number-columns-repeated="3" office:value-type="float" office:value="0.188" calcext:value-type="float">
            <text:p>0.18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" calcext:value-type="float">
            <text:p>0.2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" calcext:value-type="float">
            <text:p>0.25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" calcext:value-type="float">
            <text:p>0.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7" calcext:value-type="float">
            <text:p>0.25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5" calcext:value-type="float">
            <text:p>0.105</text:p>
          </table:table-cell>
          <table:table-cell table:number-columns-repeated="3"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02:0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2" calcext:value-type="float">
            <text:p>0.322</text:p>
          </table:table-cell>
          <table:table-cell table:number-columns-repeated="2" office:value-type="float" office:value="0.313" calcext:value-type="float">
            <text:p>0.313</text:p>
          </table:table-cell>
          <table:table-cell office:value-type="float" office:value="0.31" calcext:value-type="float">
            <text:p>0.31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083" calcext:value-type="float">
            <text:p>0.0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71" calcext:value-type="float">
            <text:p>0.37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" calcext:value-type="float">
            <text:p>0.3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3" calcext:value-type="float">
            <text:p>0.293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3" calcext:value-type="float">
            <text:p>0.28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56" calcext:value-type="float">
            <text:p>0.356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9" calcext:value-type="float">
            <text:p>0.32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" calcext:value-type="float">
            <text:p>0.4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4" calcext:value-type="float">
            <text:p>0.41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4" calcext:value-type="float">
            <text:p>0.30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2" calcext:value-type="float">
            <text:p>0.44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3" calcext:value-type="float">
            <text:p>0.423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1" calcext:value-type="float">
            <text:p>0.391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7" calcext:value-type="float">
            <text:p>0.437</text:p>
          </table:table-cell>
          <table:table-cell office:value-type="float" office:value="0.411" calcext:value-type="float">
            <text:p>0.41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" calcext:value-type="float">
            <text:p>0.33</text:p>
          </table:table-cell>
          <table:table-cell office:value-type="float" office:value="0.463" calcext:value-type="float">
            <text:p>0.46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7" calcext:value-type="float">
            <text:p>0.297</text:p>
          </table:table-cell>
          <table:table-cell office:value-type="float" office:value="0.331" calcext:value-type="float">
            <text:p>0.33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3" calcext:value-type="float">
            <text:p>0.43</text:p>
          </table:table-cell>
          <table:table-cell office:value-type="float" office:value="0.428" calcext:value-type="float">
            <text:p>0.42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8" calcext:value-type="float">
            <text:p>0.44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7" calcext:value-type="float">
            <text:p>0.3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3" calcext:value-type="float">
            <text:p>0.32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96" calcext:value-type="float">
            <text:p>0.296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87" calcext:value-type="float">
            <text:p>0.08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" calcext:value-type="float">
            <text:p>0.3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4" calcext:value-type="float">
            <text:p>0.44</text:p>
          </table:table-cell>
          <table:table-cell office:value-type="float" office:value="0.18" calcext:value-type="float">
            <text:p>0.1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" calcext:value-type="float">
            <text:p>0.1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float" office:value="0.218" calcext:value-type="float">
            <text:p>0.218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1" calcext:value-type="float">
            <text:p>0.2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" calcext:value-type="float">
            <text:p>0.3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01 02:3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79" calcext:value-type="float">
            <text:p>0.37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2" calcext:value-type="float">
            <text:p>0.292</text:p>
          </table:table-cell>
          <table:table-cell office:value-type="float" office:value="0.339" calcext:value-type="float">
            <text:p>0.33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" calcext:value-type="float">
            <text:p>0.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1" calcext:value-type="float">
            <text:p>0.341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1" calcext:value-type="float">
            <text:p>0.381</text:p>
          </table:table-cell>
          <table:table-cell office:value-type="float" office:value="0.421" calcext:value-type="float">
            <text:p>0.42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6" calcext:value-type="float">
            <text:p>0.30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4" calcext:value-type="float">
            <text:p>0.39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1" calcext:value-type="float">
            <text:p>0.42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4" calcext:value-type="float">
            <text:p>0.334</text:p>
          </table:table-cell>
          <table:table-cell office:value-type="float" office:value="0.478" calcext:value-type="float">
            <text:p>0.47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" calcext:value-type="float">
            <text:p>0.3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3" calcext:value-type="float">
            <text:p>0.31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" calcext:value-type="float">
            <text:p>0.4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7" calcext:value-type="float">
            <text:p>0.45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" calcext:value-type="float">
            <text:p>0.3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23" calcext:value-type="float">
            <text:p>0.3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" calcext:value-type="float">
            <text:p>0.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" calcext:value-type="float">
            <text:p>0.3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5" calcext:value-type="float">
            <text:p>0.35</text:p>
          </table:table-cell>
          <table:table-cell office:value-type="float" office:value="0.338" calcext:value-type="float">
            <text:p>0.338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7" calcext:value-type="float">
            <text:p>0.387</text:p>
          </table:table-cell>
          <table:table-cell office:value-type="float" office:value="0.441" calcext:value-type="float">
            <text:p>0.441</text:p>
          </table:table-cell>
          <table:table-cell table:number-columns-repeated="2" office:value-type="float" office:value="0.443" calcext:value-type="float">
            <text:p>0.44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88" calcext:value-type="float">
            <text:p>0.18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2" calcext:value-type="float">
            <text:p>0.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" calcext:value-type="float">
            <text:p>0.3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" calcext:value-type="float">
            <text:p>0.3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03:0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9" calcext:value-type="float">
            <text:p>0.28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2" calcext:value-type="float">
            <text:p>0.362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348" calcext:value-type="float">
            <text:p>0.34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416" calcext:value-type="float">
            <text:p>0.416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6" calcext:value-type="float">
            <text:p>0.386</text:p>
          </table:table-cell>
          <table:table-cell office:value-type="float" office:value="0.43" calcext:value-type="float">
            <text:p>0.4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" calcext:value-type="float">
            <text:p>0.3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5" calcext:value-type="float">
            <text:p>0.4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7" calcext:value-type="float">
            <text:p>0.43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" calcext:value-type="float">
            <text:p>0.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3" calcext:value-type="float">
            <text:p>0.393</text:p>
          </table:table-cell>
          <table:table-cell office:value-type="float" office:value="0.4" calcext:value-type="float">
            <text:p>0.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6" calcext:value-type="float">
            <text:p>0.42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2" calcext:value-type="float">
            <text:p>0.332</text:p>
          </table:table-cell>
          <table:table-cell office:value-type="float" office:value="0.474" calcext:value-type="float">
            <text:p>0.47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" calcext:value-type="float">
            <text:p>0.3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" calcext:value-type="float">
            <text:p>0.3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7" calcext:value-type="float">
            <text:p>0.447</text:p>
          </table:table-cell>
          <table:table-cell office:value-type="float" office:value="0.443" calcext:value-type="float">
            <text:p>0.44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9" calcext:value-type="float">
            <text:p>0.309</text:p>
          </table:table-cell>
          <table:table-cell office:value-type="float" office:value="0.441" calcext:value-type="float">
            <text:p>0.441</text:p>
          </table:table-cell>
          <table:table-cell office:value-type="float" office:value="0.453" calcext:value-type="float">
            <text:p>0.453</text:p>
          </table:table-cell>
          <table:table-cell office:value-type="float" office:value="0.449" calcext:value-type="float">
            <text:p>0.449</text:p>
          </table:table-cell>
          <table:table-cell office:value-type="float" office:value="0.46" calcext:value-type="float">
            <text:p>0.46</text:p>
          </table:table-cell>
          <table:table-cell office:value-type="float" office:value="0.463" calcext:value-type="float">
            <text:p>0.46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6" calcext:value-type="float">
            <text:p>0.3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" calcext:value-type="float">
            <text:p>0.3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4" calcext:value-type="float">
            <text:p>0.33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3" calcext:value-type="float">
            <text:p>0.10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2" calcext:value-type="float">
            <text:p>0.312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9" calcext:value-type="float">
            <text:p>0.3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36" calcext:value-type="float">
            <text:p>0.36</text:p>
          </table:table-cell>
          <table:table-cell office:value-type="float" office:value="0.388" calcext:value-type="float">
            <text:p>0.38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3" calcext:value-type="float">
            <text:p>0.343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1" calcext:value-type="float">
            <text:p>0.39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3" calcext:value-type="float">
            <text:p>0.433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1" calcext:value-type="float">
            <text:p>0.191</text:p>
          </table:table-cell>
          <table:table-cell table:number-columns-repeated="3" office:value-type="float" office:value="0.189" calcext:value-type="float">
            <text:p>0.189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" calcext:value-type="float">
            <text:p>0.1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1" calcext:value-type="float">
            <text:p>0.181</text:p>
          </table:table-cell>
          <table:table-cell office:value-type="float" office:value="0.22" calcext:value-type="float">
            <text:p>0.2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6" calcext:value-type="float">
            <text:p>0.276</text:p>
          </table:table-cell>
          <table:table-cell office:value-type="float" office:value="0.3" calcext:value-type="float">
            <text:p>0.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" calcext:value-type="float">
            <text:p>0.2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" calcext:value-type="float">
            <text:p>0.26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01 03:36: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.322" calcext:value-type="float">
            <text:p>0.32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2" calcext:value-type="float">
            <text:p>0.3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" calcext:value-type="float">
            <text:p>0.34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" calcext:value-type="float">
            <text:p>0.36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3" calcext:value-type="float">
            <text:p>0.29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3" calcext:value-type="float">
            <text:p>0.35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5" calcext:value-type="float">
            <text:p>0.395</text:p>
          </table:table-cell>
          <table:table-cell office:value-type="float" office:value="0.35" calcext:value-type="float">
            <text:p>0.35</text:p>
          </table:table-cell>
          <table:table-cell office:value-type="float" office:value="0.351" calcext:value-type="float">
            <text:p>0.35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6" calcext:value-type="float">
            <text:p>0.41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425" calcext:value-type="float">
            <text:p>0.42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4" calcext:value-type="float">
            <text:p>0.314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" calcext:value-type="float">
            <text:p>0.4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4" calcext:value-type="float">
            <text:p>0.4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7" calcext:value-type="float">
            <text:p>0.40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33" calcext:value-type="float">
            <text:p>0.433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9" calcext:value-type="float">
            <text:p>0.339</text:p>
          </table:table-cell>
          <table:table-cell office:value-type="float" office:value="0.483" calcext:value-type="float">
            <text:p>0.483</text:p>
          </table:table-cell>
          <table:table-cell office:value-type="float" office:value="0.34" calcext:value-type="float">
            <text:p>0.3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" calcext:value-type="float">
            <text:p>0.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5" calcext:value-type="float">
            <text:p>0.36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43" calcext:value-type="float">
            <text:p>0.44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0.453" calcext:value-type="float">
            <text:p>0.453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3" calcext:value-type="float">
            <text:p>0.46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9" calcext:value-type="float">
            <text:p>0.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1" calcext:value-type="float">
            <text:p>0.3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8" calcext:value-type="float">
            <text:p>0.318</text:p>
          </table:table-cell>
          <table:table-cell office:value-type="float" office:value="0.087" calcext:value-type="float">
            <text:p>0.08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7" calcext:value-type="float">
            <text:p>0.357</text:p>
          </table:table-cell>
          <table:table-cell office:value-type="float" office:value="0.284" calcext:value-type="float">
            <text:p>0.28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42" calcext:value-type="float">
            <text:p>0.44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187" calcext:value-type="float">
            <text:p>0.187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9" calcext:value-type="float">
            <text:p>0.23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277" calcext:value-type="float">
            <text:p>0.277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01 04:06:02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331" calcext:value-type="float">
            <text:p>0.33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29" calcext:value-type="float">
            <text:p>0.329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" calcext:value-type="float">
            <text:p>0.3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6" calcext:value-type="float">
            <text:p>0.356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" calcext:value-type="float">
            <text:p>0.3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1" calcext:value-type="float">
            <text:p>0.391</text:p>
          </table:table-cell>
          <table:table-cell office:value-type="float" office:value="0.438" calcext:value-type="float">
            <text:p>0.4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3" calcext:value-type="float">
            <text:p>0.31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63" calcext:value-type="float">
            <text:p>0.46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4" calcext:value-type="float">
            <text:p>0.46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53" calcext:value-type="float">
            <text:p>0.45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1" calcext:value-type="float">
            <text:p>0.42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6" calcext:value-type="float">
            <text:p>0.466</text:p>
          </table:table-cell>
          <table:table-cell office:value-type="float" office:value="0.443" calcext:value-type="float">
            <text:p>0.44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" calcext:value-type="float">
            <text:p>0.34</text:p>
          </table:table-cell>
          <table:table-cell office:value-type="float" office:value="0.494" calcext:value-type="float">
            <text:p>0.49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" calcext:value-type="float">
            <text:p>0.3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8" calcext:value-type="float">
            <text:p>0.37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15" calcext:value-type="float">
            <text:p>0.41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" calcext:value-type="float">
            <text:p>0.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452" calcext:value-type="float">
            <text:p>0.452</text:p>
          </table:table-cell>
          <table:table-cell table:number-columns-repeated="2" office:value-type="float" office:value="0.458" calcext:value-type="float">
            <text:p>0.45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3" calcext:value-type="float">
            <text:p>0.473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2" calcext:value-type="float">
            <text:p>0.3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379" calcext:value-type="float">
            <text:p>0.379</text:p>
          </table:table-cell>
          <table:table-cell office:value-type="float" office:value="0.4" calcext:value-type="float">
            <text:p>0.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" calcext:value-type="float">
            <text:p>0.3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" calcext:value-type="float">
            <text:p>0.34</text:p>
          </table:table-cell>
          <table:table-cell office:value-type="float" office:value="0.334" calcext:value-type="float">
            <text:p>0.33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9" calcext:value-type="float">
            <text:p>0.319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8" calcext:value-type="float">
            <text:p>0.368</text:p>
          </table:table-cell>
          <table:table-cell office:value-type="float" office:value="0.4" calcext:value-type="float">
            <text:p>0.4</text:p>
          </table:table-cell>
          <table:table-cell office:value-type="float" office:value="0.371" calcext:value-type="float">
            <text:p>0.371</text:p>
          </table:table-cell>
          <table:table-cell office:value-type="float" office:value="0.403" calcext:value-type="float">
            <text:p>0.40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3" calcext:value-type="float">
            <text:p>0.363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" calcext:value-type="float">
            <text:p>0.47</text:p>
          </table:table-cell>
          <table:table-cell office:value-type="float" office:value="0.456" calcext:value-type="float">
            <text:p>0.456</text:p>
          </table:table-cell>
          <table:table-cell office:value-type="float" office:value="0.18" calcext:value-type="float">
            <text:p>0.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" calcext:value-type="float">
            <text:p>0.1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" calcext:value-type="float">
            <text:p>0.2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9" calcext:value-type="float">
            <text:p>0.239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" calcext:value-type="float">
            <text:p>0.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" calcext:value-type="float">
            <text:p>0.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9" calcext:value-type="float">
            <text:p>0.33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" calcext:value-type="float">
            <text:p>0.2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" calcext:value-type="float">
            <text:p>0.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04:3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" calcext:value-type="float">
            <text:p>0.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" calcext:value-type="float">
            <text:p>0.3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" calcext:value-type="float">
            <text:p>0.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" calcext:value-type="float">
            <text:p>0.42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5" calcext:value-type="float">
            <text:p>0.435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7" calcext:value-type="float">
            <text:p>0.31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44" calcext:value-type="float">
            <text:p>0.44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" calcext:value-type="float">
            <text:p>0.41</text:p>
          </table:table-cell>
          <table:table-cell office:value-type="float" office:value="0.458" calcext:value-type="float">
            <text:p>0.458</text:p>
          </table:table-cell>
          <table:table-cell office:value-type="float" office:value="0.448" calcext:value-type="float">
            <text:p>0.4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" calcext:value-type="float">
            <text:p>0.34</text:p>
          </table:table-cell>
          <table:table-cell office:value-type="float" office:value="0.488" calcext:value-type="float">
            <text:p>0.488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7" calcext:value-type="float">
            <text:p>0.3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" calcext:value-type="float">
            <text:p>0.45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3" calcext:value-type="float">
            <text:p>0.313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8" calcext:value-type="float">
            <text:p>0.338</text:p>
          </table:table-cell>
          <table:table-cell office:value-type="float" office:value="0.13" calcext:value-type="float">
            <text:p>0.13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6" calcext:value-type="float">
            <text:p>0.3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094" calcext:value-type="float">
            <text:p>0.094</text:p>
          </table:table-cell>
          <table:table-cell office:value-type="float" office:value="0.373" calcext:value-type="float">
            <text:p>0.373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1" calcext:value-type="float">
            <text:p>0.371</text:p>
          </table:table-cell>
          <table:table-cell office:value-type="float" office:value="0.41" calcext:value-type="float">
            <text:p>0.4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7" calcext:value-type="float">
            <text:p>0.37</text:p>
          </table:table-cell>
          <table:table-cell office:value-type="float" office:value="0.368" calcext:value-type="float">
            <text:p>0.368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18" calcext:value-type="float">
            <text:p>0.18</text:p>
          </table:table-cell>
          <table:table-cell office:value-type="float" office:value="0.218" calcext:value-type="float">
            <text:p>0.2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1" calcext:value-type="float">
            <text:p>0.28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9" calcext:value-type="float">
            <text:p>0.31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" calcext:value-type="float">
            <text:p>0.2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3" calcext:value-type="float">
            <text:p>0.25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1" calcext:value-type="float">
            <text:p>0.32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05:0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3" calcext:value-type="float">
            <text:p>0.313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352" calcext:value-type="float">
            <text:p>0.352</text:p>
          </table:table-cell>
          <table:table-cell office:value-type="float" office:value="0.401" calcext:value-type="float">
            <text:p>0.40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5" calcext:value-type="float">
            <text:p>0.355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float" office:value="0.404" calcext:value-type="float">
            <text:p>0.40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5" calcext:value-type="float">
            <text:p>0.35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9" calcext:value-type="float">
            <text:p>0.389</text:p>
          </table:table-cell>
          <table:table-cell office:value-type="float" office:value="0.438" calcext:value-type="float">
            <text:p>0.43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" calcext:value-type="float">
            <text:p>0.46</text:p>
          </table:table-cell>
          <table:table-cell office:value-type="float" office:value="0.476" calcext:value-type="float">
            <text:p>0.47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3" calcext:value-type="float">
            <text:p>0.46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4" calcext:value-type="float">
            <text:p>0.404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0.46" calcext:value-type="float">
            <text:p>0.4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9" calcext:value-type="float">
            <text:p>0.339</text:p>
          </table:table-cell>
          <table:table-cell office:value-type="float" office:value="0.487" calcext:value-type="float">
            <text:p>0.48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" calcext:value-type="float">
            <text:p>0.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2" calcext:value-type="float">
            <text:p>0.38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2" calcext:value-type="float">
            <text:p>0.452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2" calcext:value-type="float">
            <text:p>0.312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4" calcext:value-type="float">
            <text:p>0.474</text:p>
          </table:table-cell>
          <table:table-cell office:value-type="float" office:value="0.38" calcext:value-type="float">
            <text:p>0.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34" calcext:value-type="float">
            <text:p>0.3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" calcext:value-type="float">
            <text:p>0.41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3" calcext:value-type="float">
            <text:p>0.3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8" calcext:value-type="float">
            <text:p>0.33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" calcext:value-type="float">
            <text:p>0.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6" calcext:value-type="float">
            <text:p>0.326</text:p>
          </table:table-cell>
          <table:table-cell office:value-type="float" office:value="0.093" calcext:value-type="float">
            <text:p>0.09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" calcext:value-type="float">
            <text:p>0.37</text:p>
          </table:table-cell>
          <table:table-cell office:value-type="float" office:value="0.293" calcext:value-type="float">
            <text:p>0.293</text:p>
          </table:table-cell>
          <table:table-cell office:value-type="float" office:value="0.33" calcext:value-type="float">
            <text:p>0.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9" calcext:value-type="float">
            <text:p>0.38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" calcext:value-type="float">
            <text:p>0.45</text:p>
          </table:table-cell>
          <table:table-cell office:value-type="float" office:value="0.449" calcext:value-type="float">
            <text:p>0.44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" calcext:value-type="float">
            <text:p>0.1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5" calcext:value-type="float">
            <text:p>0.20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" calcext:value-type="float">
            <text:p>0.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7" calcext:value-type="float">
            <text:p>0.2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303" calcext:value-type="float">
            <text:p>0.30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" calcext:value-type="float">
            <text:p>0.3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05:36: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087" calcext:value-type="float">
            <text:p>0.087</text:p>
          </table:table-cell>
          <table:table-cell office:value-type="float" office:value="0.342" calcext:value-type="float">
            <text:p>0.342</text:p>
          </table:table-cell>
          <table:table-cell office:value-type="float" office:value="0.401" calcext:value-type="float">
            <text:p>0.401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38" calcext:value-type="float">
            <text:p>0.33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1" calcext:value-type="float">
            <text:p>0.341</text:p>
          </table:table-cell>
          <table:table-cell office:value-type="float" office:value="0.29" calcext:value-type="float">
            <text:p>0.29</text:p>
          </table:table-cell>
          <table:table-cell office:value-type="float" office:value="0.302" calcext:value-type="float">
            <text:p>0.302</text:p>
          </table:table-cell>
          <table:table-cell office:value-type="float" office:value="0.39" calcext:value-type="float">
            <text:p>0.3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9" calcext:value-type="float">
            <text:p>0.3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" calcext:value-type="float">
            <text:p>0.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9" calcext:value-type="float">
            <text:p>0.369</text:p>
          </table:table-cell>
          <table:table-cell office:value-type="float" office:value="0.43" calcext:value-type="float">
            <text:p>0.43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4" calcext:value-type="float">
            <text:p>0.314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8" calcext:value-type="float">
            <text:p>0.46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" calcext:value-type="float">
            <text:p>0.47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1" calcext:value-type="float">
            <text:p>0.41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3" calcext:value-type="float">
            <text:p>0.46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1" calcext:value-type="float">
            <text:p>0.351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7" calcext:value-type="float">
            <text:p>0.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7" calcext:value-type="float">
            <text:p>0.32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4" calcext:value-type="float">
            <text:p>0.48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48" calcext:value-type="float">
            <text:p>0.348</text:p>
          </table:table-cell>
          <table:table-cell office:value-type="float" office:value="0.131" calcext:value-type="float">
            <text:p>0.131</text:p>
          </table:table-cell>
          <table:table-cell office:value-type="float" office:value="0.383" calcext:value-type="float">
            <text:p>0.383</text:p>
          </table:table-cell>
          <table:table-cell office:value-type="float" office:value="0.405" calcext:value-type="float">
            <text:p>0.405</text:p>
          </table:table-cell>
          <table:table-cell table:number-columns-repeated="3" office:value-type="float" office:value="0.388" calcext:value-type="float">
            <text:p>0.38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4" calcext:value-type="float">
            <text:p>0.34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5" calcext:value-type="float">
            <text:p>0.3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5" calcext:value-type="float">
            <text:p>0.335</text:p>
          </table:table-cell>
          <table:table-cell office:value-type="float" office:value="0.093" calcext:value-type="float">
            <text:p>0.093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1" calcext:value-type="float">
            <text:p>0.371</text:p>
          </table:table-cell>
          <table:table-cell office:value-type="float" office:value="0.422" calcext:value-type="float">
            <text:p>0.42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5" calcext:value-type="float">
            <text:p>0.455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3" calcext:value-type="float">
            <text:p>0.20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" calcext:value-type="float">
            <text:p>0.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177" calcext:value-type="float">
            <text:p>0.177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" calcext:value-type="float">
            <text:p>0.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06:0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" calcext:value-type="float">
            <text:p>0.3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343" calcext:value-type="float">
            <text:p>0.343</text:p>
          </table:table-cell>
          <table:table-cell office:value-type="float" office:value="0.409" calcext:value-type="float">
            <text:p>0.409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5" calcext:value-type="float">
            <text:p>0.41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44" calcext:value-type="float">
            <text:p>0.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6" calcext:value-type="float">
            <text:p>0.42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7" calcext:value-type="float">
            <text:p>0.37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56" calcext:value-type="float">
            <text:p>0.45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2" calcext:value-type="float">
            <text:p>0.472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6" calcext:value-type="float">
            <text:p>0.47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" calcext:value-type="float">
            <text:p>0.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float" office:value="0.429" calcext:value-type="float">
            <text:p>0.429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9" calcext:value-type="float">
            <text:p>0.47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09" calcext:value-type="float">
            <text:p>0.509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" calcext:value-type="float">
            <text:p>0.38</text:p>
          </table:table-cell>
          <table:table-cell office:value-type="float" office:value="0.399" calcext:value-type="float">
            <text:p>0.39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1" calcext:value-type="float">
            <text:p>0.301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.467" calcext:value-type="float">
            <text:p>0.467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" calcext:value-type="float">
            <text:p>0.4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6" calcext:value-type="float">
            <text:p>0.396</text:p>
          </table:table-cell>
          <table:table-cell office:value-type="float" office:value="0.356" calcext:value-type="float">
            <text:p>0.356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.386" calcext:value-type="float">
            <text:p>0.386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44" calcext:value-type="float">
            <text:p>0.344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" calcext:value-type="float">
            <text:p>0.3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3" calcext:value-type="float">
            <text:p>0.3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6" calcext:value-type="float">
            <text:p>0.416</text:p>
          </table:table-cell>
          <table:table-cell office:value-type="float" office:value="0.382" calcext:value-type="float">
            <text:p>0.382</text:p>
          </table:table-cell>
          <table:table-cell office:value-type="float" office:value="0.43" calcext:value-type="float">
            <text:p>0.4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1" calcext:value-type="float">
            <text:p>0.321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9" calcext:value-type="float">
            <text:p>0.39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9" calcext:value-type="float">
            <text:p>0.45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" calcext:value-type="float">
            <text:p>0.2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174" calcext:value-type="float">
            <text:p>0.17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5" calcext:value-type="float">
            <text:p>0.2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3" calcext:value-type="float">
            <text:p>0.2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5" calcext:value-type="float">
            <text:p>0.3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01 06:3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7" calcext:value-type="float">
            <text:p>0.3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341" calcext:value-type="float">
            <text:p>0.341</text:p>
          </table:table-cell>
          <table:table-cell office:value-type="float" office:value="0.41" calcext:value-type="float">
            <text:p>0.41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9" calcext:value-type="float">
            <text:p>0.419</text:p>
          </table:table-cell>
          <table:table-cell office:value-type="float" office:value="0.36" calcext:value-type="float">
            <text:p>0.3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" calcext:value-type="float">
            <text:p>0.2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6" calcext:value-type="float">
            <text:p>0.37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1" calcext:value-type="float">
            <text:p>0.43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3" calcext:value-type="float">
            <text:p>0.37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.452" calcext:value-type="float">
            <text:p>0.452</text:p>
          </table:table-cell>
          <table:table-cell office:value-type="float" office:value="0.45" calcext:value-type="float">
            <text:p>0.4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06" calcext:value-type="float">
            <text:p>0.406</text:p>
          </table:table-cell>
          <table:table-cell office:value-type="float" office:value="0.462" calcext:value-type="float">
            <text:p>0.46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9" calcext:value-type="float">
            <text:p>0.319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2" calcext:value-type="float">
            <text:p>0.42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4" calcext:value-type="float">
            <text:p>0.48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6" calcext:value-type="float">
            <text:p>0.346</text:p>
          </table:table-cell>
          <table:table-cell office:value-type="float" office:value="0.519" calcext:value-type="float">
            <text:p>0.51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8" calcext:value-type="float">
            <text:p>0.4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26" calcext:value-type="float">
            <text:p>0.42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6" calcext:value-type="float">
            <text:p>0.356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3" calcext:value-type="float">
            <text:p>0.343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" calcext:value-type="float">
            <text:p>0.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8" calcext:value-type="float">
            <text:p>0.088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6" calcext:value-type="float">
            <text:p>0.386</text:p>
          </table:table-cell>
          <table:table-cell office:value-type="float" office:value="0.436" calcext:value-type="float">
            <text:p>0.4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9" calcext:value-type="float">
            <text:p>0.37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1" calcext:value-type="float">
            <text:p>0.46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" calcext:value-type="float">
            <text:p>0.1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" calcext:value-type="float">
            <text:p>0.1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" calcext:value-type="float">
            <text:p>0.1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" calcext:value-type="float">
            <text:p>0.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3" calcext:value-type="float">
            <text:p>0.2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float" office:value="0.3" calcext:value-type="float">
            <text:p>0.3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01 07:0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" calcext:value-type="float">
            <text:p>0.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347" calcext:value-type="float">
            <text:p>0.347</text:p>
          </table:table-cell>
          <table:table-cell office:value-type="float" office:value="0.415" calcext:value-type="float">
            <text:p>0.415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" calcext:value-type="float">
            <text:p>0.4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" calcext:value-type="float">
            <text:p>0.3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7" calcext:value-type="float">
            <text:p>0.2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6" calcext:value-type="float">
            <text:p>0.37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4" calcext:value-type="float">
            <text:p>0.43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457" calcext:value-type="float">
            <text:p>0.457</text:p>
          </table:table-cell>
          <table:table-cell table:number-columns-repeated="3" office:value-type="float" office:value="0.446" calcext:value-type="float">
            <text:p>0.44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58" calcext:value-type="float">
            <text:p>0.45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6" calcext:value-type="float">
            <text:p>0.31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8" calcext:value-type="float">
            <text:p>0.4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" calcext:value-type="float">
            <text:p>0.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" calcext:value-type="float">
            <text:p>0.4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5" calcext:value-type="float">
            <text:p>0.48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44" calcext:value-type="float">
            <text:p>0.344</text:p>
          </table:table-cell>
          <table:table-cell office:value-type="float" office:value="0.515" calcext:value-type="float">
            <text:p>0.51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" calcext:value-type="float">
            <text:p>0.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8" calcext:value-type="float">
            <text:p>0.39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22" calcext:value-type="float">
            <text:p>0.42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5" calcext:value-type="float">
            <text:p>0.30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9" calcext:value-type="float">
            <text:p>0.47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6" calcext:value-type="float">
            <text:p>0.366</text:p>
          </table:table-cell>
          <table:table-cell office:value-type="float" office:value="0.119" calcext:value-type="float">
            <text:p>0.119</text:p>
          </table:table-cell>
          <table:table-cell office:value-type="float" office:value="0.389" calcext:value-type="float">
            <text:p>0.389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" calcext:value-type="float">
            <text:p>0.39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353" calcext:value-type="float">
            <text:p>0.353</text:p>
          </table:table-cell>
          <table:table-cell office:value-type="float" office:value="0.351" calcext:value-type="float">
            <text:p>0.351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.331" calcext:value-type="float">
            <text:p>0.3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2" calcext:value-type="float">
            <text:p>0.422</text:p>
          </table:table-cell>
          <table:table-cell office:value-type="float" office:value="0.393" calcext:value-type="float">
            <text:p>0.393</text:p>
          </table:table-cell>
          <table:table-cell office:value-type="float" office:value="0.434" calcext:value-type="float">
            <text:p>0.4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7" calcext:value-type="float">
            <text:p>0.38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7" calcext:value-type="float">
            <text:p>0.3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" calcext:value-type="float">
            <text:p>0.1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" calcext:value-type="float">
            <text:p>0.19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" calcext:value-type="float">
            <text:p>0.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" calcext:value-type="float">
            <text:p>0.25</text:p>
          </table:table-cell>
          <table:table-cell office:value-type="float" office:value="0.276" calcext:value-type="float">
            <text:p>0.276</text:p>
          </table:table-cell>
          <table:table-cell office:value-type="float" office:value="0.3" calcext:value-type="float">
            <text:p>0.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" calcext:value-type="float">
            <text:p>0.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302" calcext:value-type="float">
            <text:p>0.302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07:3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" calcext:value-type="float">
            <text:p>0.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084" calcext:value-type="float">
            <text:p>0.0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411" calcext:value-type="float">
            <text:p>0.411</text:p>
          </table:table-cell>
          <table:table-cell office:value-type="float" office:value="0.359" calcext:value-type="float">
            <text:p>0.359</text:p>
          </table:table-cell>
          <table:table-cell office:value-type="float" office:value="0.411" calcext:value-type="float">
            <text:p>0.41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" calcext:value-type="float">
            <text:p>0.3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5" calcext:value-type="float">
            <text:p>0.34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1" calcext:value-type="float">
            <text:p>0.2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" calcext:value-type="float">
            <text:p>0.3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6" calcext:value-type="float">
            <text:p>0.366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6" calcext:value-type="float">
            <text:p>0.426</text:p>
          </table:table-cell>
          <table:table-cell office:value-type="float" office:value="0.393" calcext:value-type="float">
            <text:p>0.393</text:p>
          </table:table-cell>
          <table:table-cell office:value-type="float" office:value="0.371" calcext:value-type="float">
            <text:p>0.37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" calcext:value-type="float">
            <text:p>0.32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3" calcext:value-type="float">
            <text:p>0.45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48" calcext:value-type="float">
            <text:p>0.348</text:p>
          </table:table-cell>
          <table:table-cell office:value-type="float" office:value="0.515" calcext:value-type="float">
            <text:p>0.51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3" calcext:value-type="float">
            <text:p>0.3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0.466" calcext:value-type="float">
            <text:p>0.46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0.119" calcext:value-type="float">
            <text:p>0.119</text:p>
          </table:table-cell>
          <table:table-cell office:value-type="float" office:value="0.393" calcext:value-type="float">
            <text:p>0.393</text:p>
          </table:table-cell>
          <table:table-cell office:value-type="float" office:value="0.419" calcext:value-type="float">
            <text:p>0.419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36" calcext:value-type="float">
            <text:p>0.3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4" calcext:value-type="float">
            <text:p>0.424</text:p>
          </table:table-cell>
          <table:table-cell office:value-type="float" office:value="0.39" calcext:value-type="float">
            <text:p>0.39</text:p>
          </table:table-cell>
          <table:table-cell office:value-type="float" office:value="0.437" calcext:value-type="float">
            <text:p>0.43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383" calcext:value-type="float">
            <text:p>0.38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" calcext:value-type="float">
            <text:p>0.3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7" calcext:value-type="float">
            <text:p>0.46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" calcext:value-type="float">
            <text:p>0.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" calcext:value-type="float">
            <text:p>0.1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" calcext:value-type="float">
            <text:p>0.2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" calcext:value-type="float">
            <text:p>0.2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" calcext:value-type="float">
            <text:p>0.2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float" office:value="0.3" calcext:value-type="float">
            <text:p>0.3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" calcext:value-type="float">
            <text:p>0.1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01 08:0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" calcext:value-type="float">
            <text:p>0.32</text:p>
          </table:table-cell>
          <table:table-cell office:value-type="float" office:value="0.319" calcext:value-type="float">
            <text:p>0.319</text:p>
          </table:table-cell>
          <table:table-cell office:value-type="float" office:value="0.084" calcext:value-type="float">
            <text:p>0.084</text:p>
          </table:table-cell>
          <table:table-cell office:value-type="float" office:value="0.351" calcext:value-type="float">
            <text:p>0.351</text:p>
          </table:table-cell>
          <table:table-cell office:value-type="float" office:value="0.428" calcext:value-type="float">
            <text:p>0.428</text:p>
          </table:table-cell>
          <table:table-cell office:value-type="float" office:value="0.363" calcext:value-type="float">
            <text:p>0.363</text:p>
          </table:table-cell>
          <table:table-cell office:value-type="float" office:value="0.431" calcext:value-type="float">
            <text:p>0.43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" calcext:value-type="float">
            <text:p>0.3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62" calcext:value-type="float">
            <text:p>0.362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3" calcext:value-type="float">
            <text:p>0.383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9" calcext:value-type="float">
            <text:p>0.409</text:p>
          </table:table-cell>
          <table:table-cell office:value-type="float" office:value="0.46" calcext:value-type="float">
            <text:p>0.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2" calcext:value-type="float">
            <text:p>0.32</text:p>
          </table:table-cell>
          <table:table-cell office:value-type="float" office:value="0.481" calcext:value-type="float">
            <text:p>0.48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" calcext:value-type="float">
            <text:p>0.4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3" calcext:value-type="float">
            <text:p>0.49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7" calcext:value-type="float">
            <text:p>0.34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8" calcext:value-type="float">
            <text:p>0.40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" calcext:value-type="float">
            <text:p>0.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7" calcext:value-type="float">
            <text:p>0.32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1" calcext:value-type="float">
            <text:p>0.48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5" calcext:value-type="float">
            <text:p>0.41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2" calcext:value-type="float">
            <text:p>0.12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1" calcext:value-type="float">
            <text:p>0.351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" calcext:value-type="float">
            <text:p>0.33</text:p>
          </table:table-cell>
          <table:table-cell office:value-type="float" office:value="0.089" calcext:value-type="float">
            <text:p>0.08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7" calcext:value-type="float">
            <text:p>0.42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38" calcext:value-type="float">
            <text:p>0.4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5" calcext:value-type="float">
            <text:p>0.39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" calcext:value-type="float">
            <text:p>0.43</text:p>
          </table:table-cell>
          <table:table-cell office:value-type="float" office:value="0.418" calcext:value-type="float">
            <text:p>0.418</text:p>
          </table:table-cell>
          <table:table-cell office:value-type="float" office:value="0.48" calcext:value-type="float">
            <text:p>0.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8" calcext:value-type="float">
            <text:p>0.4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" calcext:value-type="float">
            <text:p>0.1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7" calcext:value-type="float">
            <text:p>0.2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77" calcext:value-type="float">
            <text:p>0.27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0.299" calcext:value-type="float">
            <text:p>0.299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01 08:3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5" calcext:value-type="float">
            <text:p>0.325</text:p>
          </table:table-cell>
          <table:table-cell office:value-type="float" office:value="0.087" calcext:value-type="float">
            <text:p>0.087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5" calcext:value-type="float">
            <text:p>0.415</text:p>
          </table:table-cell>
          <table:table-cell office:value-type="float" office:value="0.362" calcext:value-type="float">
            <text:p>0.362</text:p>
          </table:table-cell>
          <table:table-cell office:value-type="float" office:value="0.424" calcext:value-type="float">
            <text:p>0.4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" calcext:value-type="float">
            <text:p>0.3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6" calcext:value-type="float">
            <text:p>0.29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" calcext:value-type="float">
            <text:p>0.3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6" calcext:value-type="float">
            <text:p>0.4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2" calcext:value-type="float">
            <text:p>0.442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4" calcext:value-type="float">
            <text:p>0.38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" calcext:value-type="float">
            <text:p>0.4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74" calcext:value-type="float">
            <text:p>0.474</text:p>
          </table:table-cell>
          <table:table-cell office:value-type="float" office:value="0.35" calcext:value-type="float">
            <text:p>0.35</text:p>
          </table:table-cell>
          <table:table-cell office:value-type="float" office:value="0.333" calcext:value-type="float">
            <text:p>0.333</text:p>
          </table:table-cell>
          <table:table-cell office:value-type="float" office:value="0.468" calcext:value-type="float">
            <text:p>0.468</text:p>
          </table:table-cell>
          <table:table-cell office:value-type="float" office:value="0.485" calcext:value-type="float">
            <text:p>0.48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" calcext:value-type="float">
            <text:p>0.48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" calcext:value-type="float">
            <text:p>0.49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3" calcext:value-type="float">
            <text:p>0.473</text:p>
          </table:table-cell>
          <table:table-cell office:value-type="float" office:value="0.5" calcext:value-type="float">
            <text:p>0.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1" calcext:value-type="float">
            <text:p>0.361</text:p>
          </table:table-cell>
          <table:table-cell office:value-type="float" office:value="0.523" calcext:value-type="float">
            <text:p>0.523</text:p>
          </table:table-cell>
          <table:table-cell table:number-columns-repeated="2" office:value-type="float" office:value="0.377" calcext:value-type="float">
            <text:p>0.37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2" calcext:value-type="float">
            <text:p>0.36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5" calcext:value-type="float">
            <text:p>0.4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6" calcext:value-type="float">
            <text:p>0.38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17" calcext:value-type="float">
            <text:p>0.5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" calcext:value-type="float">
            <text:p>0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5" calcext:value-type="float">
            <text:p>0.415</text:p>
          </table:table-cell>
          <table:table-cell office:value-type="float" office:value="0.361" calcext:value-type="float">
            <text:p>0.361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35" calcext:value-type="float">
            <text:p>0.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9" calcext:value-type="float">
            <text:p>0.3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384" calcext:value-type="float">
            <text:p>0.384</text:p>
          </table:table-cell>
          <table:table-cell office:value-type="float" office:value="0.417" calcext:value-type="float">
            <text:p>0.41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" calcext:value-type="float">
            <text:p>0.3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" calcext:value-type="float">
            <text:p>0.3</text:p>
          </table:table-cell>
          <table:table-cell office:value-type="float" office:value="0.329" calcext:value-type="float">
            <text:p>0.329</text:p>
          </table:table-cell>
          <table:table-cell office:value-type="float" office:value="0.413" calcext:value-type="float">
            <text:p>0.413</text:p>
          </table:table-cell>
          <table:table-cell office:value-type="float" office:value="0.402" calcext:value-type="float">
            <text:p>0.40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2" calcext:value-type="float">
            <text:p>0.452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09" calcext:value-type="float">
            <text:p>0.20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float" office:value="0.19" calcext:value-type="float">
            <text:p>0.1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8" calcext:value-type="float">
            <text:p>0.19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" calcext:value-type="float">
            <text:p>0.2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" calcext:value-type="float">
            <text:p>0.2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" calcext:value-type="float">
            <text:p>0.2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" calcext:value-type="float">
            <text:p>0.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1" calcext:value-type="float">
            <text:p>0.281</text:p>
          </table:table-cell>
          <table:table-cell office:value-type="float" office:value="0.302" calcext:value-type="float">
            <text:p>0.3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13" calcext:value-type="float">
            <text:p>0.113</text:p>
          </table:table-cell>
          <table:table-cell table:number-columns-repeated="2"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01 09:0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2" calcext:value-type="float">
            <text:p>0.3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423" calcext:value-type="float">
            <text:p>0.423</text:p>
          </table:table-cell>
          <table:table-cell office:value-type="float" office:value="0.363" calcext:value-type="float">
            <text:p>0.363</text:p>
          </table:table-cell>
          <table:table-cell office:value-type="float" office:value="0.429" calcext:value-type="float">
            <text:p>0.429</text:p>
          </table:table-cell>
          <table:table-cell office:value-type="float" office:value="0.36" calcext:value-type="float">
            <text:p>0.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51" calcext:value-type="float">
            <text:p>0.3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4" calcext:value-type="float">
            <text:p>0.29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7" calcext:value-type="float">
            <text:p>0.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" calcext:value-type="float">
            <text:p>0.4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" calcext:value-type="float">
            <text:p>0.41</text:p>
          </table:table-cell>
          <table:table-cell office:value-type="float" office:value="0.472" calcext:value-type="float">
            <text:p>0.47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6" calcext:value-type="float">
            <text:p>0.496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9" calcext:value-type="float">
            <text:p>0.499</text:p>
          </table:table-cell>
          <table:table-cell office:value-type="float" office:value="0.5" calcext:value-type="float">
            <text:p>0.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3" calcext:value-type="float">
            <text:p>0.353</text:p>
          </table:table-cell>
          <table:table-cell office:value-type="float" office:value="0.521" calcext:value-type="float">
            <text:p>0.5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9" calcext:value-type="float">
            <text:p>0.359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2" calcext:value-type="float">
            <text:p>0.42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32" calcext:value-type="float">
            <text:p>0.432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3" calcext:value-type="float">
            <text:p>0.39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1" calcext:value-type="float">
            <text:p>0.421</text:p>
          </table:table-cell>
          <table:table-cell office:value-type="float" office:value="0.377" calcext:value-type="float">
            <text:p>0.377</text:p>
          </table:table-cell>
          <table:table-cell office:value-type="float" office:value="0.118" calcext:value-type="float">
            <text:p>0.118</text:p>
          </table:table-cell>
          <table:table-cell office:value-type="float" office:value="0.38" calcext:value-type="float">
            <text:p>0.38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8" calcext:value-type="float">
            <text:p>0.348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" calcext:value-type="float">
            <text:p>0.3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5" calcext:value-type="float">
            <text:p>0.43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1" calcext:value-type="float">
            <text:p>0.33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4" calcext:value-type="float">
            <text:p>0.474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7" calcext:value-type="float">
            <text:p>0.1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" calcext:value-type="float">
            <text:p>0.1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4" calcext:value-type="float">
            <text:p>0.21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" calcext:value-type="float">
            <text:p>0.1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" calcext:value-type="float">
            <text:p>0.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4" calcext:value-type="float">
            <text:p>0.294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01 09:3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" calcext:value-type="float">
            <text:p>0.32</text:p>
          </table:table-cell>
          <table:table-cell office:value-type="float" office:value="0.318" calcext:value-type="float">
            <text:p>0.3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355" calcext:value-type="float">
            <text:p>0.35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438" calcext:value-type="float">
            <text:p>0.43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" calcext:value-type="float">
            <text:p>0.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8" calcext:value-type="float">
            <text:p>0.30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76" calcext:value-type="float">
            <text:p>0.47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8" calcext:value-type="float">
            <text:p>0.398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2" calcext:value-type="float">
            <text:p>0.46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6" calcext:value-type="float">
            <text:p>0.33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4" calcext:value-type="float">
            <text:p>0.494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8" calcext:value-type="float">
            <text:p>0.478</text:p>
          </table:table-cell>
          <table:table-cell table:number-columns-repeated="2" office:value-type="float" office:value="0.496" calcext:value-type="float">
            <text:p>0.49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9" calcext:value-type="float">
            <text:p>0.49</text:p>
          </table:table-cell>
          <table:table-cell office:value-type="float" office:value="0.466" calcext:value-type="float">
            <text:p>0.466</text:p>
          </table:table-cell>
          <table:table-cell office:value-type="float" office:value="0.503" calcext:value-type="float">
            <text:p>0.50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3" calcext:value-type="float">
            <text:p>0.3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1" calcext:value-type="float">
            <text:p>0.41</text:p>
          </table:table-cell>
          <table:table-cell office:value-type="float" office:value="0.427" calcext:value-type="float">
            <text:p>0.42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7" calcext:value-type="float">
            <text:p>0.437</text:p>
          </table:table-cell>
          <table:table-cell office:value-type="float" office:value="0.507" calcext:value-type="float">
            <text:p>0.50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7" calcext:value-type="float">
            <text:p>0.397</text:p>
          </table:table-cell>
          <table:table-cell office:value-type="float" office:value="0.32" calcext:value-type="float">
            <text:p>0.32</text:p>
          </table:table-cell>
          <table:table-cell office:value-type="float" office:value="0.327" calcext:value-type="float">
            <text:p>0.327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" calcext:value-type="float">
            <text:p>0.49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29" calcext:value-type="float">
            <text:p>0.429</text:p>
          </table:table-cell>
          <table:table-cell office:value-type="float" office:value="0.384" calcext:value-type="float">
            <text:p>0.3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41" calcext:value-type="float">
            <text:p>0.4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36" calcext:value-type="float">
            <text:p>0.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094" calcext:value-type="float">
            <text:p>0.094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99" calcext:value-type="float">
            <text:p>0.399</text:p>
          </table:table-cell>
          <table:table-cell office:value-type="float" office:value="0.435" calcext:value-type="float">
            <text:p>0.4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5" calcext:value-type="float">
            <text:p>0.38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5" calcext:value-type="float">
            <text:p>0.33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" calcext:value-type="float">
            <text:p>0.4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6" calcext:value-type="float">
            <text:p>0.47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" calcext:value-type="float">
            <text:p>0.1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" calcext:value-type="float">
            <text:p>0.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" calcext:value-type="float">
            <text:p>0.1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7" calcext:value-type="float">
            <text:p>0.2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" calcext:value-type="float">
            <text:p>0.2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" calcext:value-type="float">
            <text:p>0.1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" calcext:value-type="float">
            <text:p>0.1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3" calcext:value-type="float">
            <text:p>0.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7" calcext:value-type="float">
            <text:p>0.287</text:p>
          </table:table-cell>
          <table:table-cell office:value-type="float" office:value="0.3" calcext:value-type="float">
            <text:p>0.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01 10:0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.332" calcext:value-type="float">
            <text:p>0.332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.319" calcext:value-type="float">
            <text:p>0.3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354" calcext:value-type="float">
            <text:p>0.354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53" calcext:value-type="float">
            <text:p>0.45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6" calcext:value-type="float">
            <text:p>0.306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" calcext:value-type="float">
            <text:p>0.4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9" calcext:value-type="float">
            <text:p>0.479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89" calcext:value-type="float">
            <text:p>0.48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4" calcext:value-type="float">
            <text:p>0.334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" calcext:value-type="float">
            <text:p>0.5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5" calcext:value-type="float">
            <text:p>0.50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" calcext:value-type="float">
            <text:p>0.4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" calcext:value-type="float">
            <text:p>0.4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3" calcext:value-type="float">
            <text:p>0.483</text:p>
          </table:table-cell>
          <table:table-cell office:value-type="float" office:value="0.517" calcext:value-type="float">
            <text:p>0.51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7" calcext:value-type="float">
            <text:p>0.377</text:p>
          </table:table-cell>
          <table:table-cell office:value-type="float" office:value="0.529" calcext:value-type="float">
            <text:p>0.529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8" calcext:value-type="float">
            <text:p>0.398</text:p>
          </table:table-cell>
          <table:table-cell office:value-type="float" office:value="0.369" calcext:value-type="float">
            <text:p>0.36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8" calcext:value-type="float">
            <text:p>0.398</text:p>
          </table:table-cell>
          <table:table-cell office:value-type="float" office:value="0.44" calcext:value-type="float">
            <text:p>0.4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7" calcext:value-type="float">
            <text:p>0.447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8" calcext:value-type="float">
            <text:p>0.48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2" calcext:value-type="float">
            <text:p>0.42</text:p>
          </table:table-cell>
          <table:table-cell office:value-type="float" office:value="0.401" calcext:value-type="float">
            <text:p>0.40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3" calcext:value-type="float">
            <text:p>0.333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" calcext:value-type="float">
            <text:p>0.49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" calcext:value-type="float">
            <text:p>0.45</text:p>
          </table:table-cell>
          <table:table-cell office:value-type="float" office:value="0.441" calcext:value-type="float">
            <text:p>0.4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6" calcext:value-type="float">
            <text:p>0.34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.341" calcext:value-type="float">
            <text:p>0.34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6" calcext:value-type="float">
            <text:p>0.336</text:p>
          </table:table-cell>
          <table:table-cell office:value-type="float" office:value="0.094" calcext:value-type="float">
            <text:p>0.09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51" calcext:value-type="float">
            <text:p>0.451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5" calcext:value-type="float">
            <text:p>0.395</text:p>
          </table:table-cell>
          <table:table-cell office:value-type="float" office:value="0.31" calcext:value-type="float">
            <text:p>0.31</text:p>
          </table:table-cell>
          <table:table-cell office:value-type="float" office:value="0.335" calcext:value-type="float">
            <text:p>0.33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" calcext:value-type="float">
            <text:p>0.4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" calcext:value-type="float">
            <text:p>0.2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" calcext:value-type="float">
            <text:p>0.29</text:p>
          </table:table-cell>
          <table:table-cell office:value-type="float" office:value="0.303" calcext:value-type="float">
            <text:p>0.30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01 10:3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" calcext:value-type="float">
            <text:p>0.32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5" calcext:value-type="float">
            <text:p>0.085</text:p>
          </table:table-cell>
          <table:table-cell office:value-type="float" office:value="0.348" calcext:value-type="float">
            <text:p>0.348</text:p>
          </table:table-cell>
          <table:table-cell office:value-type="float" office:value="0.441" calcext:value-type="float">
            <text:p>0.441</text:p>
          </table:table-cell>
          <table:table-cell office:value-type="float" office:value="0.368" calcext:value-type="float">
            <text:p>0.368</text:p>
          </table:table-cell>
          <table:table-cell office:value-type="float" office:value="0.448" calcext:value-type="float">
            <text:p>0.44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" calcext:value-type="float">
            <text:p>0.3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1" calcext:value-type="float">
            <text:p>0.381</text:p>
          </table:table-cell>
          <table:table-cell office:value-type="float" office:value="0.4" calcext:value-type="float">
            <text:p>0.4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" calcext:value-type="float">
            <text:p>0.4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2" calcext:value-type="float">
            <text:p>0.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86" calcext:value-type="float">
            <text:p>0.486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91" calcext:value-type="float">
            <text:p>0.49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6" calcext:value-type="float">
            <text:p>0.336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" calcext:value-type="float">
            <text:p>0.52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1" calcext:value-type="float">
            <text:p>0.48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5" calcext:value-type="float">
            <text:p>0.46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5" calcext:value-type="float">
            <text:p>0.485</text:p>
          </table:table-cell>
          <table:table-cell office:value-type="float" office:value="0.53" calcext:value-type="float">
            <text:p>0.53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9" calcext:value-type="float">
            <text:p>0.369</text:p>
          </table:table-cell>
          <table:table-cell office:value-type="float" office:value="0.547" calcext:value-type="float">
            <text:p>0.54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3" calcext:value-type="float">
            <text:p>0.393</text:p>
          </table:table-cell>
          <table:table-cell office:value-type="float" office:value="0.412" calcext:value-type="float">
            <text:p>0.412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6" calcext:value-type="float">
            <text:p>0.446</text:p>
          </table:table-cell>
          <table:table-cell office:value-type="float" office:value="0.355" calcext:value-type="float">
            <text:p>0.3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516" calcext:value-type="float">
            <text:p>0.516</text:p>
          </table:table-cell>
          <table:table-cell office:value-type="float" office:value="0.49" calcext:value-type="float">
            <text:p>0.49</text:p>
          </table:table-cell>
          <table:table-cell office:value-type="float" office:value="0.457" calcext:value-type="float">
            <text:p>0.457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3" calcext:value-type="float">
            <text:p>0.39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1" calcext:value-type="float">
            <text:p>0.31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47" calcext:value-type="float">
            <text:p>0.447</text:p>
          </table:table-cell>
          <table:table-cell office:value-type="float" office:value="0.399" calcext:value-type="float">
            <text:p>0.3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4" calcext:value-type="float">
            <text:p>0.404</text:p>
          </table:table-cell>
          <table:table-cell office:value-type="float" office:value="0.394" calcext:value-type="float">
            <text:p>0.394</text:p>
          </table:table-cell>
          <table:table-cell table:number-columns-repeated="2" office:value-type="float" office:value="0.384" calcext:value-type="float">
            <text:p>0.38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4" calcext:value-type="float">
            <text:p>0.34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4" calcext:value-type="float">
            <text:p>0.334</text:p>
          </table:table-cell>
          <table:table-cell office:value-type="float" office:value="0.088" calcext:value-type="float">
            <text:p>0.088</text:p>
          </table:table-cell>
          <table:table-cell office:value-type="float" office:value="0.42" calcext:value-type="float">
            <text:p>0.4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466" calcext:value-type="float">
            <text:p>0.466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9" calcext:value-type="float">
            <text:p>0.389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6" calcext:value-type="float">
            <text:p>0.336</text:p>
          </table:table-cell>
          <table:table-cell office:value-type="float" office:value="0.46" calcext:value-type="float">
            <text:p>0.46</text:p>
          </table:table-cell>
          <table:table-cell office:value-type="float" office:value="0.454" calcext:value-type="float">
            <text:p>0.454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2" calcext:value-type="float">
            <text:p>0.512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" calcext:value-type="float">
            <text:p>0.1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4" calcext:value-type="float">
            <text:p>0.19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3" calcext:value-type="float">
            <text:p>0.273</text:p>
          </table:table-cell>
          <table:table-cell office:value-type="float" office:value="0.309" calcext:value-type="float">
            <text:p>0.30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01 11:0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" calcext:value-type="float">
            <text:p>0.3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359" calcext:value-type="float">
            <text:p>0.359</text:p>
          </table:table-cell>
          <table:table-cell office:value-type="float" office:value="0.449" calcext:value-type="float">
            <text:p>0.449</text:p>
          </table:table-cell>
          <table:table-cell office:value-type="float" office:value="0.372" calcext:value-type="float">
            <text:p>0.372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6" calcext:value-type="float">
            <text:p>0.386</text:p>
          </table:table-cell>
          <table:table-cell office:value-type="float" office:value="0.32" calcext:value-type="float">
            <text:p>0.3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91" calcext:value-type="float">
            <text:p>0.491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86" calcext:value-type="float">
            <text:p>0.48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4" calcext:value-type="float">
            <text:p>0.484</text:p>
          </table:table-cell>
          <table:table-cell office:value-type="float" office:value="0.37" calcext:value-type="float">
            <text:p>0.37</text:p>
          </table:table-cell>
          <table:table-cell office:value-type="float" office:value="0.342" calcext:value-type="float">
            <text:p>0.342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" calcext:value-type="float">
            <text:p>0.5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3" calcext:value-type="float">
            <text:p>0.503</text:p>
          </table:table-cell>
          <table:table-cell office:value-type="float" office:value="0.45" calcext:value-type="float">
            <text:p>0.4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" calcext:value-type="float">
            <text:p>0.47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1" calcext:value-type="float">
            <text:p>0.461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17" calcext:value-type="float">
            <text:p>0.51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2" calcext:value-type="float">
            <text:p>0.372</text:p>
          </table:table-cell>
          <table:table-cell office:value-type="float" office:value="0.541" calcext:value-type="float">
            <text:p>0.54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8" calcext:value-type="float">
            <text:p>0.388</text:p>
          </table:table-cell>
          <table:table-cell office:value-type="float" office:value="0.412" calcext:value-type="float">
            <text:p>0.412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" calcext:value-type="float">
            <text:p>0.43</text:p>
          </table:table-cell>
          <table:table-cell office:value-type="float" office:value="0.445" calcext:value-type="float">
            <text:p>0.445</text:p>
          </table:table-cell>
          <table:table-cell office:value-type="float" office:value="0.361" calcext:value-type="float">
            <text:p>0.36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3" calcext:value-type="float">
            <text:p>0.453</text:p>
          </table:table-cell>
          <table:table-cell office:value-type="float" office:value="0.516" calcext:value-type="float">
            <text:p>0.51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2" calcext:value-type="float">
            <text:p>0.40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2" calcext:value-type="float">
            <text:p>0.322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02" calcext:value-type="float">
            <text:p>0.402</text:p>
          </table:table-cell>
          <table:table-cell office:value-type="float" office:value="0.134" calcext:value-type="float">
            <text:p>0.134</text:p>
          </table:table-cell>
          <table:table-cell office:value-type="float" office:value="0.41" calcext:value-type="float">
            <text:p>0.41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" calcext:value-type="float">
            <text:p>0.3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8" calcext:value-type="float">
            <text:p>0.108</text:p>
          </table:table-cell>
          <table:table-cell office:value-type="float" office:value="0.37" calcext:value-type="float">
            <text:p>0.3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9" calcext:value-type="float">
            <text:p>0.349</text:p>
          </table:table-cell>
          <table:table-cell office:value-type="float" office:value="0.095" calcext:value-type="float">
            <text:p>0.09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2" calcext:value-type="float">
            <text:p>0.46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2" calcext:value-type="float">
            <text:p>0.41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8" calcext:value-type="float">
            <text:p>0.34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1" calcext:value-type="float">
            <text:p>0.451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6" calcext:value-type="float">
            <text:p>0.4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" calcext:value-type="float">
            <text:p>0.1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" calcext:value-type="float">
            <text:p>0.1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71" calcext:value-type="float">
            <text:p>0.171</text:p>
          </table:table-cell>
          <table:table-cell office:value-type="float" office:value="0.21" calcext:value-type="float">
            <text:p>0.2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" calcext:value-type="float">
            <text:p>0.1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1" calcext:value-type="float">
            <text:p>0.271</text:p>
          </table:table-cell>
          <table:table-cell office:value-type="float" office:value="0.311" calcext:value-type="float">
            <text:p>0.31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5" calcext:value-type="float">
            <text:p>0.3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7" calcext:value-type="float">
            <text:p>0.137</text:p>
          </table:table-cell>
          <table:table-cell table:number-columns-repeated="3" office:value-type="float" office:value="0.121" calcext:value-type="float">
            <text:p>0.12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01 11:3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" calcext:value-type="float">
            <text:p>0.3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5" calcext:value-type="float">
            <text:p>0.08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45" calcext:value-type="float">
            <text:p>0.445</text:p>
          </table:table-cell>
          <table:table-cell office:value-type="float" office:value="0.372" calcext:value-type="float">
            <text:p>0.372</text:p>
          </table:table-cell>
          <table:table-cell office:value-type="float" office:value="0.442" calcext:value-type="float">
            <text:p>0.44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8" calcext:value-type="float">
            <text:p>0.3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97" calcext:value-type="float">
            <text:p>0.39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1" calcext:value-type="float">
            <text:p>0.39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2" calcext:value-type="float">
            <text:p>0.462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9" calcext:value-type="float">
            <text:p>0.489</text:p>
          </table:table-cell>
          <table:table-cell table:number-columns-repeated="2" office:value-type="float" office:value="0.479" calcext:value-type="float">
            <text:p>0.479</text:p>
          </table:table-cell>
          <table:table-cell office:value-type="float" office:value="0.44" calcext:value-type="float">
            <text:p>0.44</text:p>
          </table:table-cell>
          <table:table-cell office:value-type="float" office:value="0.428" calcext:value-type="float">
            <text:p>0.428</text:p>
          </table:table-cell>
          <table:table-cell office:value-type="float" office:value="0.478" calcext:value-type="float">
            <text:p>0.4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6" calcext:value-type="float">
            <text:p>0.336</text:p>
          </table:table-cell>
          <table:table-cell office:value-type="float" office:value="0.495" calcext:value-type="float">
            <text:p>0.495</text:p>
          </table:table-cell>
          <table:table-cell office:value-type="float" office:value="0.512" calcext:value-type="float">
            <text:p>0.512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7" calcext:value-type="float">
            <text:p>0.497</text:p>
          </table:table-cell>
          <table:table-cell table:number-columns-repeated="2" office:value-type="float" office:value="0.506" calcext:value-type="float">
            <text:p>0.506</text:p>
          </table:table-cell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" calcext:value-type="float">
            <text:p>0.4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8" calcext:value-type="float">
            <text:p>0.498</text:p>
          </table:table-cell>
          <table:table-cell office:value-type="float" office:value="0.476" calcext:value-type="float">
            <text:p>0.476</text:p>
          </table:table-cell>
          <table:table-cell office:value-type="float" office:value="0.512" calcext:value-type="float">
            <text:p>0.512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542" calcext:value-type="float">
            <text:p>0.54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428" calcext:value-type="float">
            <text:p>0.428</text:p>
          </table:table-cell>
          <table:table-cell office:value-type="float" office:value="0.441" calcext:value-type="float">
            <text:p>0.441</text:p>
          </table:table-cell>
          <table:table-cell office:value-type="float" office:value="0.36" calcext:value-type="float">
            <text:p>0.3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3" calcext:value-type="float">
            <text:p>0.453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4" calcext:value-type="float">
            <text:p>0.48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2" calcext:value-type="float">
            <text:p>0.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3" calcext:value-type="float">
            <text:p>0.50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56" calcext:value-type="float">
            <text:p>0.456</text:p>
          </table:table-cell>
          <table:table-cell office:value-type="float" office:value="0.442" calcext:value-type="float">
            <text:p>0.442</text:p>
          </table:table-cell>
          <table:table-cell office:value-type="float" office:value="0.399" calcext:value-type="float">
            <text:p>0.399</text:p>
          </table:table-cell>
          <table:table-cell office:value-type="float" office:value="0.12" calcext:value-type="float">
            <text:p>0.12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8" calcext:value-type="float">
            <text:p>0.358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" calcext:value-type="float">
            <text:p>0.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" calcext:value-type="float">
            <text:p>0.4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4" calcext:value-type="float">
            <text:p>0.46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" calcext:value-type="float">
            <text:p>0.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3" calcext:value-type="float">
            <text:p>0.4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1" calcext:value-type="float">
            <text:p>0.341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" calcext:value-type="float">
            <text:p>0.51</text:p>
          </table:table-cell>
          <table:table-cell office:value-type="float" office:value="0.494" calcext:value-type="float">
            <text:p>0.494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" calcext:value-type="float">
            <text:p>0.1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" calcext:value-type="float">
            <text:p>0.1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" calcext:value-type="float">
            <text:p>0.2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" calcext:value-type="float">
            <text:p>0.2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1" calcext:value-type="float">
            <text:p>0.2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01 12:0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2" calcext:value-type="float">
            <text:p>0.3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357" calcext:value-type="float">
            <text:p>0.357</text:p>
          </table:table-cell>
          <table:table-cell office:value-type="float" office:value="0.455" calcext:value-type="float">
            <text:p>0.455</text:p>
          </table:table-cell>
          <table:table-cell office:value-type="float" office:value="0.381" calcext:value-type="float">
            <text:p>0.381</text:p>
          </table:table-cell>
          <table:table-cell office:value-type="float" office:value="0.462" calcext:value-type="float">
            <text:p>0.462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5" calcext:value-type="float">
            <text:p>0.395</text:p>
          </table:table-cell>
          <table:table-cell office:value-type="float" office:value="0.32" calcext:value-type="float">
            <text:p>0.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2" calcext:value-type="float">
            <text:p>0.302</text:p>
          </table:table-cell>
          <table:table-cell office:value-type="float" office:value="0.41" calcext:value-type="float">
            <text:p>0.4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3" calcext:value-type="float">
            <text:p>0.413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7" calcext:value-type="float">
            <text:p>0.40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" calcext:value-type="float">
            <text:p>0.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501" calcext:value-type="float">
            <text:p>0.50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" calcext:value-type="float">
            <text:p>0.33</text:p>
          </table:table-cell>
          <table:table-cell office:value-type="float" office:value="0.512" calcext:value-type="float">
            <text:p>0.512</text:p>
          </table:table-cell>
          <table:table-cell office:value-type="float" office:value="0.532" calcext:value-type="float">
            <text:p>0.53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43" calcext:value-type="float">
            <text:p>0.4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8" calcext:value-type="float">
            <text:p>0.47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9" calcext:value-type="float">
            <text:p>0.489</text:p>
          </table:table-cell>
          <table:table-cell office:value-type="float" office:value="0.53" calcext:value-type="float">
            <text:p>0.5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6" calcext:value-type="float">
            <text:p>0.546</text:p>
          </table:table-cell>
          <table:table-cell office:value-type="float" office:value="0.41" calcext:value-type="float">
            <text:p>0.41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5" calcext:value-type="float">
            <text:p>0.395</text:p>
          </table:table-cell>
          <table:table-cell office:value-type="float" office:value="0.422" calcext:value-type="float">
            <text:p>0.422</text:p>
          </table:table-cell>
          <table:table-cell office:value-type="float" office:value="0.383" calcext:value-type="float">
            <text:p>0.38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6" calcext:value-type="float">
            <text:p>0.4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" calcext:value-type="float">
            <text:p>0.4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3" calcext:value-type="float">
            <text:p>0.41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3" calcext:value-type="float">
            <text:p>0.32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1" calcext:value-type="float">
            <text:p>0.501</text:p>
          </table:table-cell>
          <table:table-cell office:value-type="float" office:value="0.48" calcext:value-type="float">
            <text:p>0.4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8" calcext:value-type="float">
            <text:p>0.458</text:p>
          </table:table-cell>
          <table:table-cell office:value-type="float" office:value="0.407" calcext:value-type="float">
            <text:p>0.40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2" calcext:value-type="float">
            <text:p>0.342</text:p>
          </table:table-cell>
          <table:table-cell office:value-type="float" office:value="0.095" calcext:value-type="float">
            <text:p>0.09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48" calcext:value-type="float">
            <text:p>0.448</text:p>
          </table:table-cell>
          <table:table-cell office:value-type="float" office:value="0.487" calcext:value-type="float">
            <text:p>0.4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4" calcext:value-type="float">
            <text:p>0.42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5" calcext:value-type="float">
            <text:p>0.3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.522" calcext:value-type="float">
            <text:p>0.522</text:p>
          </table:table-cell>
          <table:table-cell office:value-type="float" office:value="0.513" calcext:value-type="float">
            <text:p>0.513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" calcext:value-type="float">
            <text:p>0.1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1" calcext:value-type="float">
            <text:p>0.21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9" calcext:value-type="float">
            <text:p>0.269</text:p>
          </table:table-cell>
          <table:table-cell office:value-type="float" office:value="0.3" calcext:value-type="float">
            <text:p>0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2" calcext:value-type="float">
            <text:p>0.252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303" calcext:value-type="float">
            <text:p>0.3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01 12:3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59" calcext:value-type="float">
            <text:p>0.359</text:p>
          </table:table-cell>
          <table:table-cell office:value-type="float" office:value="0.449" calcext:value-type="float">
            <text:p>0.449</text:p>
          </table:table-cell>
          <table:table-cell office:value-type="float" office:value="0.376" calcext:value-type="float">
            <text:p>0.376</text:p>
          </table:table-cell>
          <table:table-cell office:value-type="float" office:value="0.448" calcext:value-type="float">
            <text:p>0.44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8" calcext:value-type="float">
            <text:p>0.38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5" calcext:value-type="float">
            <text:p>0.4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89" calcext:value-type="float">
            <text:p>0.48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" calcext:value-type="float">
            <text:p>0.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" calcext:value-type="float">
            <text:p>0.4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86" calcext:value-type="float">
            <text:p>0.48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7" calcext:value-type="float">
            <text:p>0.347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2" calcext:value-type="float">
            <text:p>0.51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7" calcext:value-type="float">
            <text:p>0.497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6" calcext:value-type="float">
            <text:p>0.466</text:p>
          </table:table-cell>
          <table:table-cell office:value-type="float" office:value="0.5" calcext:value-type="float">
            <text:p>0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16" calcext:value-type="float">
            <text:p>0.516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" calcext:value-type="float">
            <text:p>0.37</text:p>
          </table:table-cell>
          <table:table-cell office:value-type="float" office:value="0.542" calcext:value-type="float">
            <text:p>0.54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6" calcext:value-type="float">
            <text:p>0.416</text:p>
          </table:table-cell>
          <table:table-cell office:value-type="float" office:value="0.374" calcext:value-type="float">
            <text:p>0.37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1" calcext:value-type="float">
            <text:p>0.451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8" calcext:value-type="float">
            <text:p>0.458</text:p>
          </table:table-cell>
          <table:table-cell office:value-type="float" office:value="0.522" calcext:value-type="float">
            <text:p>0.522</text:p>
          </table:table-cell>
          <table:table-cell office:value-type="float" office:value="0.495" calcext:value-type="float">
            <text:p>0.49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" calcext:value-type="float">
            <text:p>0.4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5" calcext:value-type="float">
            <text:p>0.32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3" calcext:value-type="float">
            <text:p>0.51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1" calcext:value-type="float">
            <text:p>0.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4" calcext:value-type="float">
            <text:p>0.43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2" calcext:value-type="float">
            <text:p>0.41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2" calcext:value-type="float">
            <text:p>0.36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" calcext:value-type="float">
            <text:p>0.3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2" calcext:value-type="float">
            <text:p>0.352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9" calcext:value-type="float">
            <text:p>0.349</text:p>
          </table:table-cell>
          <table:table-cell office:value-type="float" office:value="0.094" calcext:value-type="float">
            <text:p>0.09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9" calcext:value-type="float">
            <text:p>0.469</text:p>
          </table:table-cell>
          <table:table-cell office:value-type="float" office:value="0.39" calcext:value-type="float">
            <text:p>0.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5" calcext:value-type="float">
            <text:p>0.42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4" calcext:value-type="float">
            <text:p>0.35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9" calcext:value-type="float">
            <text:p>0.459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" calcext:value-type="float">
            <text:p>0.51</text:p>
          </table:table-cell>
          <table:table-cell office:value-type="float" office:value="0.498" calcext:value-type="float">
            <text:p>0.498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" calcext:value-type="float">
            <text:p>0.1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" calcext:value-type="float">
            <text:p>0.21</text:p>
          </table:table-cell>
          <table:table-cell office:value-type="float" office:value="0.167" calcext:value-type="float">
            <text:p>0.16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86" calcext:value-type="float">
            <text:p>0.186</text:p>
          </table:table-cell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9" calcext:value-type="float">
            <text:p>0.26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3" calcext:value-type="float">
            <text:p>0.3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13:0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" calcext:value-type="float">
            <text:p>0.3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7" calcext:value-type="float">
            <text:p>0.447</text:p>
          </table:table-cell>
          <table:table-cell office:value-type="float" office:value="0.374" calcext:value-type="float">
            <text:p>0.374</text:p>
          </table:table-cell>
          <table:table-cell office:value-type="float" office:value="0.449" calcext:value-type="float">
            <text:p>0.44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3" calcext:value-type="float">
            <text:p>0.393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87" calcext:value-type="float">
            <text:p>0.487</text:p>
          </table:table-cell>
          <table:table-cell office:value-type="float" office:value="0.502" calcext:value-type="float">
            <text:p>0.502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5" calcext:value-type="float">
            <text:p>0.435</text:p>
          </table:table-cell>
          <table:table-cell office:value-type="float" office:value="0.483" calcext:value-type="float">
            <text:p>0.48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" calcext:value-type="float">
            <text:p>0.3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13" calcext:value-type="float">
            <text:p>0.5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" calcext:value-type="float">
            <text:p>0.47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516" calcext:value-type="float">
            <text:p>0.516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1" calcext:value-type="float">
            <text:p>0.361</text:p>
          </table:table-cell>
          <table:table-cell office:value-type="float" office:value="0.546" calcext:value-type="float">
            <text:p>0.54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16" calcext:value-type="float">
            <text:p>0.416</text:p>
          </table:table-cell>
          <table:table-cell office:value-type="float" office:value="0.374" calcext:value-type="float">
            <text:p>0.374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9" calcext:value-type="float">
            <text:p>0.449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8" calcext:value-type="float">
            <text:p>0.458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8" calcext:value-type="float">
            <text:p>0.48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1" calcext:value-type="float">
            <text:p>0.41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6" calcext:value-type="float">
            <text:p>0.31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" calcext:value-type="float">
            <text:p>0.49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06" calcext:value-type="float">
            <text:p>0.406</text:p>
          </table:table-cell>
          <table:table-cell office:value-type="float" office:value="0.119" calcext:value-type="float">
            <text:p>0.11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" calcext:value-type="float">
            <text:p>0.3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7" calcext:value-type="float">
            <text:p>0.35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8" calcext:value-type="float">
            <text:p>0.338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2" calcext:value-type="float">
            <text:p>0.422</text:p>
          </table:table-cell>
          <table:table-cell office:value-type="float" office:value="0.458" calcext:value-type="float">
            <text:p>0.458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7" calcext:value-type="float">
            <text:p>0.45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" calcext:value-type="float">
            <text:p>0.4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" calcext:value-type="float">
            <text:p>0.42</text:p>
          </table:table-cell>
          <table:table-cell office:value-type="float" office:value="0.32" calcext:value-type="float">
            <text:p>0.3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7" calcext:value-type="float">
            <text:p>0.45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3" calcext:value-type="float">
            <text:p>0.513</text:p>
          </table:table-cell>
          <table:table-cell office:value-type="float" office:value="0.493" calcext:value-type="float">
            <text:p>0.493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" calcext:value-type="float">
            <text:p>0.1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271" calcext:value-type="float">
            <text:p>0.27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13:3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" calcext:value-type="float">
            <text:p>0.3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" calcext:value-type="float">
            <text:p>0.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63" calcext:value-type="float">
            <text:p>0.363</text:p>
          </table:table-cell>
          <table:table-cell office:value-type="float" office:value="0.462" calcext:value-type="float">
            <text:p>0.462</text:p>
          </table:table-cell>
          <table:table-cell office:value-type="float" office:value="0.382" calcext:value-type="float">
            <text:p>0.382</text:p>
          </table:table-cell>
          <table:table-cell office:value-type="float" office:value="0.452" calcext:value-type="float">
            <text:p>0.45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7" calcext:value-type="float">
            <text:p>0.38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1" calcext:value-type="float">
            <text:p>0.41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62" calcext:value-type="float">
            <text:p>0.4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3" calcext:value-type="float">
            <text:p>0.433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9" calcext:value-type="float">
            <text:p>0.499</text:p>
          </table:table-cell>
          <table:table-cell table:number-columns-repeated="2" office:value-type="float" office:value="0.487" calcext:value-type="float">
            <text:p>0.487</text:p>
          </table:table-cell>
          <table:table-cell office:value-type="float" office:value="0.452" calcext:value-type="float">
            <text:p>0.45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93" calcext:value-type="float">
            <text:p>0.49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5" calcext:value-type="float">
            <text:p>0.345</text:p>
          </table:table-cell>
          <table:table-cell office:value-type="float" office:value="0.51" calcext:value-type="float">
            <text:p>0.5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5" calcext:value-type="float">
            <text:p>0.52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9" calcext:value-type="float">
            <text:p>0.52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2" calcext:value-type="float">
            <text:p>0.55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9" calcext:value-type="float">
            <text:p>0.41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25" calcext:value-type="float">
            <text:p>0.42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373" calcext:value-type="float">
            <text:p>0.373</text:p>
          </table:table-cell>
          <table:table-cell office:value-type="float" office:value="0.42" calcext:value-type="float">
            <text:p>0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2" calcext:value-type="float">
            <text:p>0.462</text:p>
          </table:table-cell>
          <table:table-cell office:value-type="float" office:value="0.53" calcext:value-type="float">
            <text:p>0.5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6" calcext:value-type="float">
            <text:p>0.41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42" calcext:value-type="float">
            <text:p>0.34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" calcext:value-type="float">
            <text:p>0.48</text:p>
          </table:table-cell>
          <table:table-cell office:value-type="float" office:value="0.465" calcext:value-type="float">
            <text:p>0.465</text:p>
          </table:table-cell>
          <table:table-cell office:value-type="float" office:value="0.423" calcext:value-type="float">
            <text:p>0.423</text:p>
          </table:table-cell>
          <table:table-cell office:value-type="float" office:value="0.133" calcext:value-type="float">
            <text:p>0.133</text:p>
          </table:table-cell>
          <table:table-cell office:value-type="float" office:value="0.409" calcext:value-type="float">
            <text:p>0.40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2" calcext:value-type="float">
            <text:p>0.36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0.359" calcext:value-type="float">
            <text:p>0.35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095" calcext:value-type="float">
            <text:p>0.095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71" calcext:value-type="float">
            <text:p>0.47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7" calcext:value-type="float">
            <text:p>0.42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53" calcext:value-type="float">
            <text:p>0.353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1" calcext:value-type="float">
            <text:p>0.46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7" calcext:value-type="float">
            <text:p>0.5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66" calcext:value-type="float">
            <text:p>0.16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" calcext:value-type="float">
            <text:p>0.2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" calcext:value-type="float">
            <text:p>0.2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9" calcext:value-type="float">
            <text:p>0.2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01 14:0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.348" calcext:value-type="float">
            <text:p>0.34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5" calcext:value-type="float">
            <text:p>0.335</text:p>
          </table:table-cell>
          <table:table-cell office:value-type="float" office:value="0.088" calcext:value-type="float">
            <text:p>0.088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383" calcext:value-type="float">
            <text:p>0.383</text:p>
          </table:table-cell>
          <table:table-cell office:value-type="float" office:value="0.455" calcext:value-type="float">
            <text:p>0.45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4" calcext:value-type="float">
            <text:p>0.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" calcext:value-type="float">
            <text:p>0.3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2" calcext:value-type="float">
            <text:p>0.41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6" calcext:value-type="float">
            <text:p>0.406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" calcext:value-type="float">
            <text:p>0.45</text:p>
          </table:table-cell>
          <table:table-cell office:value-type="float" office:value="0.448" calcext:value-type="float">
            <text:p>0.448</text:p>
          </table:table-cell>
          <table:table-cell office:value-type="float" office:value="0.502" calcext:value-type="float">
            <text:p>0.502</text:p>
          </table:table-cell>
          <table:table-cell office:value-type="float" office:value="0.36" calcext:value-type="float">
            <text:p>0.36</text:p>
          </table:table-cell>
          <table:table-cell office:value-type="float" office:value="0.334" calcext:value-type="float">
            <text:p>0.33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6" calcext:value-type="float">
            <text:p>0.516</text:p>
          </table:table-cell>
          <table:table-cell office:value-type="float" office:value="0.487" calcext:value-type="float">
            <text:p>0.487</text:p>
          </table:table-cell>
          <table:table-cell office:value-type="float" office:value="0.532" calcext:value-type="float">
            <text:p>0.532</text:p>
          </table:table-cell>
          <table:table-cell office:value-type="float" office:value="0.449" calcext:value-type="float">
            <text:p>0.44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34" calcext:value-type="float">
            <text:p>0.53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5" calcext:value-type="float">
            <text:p>0.365</text:p>
          </table:table-cell>
          <table:table-cell office:value-type="float" office:value="0.541" calcext:value-type="float">
            <text:p>0.54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5" calcext:value-type="float">
            <text:p>0.425</text:p>
          </table:table-cell>
          <table:table-cell office:value-type="float" office:value="0.377" calcext:value-type="float">
            <text:p>0.377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2" calcext:value-type="float">
            <text:p>0.46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" calcext:value-type="float">
            <text:p>0.43</text:p>
          </table:table-cell>
          <table:table-cell office:value-type="float" office:value="0.417" calcext:value-type="float">
            <text:p>0.41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2" calcext:value-type="float">
            <text:p>0.332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" calcext:value-type="float">
            <text:p>0.4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07" calcext:value-type="float">
            <text:p>0.407</text:p>
          </table:table-cell>
          <table:table-cell office:value-type="float" office:value="0.134" calcext:value-type="float">
            <text:p>0.13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9" calcext:value-type="float">
            <text:p>0.409</text:p>
          </table:table-cell>
          <table:table-cell office:value-type="float" office:value="0.4" calcext:value-type="float">
            <text:p>0.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8" calcext:value-type="float">
            <text:p>0.338</text:p>
          </table:table-cell>
          <table:table-cell office:value-type="float" office:value="0.095" calcext:value-type="float">
            <text:p>0.0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3" calcext:value-type="float">
            <text:p>0.46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2" calcext:value-type="float">
            <text:p>0.3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3" calcext:value-type="float">
            <text:p>0.513</text:p>
          </table:table-cell>
          <table:table-cell office:value-type="float" office:value="0.491" calcext:value-type="float">
            <text:p>0.49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1" calcext:value-type="float">
            <text:p>0.181</text:p>
          </table:table-cell>
          <table:table-cell office:value-type="float" office:value="0.2" calcext:value-type="float">
            <text:p>0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61" calcext:value-type="float">
            <text:p>0.161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" calcext:value-type="float">
            <text:p>0.2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9" calcext:value-type="float">
            <text:p>0.28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" calcext:value-type="float">
            <text:p>0.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14:3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358" calcext:value-type="float">
            <text:p>0.358</text:p>
          </table:table-cell>
          <table:table-cell office:value-type="float" office:value="0.459" calcext:value-type="float">
            <text:p>0.459</text:p>
          </table:table-cell>
          <table:table-cell office:value-type="float" office:value="0.386" calcext:value-type="float">
            <text:p>0.386</text:p>
          </table:table-cell>
          <table:table-cell office:value-type="float" office:value="0.456" calcext:value-type="float">
            <text:p>0.45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2" calcext:value-type="float">
            <text:p>0.48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" calcext:value-type="float">
            <text:p>0.5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1" calcext:value-type="float">
            <text:p>0.34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34" calcext:value-type="float">
            <text:p>0.53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" calcext:value-type="float">
            <text:p>0.47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" calcext:value-type="float">
            <text:p>0.49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4" calcext:value-type="float">
            <text:p>0.484</text:p>
          </table:table-cell>
          <table:table-cell office:value-type="float" office:value="0.537" calcext:value-type="float">
            <text:p>0.53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2" calcext:value-type="float">
            <text:p>0.372</text:p>
          </table:table-cell>
          <table:table-cell office:value-type="float" office:value="0.556" calcext:value-type="float">
            <text:p>0.55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5" calcext:value-type="float">
            <text:p>0.4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9" calcext:value-type="float">
            <text:p>0.469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5" calcext:value-type="float">
            <text:p>0.41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493" calcext:value-type="float">
            <text:p>0.4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489" calcext:value-type="float">
            <text:p>0.48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2" calcext:value-type="float">
            <text:p>0.462</text:p>
          </table:table-cell>
          <table:table-cell office:value-type="float" office:value="0.417" calcext:value-type="float">
            <text:p>0.4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93" calcext:value-type="float">
            <text:p>0.39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3" calcext:value-type="float">
            <text:p>0.3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" calcext:value-type="float">
            <text:p>0.4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3" calcext:value-type="float">
            <text:p>0.42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4" calcext:value-type="float">
            <text:p>0.3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" calcext:value-type="float">
            <text:p>0.4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01" calcext:value-type="float">
            <text:p>0.501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74" calcext:value-type="float">
            <text:p>0.174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7" calcext:value-type="float">
            <text:p>0.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2" calcext:value-type="float">
            <text:p>0.2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6" calcext:value-type="float">
            <text:p>0.18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" calcext:value-type="float">
            <text:p>0.2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8" calcext:value-type="float">
            <text:p>0.27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15:0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" calcext:value-type="float">
            <text:p>0.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085" calcext:value-type="float">
            <text:p>0.085</text:p>
          </table:table-cell>
          <table:table-cell office:value-type="float" office:value="0.364" calcext:value-type="float">
            <text:p>0.364</text:p>
          </table:table-cell>
          <table:table-cell office:value-type="float" office:value="0.457" calcext:value-type="float">
            <text:p>0.457</text:p>
          </table:table-cell>
          <table:table-cell office:value-type="float" office:value="0.385" calcext:value-type="float">
            <text:p>0.385</text:p>
          </table:table-cell>
          <table:table-cell office:value-type="float" office:value="0.45" calcext:value-type="float">
            <text:p>0.4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" calcext:value-type="float">
            <text:p>0.41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" calcext:value-type="float">
            <text:p>0.49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5" calcext:value-type="float">
            <text:p>0.48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9" calcext:value-type="float">
            <text:p>0.49</text:p>
          </table:table-cell>
          <table:table-cell office:value-type="float" office:value="0.372" calcext:value-type="float">
            <text:p>0.372</text:p>
          </table:table-cell>
          <table:table-cell office:value-type="float" office:value="0.343" calcext:value-type="float">
            <text:p>0.343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6" calcext:value-type="float">
            <text:p>0.486</text:p>
          </table:table-cell>
          <table:table-cell office:value-type="float" office:value="0.52" calcext:value-type="float">
            <text:p>0.5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8" calcext:value-type="float">
            <text:p>0.4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7" calcext:value-type="float">
            <text:p>0.527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5" calcext:value-type="float">
            <text:p>0.365</text:p>
          </table:table-cell>
          <table:table-cell office:value-type="float" office:value="0.554" calcext:value-type="float">
            <text:p>0.55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9" calcext:value-type="float">
            <text:p>0.42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34" calcext:value-type="float">
            <text:p>0.434</text:p>
          </table:table-cell>
          <table:table-cell office:value-type="float" office:value="0.384" calcext:value-type="float">
            <text:p>0.384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8" calcext:value-type="float">
            <text:p>0.4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5" calcext:value-type="float">
            <text:p>0.4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9" calcext:value-type="float">
            <text:p>0.31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" calcext:value-type="float">
            <text:p>0.49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18" calcext:value-type="float">
            <text:p>0.418</text:p>
          </table:table-cell>
          <table:table-cell office:value-type="float" office:value="0.12" calcext:value-type="float">
            <text:p>0.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4" calcext:value-type="float">
            <text:p>0.424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88" calcext:value-type="float">
            <text:p>0.08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76" calcext:value-type="float">
            <text:p>0.47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71" calcext:value-type="float">
            <text:p>0.47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2" calcext:value-type="float">
            <text:p>0.42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25" calcext:value-type="float">
            <text:p>0.425</text:p>
          </table:table-cell>
          <table:table-cell office:value-type="float" office:value="0.33" calcext:value-type="float">
            <text:p>0.33</text:p>
          </table:table-cell>
          <table:table-cell office:value-type="float" office:value="0.354" calcext:value-type="float">
            <text:p>0.35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8" calcext:value-type="float">
            <text:p>0.46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" calcext:value-type="float">
            <text:p>0.5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table:number-columns-repeated="3" office:value-type="float" office:value="0.165" calcext:value-type="float">
            <text:p>0.16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2" calcext:value-type="float">
            <text:p>0.2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" calcext:value-type="float">
            <text:p>0.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9" calcext:value-type="float">
            <text:p>0.129</text:p>
          </table:table-cell>
          <table:table-cell table:number-columns-repeated="3"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15:3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6" calcext:value-type="float">
            <text:p>0.336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" calcext:value-type="float">
            <text:p>0.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389" calcext:value-type="float">
            <text:p>0.389</text:p>
          </table:table-cell>
          <table:table-cell office:value-type="float" office:value="0.462" calcext:value-type="float">
            <text:p>0.4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" calcext:value-type="float">
            <text:p>0.3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9" calcext:value-type="float">
            <text:p>0.419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7" calcext:value-type="float">
            <text:p>0.437</text:p>
          </table:table-cell>
          <table:table-cell office:value-type="float" office:value="0.51" calcext:value-type="float">
            <text:p>0.51</text:p>
          </table:table-cell>
          <table:table-cell office:value-type="float" office:value="0.518" calcext:value-type="float">
            <text:p>0.518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6" calcext:value-type="float">
            <text:p>0.49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" calcext:value-type="float">
            <text:p>0.5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3" calcext:value-type="float">
            <text:p>0.53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9" calcext:value-type="float">
            <text:p>0.489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2" calcext:value-type="float">
            <text:p>0.492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534" calcext:value-type="float">
            <text:p>0.53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3" calcext:value-type="float">
            <text:p>0.373</text:p>
          </table:table-cell>
          <table:table-cell office:value-type="float" office:value="0.56" calcext:value-type="float">
            <text:p>0.5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6" calcext:value-type="float">
            <text:p>0.406</text:p>
          </table:table-cell>
          <table:table-cell office:value-type="float" office:value="0.44" calcext:value-type="float">
            <text:p>0.44</text:p>
          </table:table-cell>
          <table:table-cell office:value-type="float" office:value="0.387" calcext:value-type="float">
            <text:p>0.38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2" calcext:value-type="float">
            <text:p>0.472</text:p>
          </table:table-cell>
          <table:table-cell office:value-type="float" office:value="0.38" calcext:value-type="float">
            <text:p>0.38</text:p>
          </table:table-cell>
          <table:table-cell office:value-type="float" office:value="0.423" calcext:value-type="float">
            <text:p>0.423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2" calcext:value-type="float">
            <text:p>0.47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22" calcext:value-type="float">
            <text:p>0.4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3" calcext:value-type="float">
            <text:p>0.323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3" calcext:value-type="float">
            <text:p>0.423</text:p>
          </table:table-cell>
          <table:table-cell office:value-type="float" office:value="0.134" calcext:value-type="float">
            <text:p>0.13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" calcext:value-type="float">
            <text:p>0.37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72" calcext:value-type="float">
            <text:p>0.372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095" calcext:value-type="float">
            <text:p>0.09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6" calcext:value-type="float">
            <text:p>0.3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1" calcext:value-type="float">
            <text:p>0.51</text:p>
          </table:table-cell>
          <table:table-cell office:value-type="float" office:value="0.518" calcext:value-type="float">
            <text:p>0.518</text:p>
          </table:table-cell>
          <table:table-cell office:value-type="float" office:value="0.493" calcext:value-type="float">
            <text:p>0.49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1" calcext:value-type="float">
            <text:p>0.16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" calcext:value-type="float">
            <text:p>0.1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" calcext:value-type="float">
            <text:p>0.2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16:0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1" calcext:value-type="float">
            <text:p>0.371</text:p>
          </table:table-cell>
          <table:table-cell office:value-type="float" office:value="0.45" calcext:value-type="float">
            <text:p>0.4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7" calcext:value-type="float">
            <text:p>0.45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9" calcext:value-type="float">
            <text:p>0.49</text:p>
          </table:table-cell>
          <table:table-cell office:value-type="float" office:value="0.499" calcext:value-type="float">
            <text:p>0.499</text:p>
          </table:table-cell>
          <table:table-cell table:number-columns-repeated="2" office:value-type="float" office:value="0.482" calcext:value-type="float">
            <text:p>0.48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8" calcext:value-type="float">
            <text:p>0.48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9" calcext:value-type="float">
            <text:p>0.49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" calcext:value-type="float">
            <text:p>0.49</text:p>
          </table:table-cell>
          <table:table-cell office:value-type="float" office:value="0.469" calcext:value-type="float">
            <text:p>0.469</text:p>
          </table:table-cell>
          <table:table-cell office:value-type="float" office:value="0.509" calcext:value-type="float">
            <text:p>0.50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4" calcext:value-type="float">
            <text:p>0.474</text:p>
          </table:table-cell>
          <table:table-cell office:value-type="float" office:value="0.522" calcext:value-type="float">
            <text:p>0.5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1" calcext:value-type="float">
            <text:p>0.381</text:p>
          </table:table-cell>
          <table:table-cell office:value-type="float" office:value="0.55" calcext:value-type="float">
            <text:p>0.5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" calcext:value-type="float">
            <text:p>0.4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35" calcext:value-type="float">
            <text:p>0.435</text:p>
          </table:table-cell>
          <table:table-cell office:value-type="float" office:value="0.384" calcext:value-type="float">
            <text:p>0.384</text:p>
          </table:table-cell>
          <table:table-cell office:value-type="float" office:value="0.45" calcext:value-type="float">
            <text:p>0.45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6" calcext:value-type="float">
            <text:p>0.466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6" calcext:value-type="float">
            <text:p>0.49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5" calcext:value-type="float">
            <text:p>0.425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1" calcext:value-type="float">
            <text:p>0.35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12" calcext:value-type="float">
            <text:p>0.4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" calcext:value-type="float">
            <text:p>0.4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" calcext:value-type="float">
            <text:p>0.3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5" calcext:value-type="float">
            <text:p>0.345</text:p>
          </table:table-cell>
          <table:table-cell office:value-type="float" office:value="0.095" calcext:value-type="float">
            <text:p>0.09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" calcext:value-type="float">
            <text:p>0.4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" calcext:value-type="float">
            <text:p>0.41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" calcext:value-type="float">
            <text:p>0.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7" calcext:value-type="float">
            <text:p>0.357</text:p>
          </table:table-cell>
          <table:table-cell office:value-type="float" office:value="0.473" calcext:value-type="float">
            <text:p>0.473</text:p>
          </table:table-cell>
          <table:table-cell office:value-type="float" office:value="0.459" calcext:value-type="float">
            <text:p>0.459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7" calcext:value-type="float">
            <text:p>0.507</text:p>
          </table:table-cell>
          <table:table-cell office:value-type="float" office:value="0.48" calcext:value-type="float">
            <text:p>0.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" calcext:value-type="float">
            <text:p>0.1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" calcext:value-type="float">
            <text:p>0.1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" calcext:value-type="float">
            <text:p>0.16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" calcext:value-type="float">
            <text:p>0.2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" calcext:value-type="float">
            <text:p>0.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7" calcext:value-type="float">
            <text:p>0.28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16:3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" calcext:value-type="float">
            <text:p>0.3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" calcext:value-type="float">
            <text:p>0.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368" calcext:value-type="float">
            <text:p>0.368</text:p>
          </table:table-cell>
          <table:table-cell office:value-type="float" office:value="0.464" calcext:value-type="float">
            <text:p>0.464</text:p>
          </table:table-cell>
          <table:table-cell office:value-type="float" office:value="0.387" calcext:value-type="float">
            <text:p>0.387</text:p>
          </table:table-cell>
          <table:table-cell office:value-type="float" office:value="0.459" calcext:value-type="float">
            <text:p>0.45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" calcext:value-type="float">
            <text:p>0.3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1" calcext:value-type="float">
            <text:p>0.4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" calcext:value-type="float">
            <text:p>0.4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" calcext:value-type="float">
            <text:p>0.49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9" calcext:value-type="float">
            <text:p>0.49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1" calcext:value-type="float">
            <text:p>0.341</text:p>
          </table:table-cell>
          <table:table-cell office:value-type="float" office:value="0.513" calcext:value-type="float">
            <text:p>0.5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2" calcext:value-type="float">
            <text:p>0.492</text:p>
          </table:table-cell>
          <table:table-cell office:value-type="float" office:value="0.531" calcext:value-type="float">
            <text:p>0.53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9" calcext:value-type="float">
            <text:p>0.49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9" calcext:value-type="float">
            <text:p>0.489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65" calcext:value-type="float">
            <text:p>0.56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" calcext:value-type="float">
            <text:p>0.44</text:p>
          </table:table-cell>
          <table:table-cell office:value-type="float" office:value="0.411" calcext:value-type="float">
            <text:p>0.411</text:p>
          </table:table-cell>
          <table:table-cell office:value-type="float" office:value="0.446" calcext:value-type="float">
            <text:p>0.446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3" calcext:value-type="float">
            <text:p>0.4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2" calcext:value-type="float">
            <text:p>0.472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3" calcext:value-type="float">
            <text:p>0.42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4" calcext:value-type="float">
            <text:p>0.514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3" calcext:value-type="float">
            <text:p>0.4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403" calcext:value-type="float">
            <text:p>0.403</text:p>
          </table:table-cell>
          <table:table-cell table:number-columns-repeated="2" office:value-type="float" office:value="0.426" calcext:value-type="float">
            <text:p>0.426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" calcext:value-type="float">
            <text:p>0.357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79" calcext:value-type="float">
            <text:p>0.379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" calcext:value-type="float">
            <text:p>0.3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2" calcext:value-type="float">
            <text:p>0.472</text:p>
          </table:table-cell>
          <table:table-cell table:number-columns-repeated="2" office:value-type="float" office:value="0.408" calcext:value-type="float">
            <text:p>0.40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" calcext:value-type="float">
            <text:p>0.45</text:p>
          </table:table-cell>
          <table:table-cell office:value-type="float" office:value="0.429" calcext:value-type="float">
            <text:p>0.42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6" calcext:value-type="float">
            <text:p>0.356</text:p>
          </table:table-cell>
          <table:table-cell office:value-type="float" office:value="0.48" calcext:value-type="float">
            <text:p>0.48</text:p>
          </table:table-cell>
          <table:table-cell office:value-type="float" office:value="0.469" calcext:value-type="float">
            <text:p>0.469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3" calcext:value-type="float">
            <text:p>0.523</text:p>
          </table:table-cell>
          <table:table-cell office:value-type="float" office:value="0.493" calcext:value-type="float">
            <text:p>0.493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" calcext:value-type="float">
            <text:p>0.2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17:0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089" calcext:value-type="float">
            <text:p>0.089</text:p>
          </table:table-cell>
          <table:table-cell office:value-type="float" office:value="0.373" calcext:value-type="float">
            <text:p>0.373</text:p>
          </table:table-cell>
          <table:table-cell office:value-type="float" office:value="0.466" calcext:value-type="float">
            <text:p>0.466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3" calcext:value-type="float">
            <text:p>0.463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" calcext:value-type="float">
            <text:p>0.3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3" calcext:value-type="float">
            <text:p>0.30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" calcext:value-type="float">
            <text:p>0.3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7" calcext:value-type="float">
            <text:p>0.4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" calcext:value-type="float">
            <text:p>0.48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2" calcext:value-type="float">
            <text:p>0.442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1" calcext:value-type="float">
            <text:p>0.511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0.49" calcext:value-type="float">
            <text:p>0.49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9" calcext:value-type="float">
            <text:p>0.459</text:p>
          </table:table-cell>
          <table:table-cell office:value-type="float" office:value="0.5" calcext:value-type="float">
            <text:p>0.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" calcext:value-type="float">
            <text:p>0.49</text:p>
          </table:table-cell>
          <table:table-cell office:value-type="float" office:value="0.526" calcext:value-type="float">
            <text:p>0.52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" calcext:value-type="float">
            <text:p>0.5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" calcext:value-type="float">
            <text:p>0.4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89" calcext:value-type="float">
            <text:p>0.489</text:p>
          </table:table-cell>
          <table:table-cell office:value-type="float" office:value="0.537" calcext:value-type="float">
            <text:p>0.53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411" calcext:value-type="float">
            <text:p>0.411</text:p>
          </table:table-cell>
          <table:table-cell office:value-type="float" office:value="0.447" calcext:value-type="float">
            <text:p>0.447</text:p>
          </table:table-cell>
          <table:table-cell office:value-type="float" office:value="0.394" calcext:value-type="float">
            <text:p>0.39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76" calcext:value-type="float">
            <text:p>0.476</text:p>
          </table:table-cell>
          <table:table-cell office:value-type="float" office:value="0.387" calcext:value-type="float">
            <text:p>0.38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2" calcext:value-type="float">
            <text:p>0.472</text:p>
          </table:table-cell>
          <table:table-cell office:value-type="float" office:value="0.541" calcext:value-type="float">
            <text:p>0.541</text:p>
          </table:table-cell>
          <table:table-cell office:value-type="float" office:value="0.5" calcext:value-type="float">
            <text:p>0.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28" calcext:value-type="float">
            <text:p>0.42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4" calcext:value-type="float">
            <text:p>0.344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9" calcext:value-type="float">
            <text:p>0.49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8" calcext:value-type="float">
            <text:p>0.4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9" calcext:value-type="float">
            <text:p>0.439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float" office:value="0.393" calcext:value-type="float">
            <text:p>0.39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2" calcext:value-type="float">
            <text:p>0.36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" calcext:value-type="float">
            <text:p>0.3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3" calcext:value-type="float">
            <text:p>0.3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1" calcext:value-type="float">
            <text:p>0.4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5" calcext:value-type="float">
            <text:p>0.4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3" calcext:value-type="float">
            <text:p>0.36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3" calcext:value-type="float">
            <text:p>0.49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" calcext:value-type="float">
            <text:p>0.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" calcext:value-type="float">
            <text:p>0.1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6" calcext:value-type="float">
            <text:p>0.16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" calcext:value-type="float">
            <text:p>0.1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" calcext:value-type="float">
            <text:p>0.2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01 17:3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" calcext:value-type="float">
            <text:p>0.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1" calcext:value-type="float">
            <text:p>0.47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72" calcext:value-type="float">
            <text:p>0.47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9" calcext:value-type="float">
            <text:p>0.37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3" calcext:value-type="float">
            <text:p>0.41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" calcext:value-type="float">
            <text:p>0.4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44" calcext:value-type="float">
            <text:p>0.44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6" calcext:value-type="float">
            <text:p>0.496</text:p>
          </table:table-cell>
          <table:table-cell office:value-type="float" office:value="0.37" calcext:value-type="float">
            <text:p>0.37</text:p>
          </table:table-cell>
          <table:table-cell office:value-type="float" office:value="0.341" calcext:value-type="float">
            <text:p>0.34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2" calcext:value-type="float">
            <text:p>0.492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5" calcext:value-type="float">
            <text:p>0.4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36" calcext:value-type="float">
            <text:p>0.536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8" calcext:value-type="float">
            <text:p>0.368</text:p>
          </table:table-cell>
          <table:table-cell office:value-type="float" office:value="0.567" calcext:value-type="float">
            <text:p>0.56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51" calcext:value-type="float">
            <text:p>0.451</text:p>
          </table:table-cell>
          <table:table-cell office:value-type="float" office:value="0.395" calcext:value-type="float">
            <text:p>0.39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4" calcext:value-type="float">
            <text:p>0.474</text:p>
          </table:table-cell>
          <table:table-cell office:value-type="float" office:value="0.386" calcext:value-type="float">
            <text:p>0.38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97" calcext:value-type="float">
            <text:p>0.49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5" calcext:value-type="float">
            <text:p>0.47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6" calcext:value-type="float">
            <text:p>0.4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9" calcext:value-type="float">
            <text:p>0.429</text:p>
          </table:table-cell>
          <table:table-cell office:value-type="float" office:value="0.34" calcext:value-type="float">
            <text:p>0.34</text:p>
          </table:table-cell>
          <table:table-cell office:value-type="float" office:value="0.325" calcext:value-type="float">
            <text:p>0.32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" calcext:value-type="float">
            <text:p>0.4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23" calcext:value-type="float">
            <text:p>0.4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1" calcext:value-type="float">
            <text:p>0.341</text:p>
          </table:table-cell>
          <table:table-cell office:value-type="float" office:value="0.09" calcext:value-type="float">
            <text:p>0.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6" calcext:value-type="float">
            <text:p>0.43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2" calcext:value-type="float">
            <text:p>0.472</text:p>
          </table:table-cell>
          <table:table-cell office:value-type="float" office:value="0.507" calcext:value-type="float">
            <text:p>0.507</text:p>
          </table:table-cell>
          <table:table-cell office:value-type="float" office:value="0.53" calcext:value-type="float">
            <text:p>0.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16" calcext:value-type="float">
            <text:p>0.1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" calcext:value-type="float">
            <text:p>0.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1" calcext:value-type="float">
            <text:p>0.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" calcext:value-type="float">
            <text:p>0.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" calcext:value-type="float">
            <text:p>0.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01 18:06: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" calcext:value-type="float">
            <text:p>0.34</text:p>
          </table:table-cell>
          <table:table-cell office:value-type="float" office:value="0.331" calcext:value-type="float">
            <text:p>0.331</text:p>
          </table:table-cell>
          <table:table-cell office:value-type="float" office:value="0.085" calcext:value-type="float">
            <text:p>0.085</text:p>
          </table:table-cell>
          <table:table-cell office:value-type="float" office:value="0.368" calcext:value-type="float">
            <text:p>0.368</text:p>
          </table:table-cell>
          <table:table-cell office:value-type="float" office:value="0.466" calcext:value-type="float">
            <text:p>0.46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" calcext:value-type="float">
            <text:p>0.3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5" calcext:value-type="float">
            <text:p>0.41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" calcext:value-type="float">
            <text:p>0.4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" calcext:value-type="float">
            <text:p>0.4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01" calcext:value-type="float">
            <text:p>0.50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" calcext:value-type="float">
            <text:p>0.34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4" calcext:value-type="float">
            <text:p>0.534</text:p>
          </table:table-cell>
          <table:table-cell office:value-type="float" office:value="0.553" calcext:value-type="float">
            <text:p>0.55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" calcext:value-type="float">
            <text:p>0.4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9" calcext:value-type="float">
            <text:p>0.52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2" calcext:value-type="float">
            <text:p>0.522</text:p>
          </table:table-cell>
          <table:table-cell office:value-type="float" office:value="0.491" calcext:value-type="float">
            <text:p>0.491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6" calcext:value-type="float">
            <text:p>0.51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539" calcext:value-type="float">
            <text:p>0.53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" calcext:value-type="float">
            <text:p>0.37</text:p>
          </table:table-cell>
          <table:table-cell office:value-type="float" office:value="0.565" calcext:value-type="float">
            <text:p>0.56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" calcext:value-type="float">
            <text:p>0.42</text:p>
          </table:table-cell>
          <table:table-cell office:value-type="float" office:value="0.456" calcext:value-type="float">
            <text:p>0.456</text:p>
          </table:table-cell>
          <table:table-cell office:value-type="float" office:value="0.4" calcext:value-type="float">
            <text:p>0.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3" calcext:value-type="float">
            <text:p>0.473</text:p>
          </table:table-cell>
          <table:table-cell office:value-type="float" office:value="0.384" calcext:value-type="float">
            <text:p>0.38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97" calcext:value-type="float">
            <text:p>0.497</text:p>
          </table:table-cell>
          <table:table-cell office:value-type="float" office:value="0.484" calcext:value-type="float">
            <text:p>0.48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" calcext:value-type="float">
            <text:p>0.4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5" calcext:value-type="float">
            <text:p>0.42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5" calcext:value-type="float">
            <text:p>0.33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19" calcext:value-type="float">
            <text:p>0.4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4" calcext:value-type="float">
            <text:p>0.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" calcext:value-type="float">
            <text:p>0.4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7" calcext:value-type="float">
            <text:p>0.347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7" calcext:value-type="float">
            <text:p>0.3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5" calcext:value-type="float">
            <text:p>0.42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5" calcext:value-type="float">
            <text:p>0.4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43" calcext:value-type="float">
            <text:p>0.43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5" calcext:value-type="float">
            <text:p>0.43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7" calcext:value-type="float">
            <text:p>0.50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" calcext:value-type="float">
            <text:p>0.2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float" office:value="0.269" calcext:value-type="float">
            <text:p>0.269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18:36: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8" calcext:value-type="float">
            <text:p>0.348</text:p>
          </table:table-cell>
          <table:table-cell office:value-type="float" office:value="0.085" calcext:value-type="float">
            <text:p>0.085</text:p>
          </table:table-cell>
          <table:table-cell office:value-type="float" office:value="0.374" calcext:value-type="float">
            <text:p>0.374</text:p>
          </table:table-cell>
          <table:table-cell office:value-type="float" office:value="0.471" calcext:value-type="float">
            <text:p>0.47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8" calcext:value-type="float">
            <text:p>0.4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3" calcext:value-type="float">
            <text:p>0.353</text:p>
          </table:table-cell>
          <table:table-cell office:value-type="float" office:value="0.403" calcext:value-type="float">
            <text:p>0.40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08" calcext:value-type="float">
            <text:p>0.308</text:p>
          </table:table-cell>
          <table:table-cell office:value-type="float" office:value="0.4" calcext:value-type="float">
            <text:p>0.4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4" calcext:value-type="float">
            <text:p>0.4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8" calcext:value-type="float">
            <text:p>0.478</text:p>
          </table:table-cell>
          <table:table-cell table:number-columns-repeated="2" office:value-type="float" office:value="0.442" calcext:value-type="float">
            <text:p>0.442</text:p>
          </table:table-cell>
          <table:table-cell table:number-columns-repeated="2" office:value-type="float" office:value="0.514" calcext:value-type="float">
            <text:p>0.514</text:p>
          </table:table-cell>
          <table:table-cell table:number-columns-repeated="2" office:value-type="float" office:value="0.498" calcext:value-type="float">
            <text:p>0.498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2" calcext:value-type="float">
            <text:p>0.462</text:p>
          </table:table-cell>
          <table:table-cell office:value-type="float" office:value="0.494" calcext:value-type="float">
            <text:p>0.49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7" calcext:value-type="float">
            <text:p>0.3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6" calcext:value-type="float">
            <text:p>0.546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9" calcext:value-type="float">
            <text:p>0.499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89" calcext:value-type="float">
            <text:p>0.489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483" calcext:value-type="float">
            <text:p>0.483</text:p>
          </table:table-cell>
          <table:table-cell office:value-type="float" office:value="0.541" calcext:value-type="float">
            <text:p>0.541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6" calcext:value-type="float">
            <text:p>0.376</text:p>
          </table:table-cell>
          <table:table-cell office:value-type="float" office:value="0.566" calcext:value-type="float">
            <text:p>0.566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4" calcext:value-type="float">
            <text:p>0.47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4" calcext:value-type="float">
            <text:p>0.424</text:p>
          </table:table-cell>
          <table:table-cell office:value-type="float" office:value="0.501" calcext:value-type="float">
            <text:p>0.501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4" calcext:value-type="float">
            <text:p>0.474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29" calcext:value-type="float">
            <text:p>0.4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4" calcext:value-type="float">
            <text:p>0.334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table:number-columns-repeated="2" office:value-type="float" office:value="0.513" calcext:value-type="float">
            <text:p>0.51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18" calcext:value-type="float">
            <text:p>0.4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" calcext:value-type="float">
            <text:p>0.4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9" calcext:value-type="float">
            <text:p>0.349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37" calcext:value-type="float">
            <text:p>0.3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6" calcext:value-type="float">
            <text:p>0.486</text:p>
          </table:table-cell>
          <table:table-cell table:number-columns-repeated="2" office:value-type="float" office:value="0.409" calcext:value-type="float">
            <text:p>0.40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9" calcext:value-type="float">
            <text:p>0.42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9" calcext:value-type="float">
            <text:p>0.359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1" calcext:value-type="float">
            <text:p>0.471</text:p>
          </table:table-cell>
          <table:table-cell office:value-type="float" office:value="0.5" calcext:value-type="float">
            <text:p>0.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9" calcext:value-type="float">
            <text:p>0.489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7" calcext:value-type="float">
            <text:p>0.167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" calcext:value-type="float">
            <text:p>0.1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3" calcext:value-type="float">
            <text:p>0.253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float" office:value="0.268" calcext:value-type="float">
            <text:p>0.26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19:0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" calcext:value-type="float">
            <text:p>0.3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71" calcext:value-type="float">
            <text:p>0.47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" calcext:value-type="float">
            <text:p>0.37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" calcext:value-type="float">
            <text:p>0.4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4" calcext:value-type="float">
            <text:p>0.4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" calcext:value-type="float">
            <text:p>0.48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8" calcext:value-type="float">
            <text:p>0.49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4" calcext:value-type="float">
            <text:p>0.49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6" calcext:value-type="float">
            <text:p>0.54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24" calcext:value-type="float">
            <text:p>0.52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8" calcext:value-type="float">
            <text:p>0.488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72" calcext:value-type="float">
            <text:p>0.57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6" calcext:value-type="float">
            <text:p>0.476</text:p>
          </table:table-cell>
          <table:table-cell office:value-type="float" office:value="0.39" calcext:value-type="float">
            <text:p>0.3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3" calcext:value-type="float">
            <text:p>0.473</text:p>
          </table:table-cell>
          <table:table-cell office:value-type="float" office:value="0.54" calcext:value-type="float">
            <text:p>0.54</text:p>
          </table:table-cell>
          <table:table-cell office:value-type="float" office:value="0.499" calcext:value-type="float">
            <text:p>0.499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29" calcext:value-type="float">
            <text:p>0.42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5" calcext:value-type="float">
            <text:p>0.325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" calcext:value-type="float">
            <text:p>0.49</text:p>
          </table:table-cell>
          <table:table-cell office:value-type="float" office:value="0.478" calcext:value-type="float">
            <text:p>0.47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24" calcext:value-type="float">
            <text:p>0.4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413" calcext:value-type="float">
            <text:p>0.41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8" calcext:value-type="float">
            <text:p>0.358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8" calcext:value-type="float">
            <text:p>0.3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346" calcext:value-type="float">
            <text:p>0.346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9" calcext:value-type="float">
            <text:p>0.429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2" calcext:value-type="float">
            <text:p>0.48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6" calcext:value-type="float">
            <text:p>0.4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2" calcext:value-type="float">
            <text:p>0.36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73" calcext:value-type="float">
            <text:p>0.473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01" calcext:value-type="float">
            <text:p>0.50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" calcext:value-type="float">
            <text:p>0.26</text:p>
          </table:table-cell>
          <table:table-cell office:value-type="float" office:value="0.269" calcext:value-type="float">
            <text:p>0.26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01 19:36: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" calcext:value-type="float">
            <text:p>0.35</text:p>
          </table:table-cell>
          <table:table-cell office:value-type="float" office:value="0.088" calcext:value-type="float">
            <text:p>0.088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8" calcext:value-type="float">
            <text:p>0.478</text:p>
          </table:table-cell>
          <table:table-cell office:value-type="float" office:value="0.403" calcext:value-type="float">
            <text:p>0.403</text:p>
          </table:table-cell>
          <table:table-cell office:value-type="float" office:value="0.487" calcext:value-type="float">
            <text:p>0.48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" calcext:value-type="float">
            <text:p>0.37</text:p>
          </table:table-cell>
          <table:table-cell office:value-type="float" office:value="0.422" calcext:value-type="float">
            <text:p>0.42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6" calcext:value-type="float">
            <text:p>0.316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5" calcext:value-type="float">
            <text:p>0.385</text:p>
          </table:table-cell>
          <table:table-cell office:value-type="float" office:value="0.4" calcext:value-type="float">
            <text:p>0.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4" calcext:value-type="float">
            <text:p>0.484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float" office:value="0.519" calcext:value-type="float">
            <text:p>0.51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8" calcext:value-type="float">
            <text:p>0.498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49" calcext:value-type="float">
            <text:p>0.449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" calcext:value-type="float">
            <text:p>0.49</text:p>
          </table:table-cell>
          <table:table-cell office:value-type="float" office:value="0.549" calcext:value-type="float">
            <text:p>0.54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7" calcext:value-type="float">
            <text:p>0.387</text:p>
          </table:table-cell>
          <table:table-cell office:value-type="float" office:value="0.568" calcext:value-type="float">
            <text:p>0.56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" calcext:value-type="float">
            <text:p>0.4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3" calcext:value-type="float">
            <text:p>0.483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9" calcext:value-type="float">
            <text:p>0.42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" calcext:value-type="float">
            <text:p>0.4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8" calcext:value-type="float">
            <text:p>0.43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" calcext:value-type="float">
            <text:p>0.3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27" calcext:value-type="float">
            <text:p>0.427</text:p>
          </table:table-cell>
          <table:table-cell office:value-type="float" office:value="0.137" calcext:value-type="float">
            <text:p>0.137</text:p>
          </table:table-cell>
          <table:table-cell office:value-type="float" office:value="0.411" calcext:value-type="float">
            <text:p>0.411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" calcext:value-type="float">
            <text:p>0.3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" calcext:value-type="float">
            <text:p>0.35</text:p>
          </table:table-cell>
          <table:table-cell office:value-type="float" office:value="0.353" calcext:value-type="float">
            <text:p>0.3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" calcext:value-type="float">
            <text:p>0.4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48" calcext:value-type="float">
            <text:p>0.448</text:p>
          </table:table-cell>
          <table:table-cell office:value-type="float" office:value="0.436" calcext:value-type="float">
            <text:p>0.4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9" calcext:value-type="float">
            <text:p>0.36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27" calcext:value-type="float">
            <text:p>0.527</text:p>
          </table:table-cell>
          <table:table-cell office:value-type="float" office:value="0.494" calcext:value-type="float">
            <text:p>0.49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98" calcext:value-type="float">
            <text:p>0.19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" calcext:value-type="float">
            <text:p>0.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" calcext:value-type="float">
            <text:p>0.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3" calcext:value-type="float">
            <text:p>0.233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24" calcext:value-type="float">
            <text:p>0.2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" calcext:value-type="float">
            <text:p>0.27</text:p>
          </table:table-cell>
          <table:table-cell office:value-type="float" office:value="0.279" calcext:value-type="float">
            <text:p>0.27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20:06: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6" calcext:value-type="float">
            <text:p>0.346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1" calcext:value-type="float">
            <text:p>0.371</text:p>
          </table:table-cell>
          <table:table-cell office:value-type="float" office:value="0.485" calcext:value-type="float">
            <text:p>0.48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" calcext:value-type="float">
            <text:p>0.36</text:p>
          </table:table-cell>
          <table:table-cell office:value-type="float" office:value="0.426" calcext:value-type="float">
            <text:p>0.426</text:p>
          </table:table-cell>
          <table:table-cell office:value-type="float" office:value="0.389" calcext:value-type="float">
            <text:p>0.389</text:p>
          </table:table-cell>
          <table:table-cell office:value-type="float" office:value="0.324" calcext:value-type="float">
            <text:p>0.32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3" calcext:value-type="float">
            <text:p>0.43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8" calcext:value-type="float">
            <text:p>0.488</text:p>
          </table:table-cell>
          <table:table-cell office:value-type="float" office:value="0.452" calcext:value-type="float">
            <text:p>0.452</text:p>
          </table:table-cell>
          <table:table-cell office:value-type="float" office:value="0.446" calcext:value-type="float">
            <text:p>0.446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" calcext:value-type="float">
            <text:p>0.51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9" calcext:value-type="float">
            <text:p>0.469</text:p>
          </table:table-cell>
          <table:table-cell office:value-type="float" office:value="0.506" calcext:value-type="float">
            <text:p>0.50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8" calcext:value-type="float">
            <text:p>0.3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" calcext:value-type="float">
            <text:p>0.53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37" calcext:value-type="float">
            <text:p>0.53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2" calcext:value-type="float">
            <text:p>0.49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7" calcext:value-type="float">
            <text:p>0.507</text:p>
          </table:table-cell>
          <table:table-cell office:value-type="float" office:value="0.52" calcext:value-type="float">
            <text:p>0.52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" calcext:value-type="float">
            <text:p>0.52</text:p>
          </table:table-cell>
          <table:table-cell office:value-type="float" office:value="0.495" calcext:value-type="float">
            <text:p>0.495</text:p>
          </table:table-cell>
          <table:table-cell office:value-type="float" office:value="0.564" calcext:value-type="float">
            <text:p>0.56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3" calcext:value-type="float">
            <text:p>0.383</text:p>
          </table:table-cell>
          <table:table-cell office:value-type="float" office:value="0.572" calcext:value-type="float">
            <text:p>0.572</text:p>
          </table:table-cell>
          <table:table-cell office:value-type="float" office:value="0.46" calcext:value-type="float">
            <text:p>0.4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7" calcext:value-type="float">
            <text:p>0.427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4" calcext:value-type="float">
            <text:p>0.47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9" calcext:value-type="float">
            <text:p>0.43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4" calcext:value-type="float">
            <text:p>0.344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8" calcext:value-type="float">
            <text:p>0.528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8" calcext:value-type="float">
            <text:p>0.4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32" calcext:value-type="float">
            <text:p>0.4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3" calcext:value-type="float">
            <text:p>0.4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2" calcext:value-type="float">
            <text:p>0.352</text:p>
          </table:table-cell>
          <table:table-cell office:value-type="float" office:value="0.094" calcext:value-type="float">
            <text:p>0.094</text:p>
          </table:table-cell>
          <table:table-cell office:value-type="float" office:value="0.428" calcext:value-type="float">
            <text:p>0.428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9" calcext:value-type="float">
            <text:p>0.43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4" calcext:value-type="float">
            <text:p>0.374</text:p>
          </table:table-cell>
          <table:table-cell office:value-type="float" office:value="0.49" calcext:value-type="float">
            <text:p>0.4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5" calcext:value-type="float">
            <text:p>0.535</text:p>
          </table:table-cell>
          <table:table-cell office:value-type="float" office:value="0.506" calcext:value-type="float">
            <text:p>0.50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" calcext:value-type="float">
            <text:p>0.1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" calcext:value-type="float">
            <text:p>0.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" calcext:value-type="float">
            <text:p>0.23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20:36: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.357" calcext:value-type="float">
            <text:p>0.35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2" calcext:value-type="float">
            <text:p>0.36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85" calcext:value-type="float">
            <text:p>0.38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95" calcext:value-type="float">
            <text:p>0.4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.376" calcext:value-type="float">
            <text:p>0.376</text:p>
          </table:table-cell>
          <table:table-cell office:value-type="float" office:value="0.43" calcext:value-type="float">
            <text:p>0.4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19" calcext:value-type="float">
            <text:p>0.319</text:p>
          </table:table-cell>
          <table:table-cell office:value-type="float" office:value="0.413" calcext:value-type="float">
            <text:p>0.413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float" office:value="0.531" calcext:value-type="float">
            <text:p>0.53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2" calcext:value-type="float">
            <text:p>0.512</text:p>
          </table:table-cell>
          <table:table-cell office:value-type="float" office:value="0.508" calcext:value-type="float">
            <text:p>0.50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2" calcext:value-type="float">
            <text:p>0.472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2" calcext:value-type="float">
            <text:p>0.36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7" calcext:value-type="float">
            <text:p>0.537</text:p>
          </table:table-cell>
          <table:table-cell office:value-type="float" office:value="0.555" calcext:value-type="float">
            <text:p>0.555</text:p>
          </table:table-cell>
          <table:table-cell table:number-columns-repeated="2" office:value-type="float" office:value="0.501" calcext:value-type="float">
            <text:p>0.501</text:p>
          </table:table-cell>
          <table:table-cell office:value-type="float" office:value="0.513" calcext:value-type="float">
            <text:p>0.513</text:p>
          </table:table-cell>
          <table:table-cell office:value-type="float" office:value="0.498" calcext:value-type="float">
            <text:p>0.498</text:p>
          </table:table-cell>
          <table:table-cell office:value-type="float" office:value="0.54" calcext:value-type="float">
            <text:p>0.5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03" calcext:value-type="float">
            <text:p>0.50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94" calcext:value-type="float">
            <text:p>0.494</text:p>
          </table:table-cell>
          <table:table-cell office:value-type="float" office:value="0.557" calcext:value-type="float">
            <text:p>0.55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2" calcext:value-type="float">
            <text:p>0.392</text:p>
          </table:table-cell>
          <table:table-cell office:value-type="float" office:value="0.579" calcext:value-type="float">
            <text:p>0.579</text:p>
          </table:table-cell>
          <table:table-cell office:value-type="float" office:value="0.46" calcext:value-type="float">
            <text:p>0.4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03" calcext:value-type="float">
            <text:p>0.403</text:p>
          </table:table-cell>
          <table:table-cell office:value-type="float" office:value="0.431" calcext:value-type="float">
            <text:p>0.4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" calcext:value-type="float">
            <text:p>0.5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5" calcext:value-type="float">
            <text:p>0.3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9" calcext:value-type="float">
            <text:p>0.529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27" calcext:value-type="float">
            <text:p>0.427</text:p>
          </table:table-cell>
          <table:table-cell office:value-type="float" office:value="0.137" calcext:value-type="float">
            <text:p>0.137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" calcext:value-type="float">
            <text:p>0.3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" calcext:value-type="float">
            <text:p>0.3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.096" calcext:value-type="float">
            <text:p>0.09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" calcext:value-type="float">
            <text:p>0.49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5" calcext:value-type="float">
            <text:p>0.4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73" calcext:value-type="float">
            <text:p>0.373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" calcext:value-type="float">
            <text:p>0.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2" calcext:value-type="float">
            <text:p>0.532</text:p>
          </table:table-cell>
          <table:table-cell office:value-type="float" office:value="0.506" calcext:value-type="float">
            <text:p>0.50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" calcext:value-type="float">
            <text:p>0.1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6" calcext:value-type="float">
            <text:p>0.186</text:p>
          </table:table-cell>
          <table:table-cell office:value-type="float" office:value="0.23" calcext:value-type="float">
            <text:p>0.2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8" calcext:value-type="float">
            <text:p>0.27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21:0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" calcext:value-type="float">
            <text:p>0.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2" calcext:value-type="float">
            <text:p>0.342</text:p>
          </table:table-cell>
          <table:table-cell office:value-type="float" office:value="0.085" calcext:value-type="float">
            <text:p>0.085</text:p>
          </table:table-cell>
          <table:table-cell office:value-type="float" office:value="0.382" calcext:value-type="float">
            <text:p>0.38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89" calcext:value-type="float">
            <text:p>0.489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" calcext:value-type="float">
            <text:p>0.3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" calcext:value-type="float">
            <text:p>0.37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9" calcext:value-type="float">
            <text:p>0.379</text:p>
          </table:table-cell>
          <table:table-cell office:value-type="float" office:value="0.322" calcext:value-type="float">
            <text:p>0.322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1" calcext:value-type="float">
            <text:p>0.45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" calcext:value-type="float">
            <text:p>0.52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1" calcext:value-type="float">
            <text:p>0.341</text:p>
          </table:table-cell>
          <table:table-cell office:value-type="float" office:value="0.52" calcext:value-type="float">
            <text:p>0.52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4" calcext:value-type="float">
            <text:p>0.5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33" calcext:value-type="float">
            <text:p>0.53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" calcext:value-type="float">
            <text:p>0.5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8" calcext:value-type="float">
            <text:p>0.498</text:p>
          </table:table-cell>
          <table:table-cell office:value-type="float" office:value="0.559" calcext:value-type="float">
            <text:p>0.55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77" calcext:value-type="float">
            <text:p>0.577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" calcext:value-type="float">
            <text:p>0.4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2" calcext:value-type="float">
            <text:p>0.472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5" calcext:value-type="float">
            <text:p>0.4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.503" calcext:value-type="float">
            <text:p>0.503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2" calcext:value-type="float">
            <text:p>0.5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28" calcext:value-type="float">
            <text:p>0.4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3" calcext:value-type="float">
            <text:p>0.393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" calcext:value-type="float">
            <text:p>0.41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5" calcext:value-type="float">
            <text:p>0.39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8" calcext:value-type="float">
            <text:p>0.34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1" calcext:value-type="float">
            <text:p>0.341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6" calcext:value-type="float">
            <text:p>0.486</text:p>
          </table:table-cell>
          <table:table-cell office:value-type="float" office:value="0.42" calcext:value-type="float">
            <text:p>0.4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17" calcext:value-type="float">
            <text:p>0.517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" calcext:value-type="float">
            <text:p>0.2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6" calcext:value-type="float">
            <text:p>0.2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21:36: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" calcext:value-type="float">
            <text:p>0.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5" calcext:value-type="float">
            <text:p>0.355</text:p>
          </table:table-cell>
          <table:table-cell office:value-type="float" office:value="0.089" calcext:value-type="float">
            <text:p>0.08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88" calcext:value-type="float">
            <text:p>0.488</text:p>
          </table:table-cell>
          <table:table-cell office:value-type="float" office:value="0.42" calcext:value-type="float">
            <text:p>0.42</text:p>
          </table:table-cell>
          <table:table-cell office:value-type="float" office:value="0.499" calcext:value-type="float">
            <text:p>0.499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4" calcext:value-type="float">
            <text:p>0.44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9" calcext:value-type="float">
            <text:p>0.439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9" calcext:value-type="float">
            <text:p>0.529</text:p>
          </table:table-cell>
          <table:table-cell office:value-type="float" office:value="0.526" calcext:value-type="float">
            <text:p>0.52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19" calcext:value-type="float">
            <text:p>0.5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5" calcext:value-type="float">
            <text:p>0.36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6" calcext:value-type="float">
            <text:p>0.516</text:p>
          </table:table-cell>
          <table:table-cell office:value-type="float" office:value="0.56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9" calcext:value-type="float">
            <text:p>0.539</text:p>
          </table:table-cell>
          <table:table-cell office:value-type="float" office:value="0.515" calcext:value-type="float">
            <text:p>0.515</text:p>
          </table:table-cell>
          <table:table-cell office:value-type="float" office:value="0.536" calcext:value-type="float">
            <text:p>0.536</text:p>
          </table:table-cell>
          <table:table-cell office:value-type="float" office:value="0.516" calcext:value-type="float">
            <text:p>0.516</text:p>
          </table:table-cell>
          <table:table-cell office:value-type="float" office:value="0.57" calcext:value-type="float">
            <text:p>0.5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9" calcext:value-type="float">
            <text:p>0.39</text:p>
          </table:table-cell>
          <table:table-cell office:value-type="float" office:value="0.575" calcext:value-type="float">
            <text:p>0.57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2" calcext:value-type="float">
            <text:p>0.502</text:p>
          </table:table-cell>
          <table:table-cell office:value-type="float" office:value="0.41" calcext:value-type="float">
            <text:p>0.41</text:p>
          </table:table-cell>
          <table:table-cell office:value-type="float" office:value="0.424" calcext:value-type="float">
            <text:p>0.42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8" calcext:value-type="float">
            <text:p>0.478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43" calcext:value-type="float">
            <text:p>0.4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2" calcext:value-type="float">
            <text:p>0.342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9" calcext:value-type="float">
            <text:p>0.52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34" calcext:value-type="float">
            <text:p>0.4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438" calcext:value-type="float">
            <text:p>0.438</text:p>
          </table:table-cell>
          <table:table-cell table:number-columns-repeated="2" office:value-type="float" office:value="0.418" calcext:value-type="float">
            <text:p>0.41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" calcext:value-type="float">
            <text:p>0.36</text:p>
          </table:table-cell>
          <table:table-cell office:value-type="float" office:value="0.347" calcext:value-type="float">
            <text:p>0.34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8" calcext:value-type="float">
            <text:p>0.10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" calcext:value-type="float">
            <text:p>0.3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6" calcext:value-type="float">
            <text:p>0.346</text:p>
          </table:table-cell>
          <table:table-cell office:value-type="float" office:value="0.095" calcext:value-type="float">
            <text:p>0.095</text:p>
          </table:table-cell>
          <table:table-cell office:value-type="float" office:value="0.414" calcext:value-type="float">
            <text:p>0.41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9" calcext:value-type="float">
            <text:p>0.49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3" calcext:value-type="float">
            <text:p>0.453</text:p>
          </table:table-cell>
          <table:table-cell office:value-type="float" office:value="0.32" calcext:value-type="float">
            <text:p>0.32</text:p>
          </table:table-cell>
          <table:table-cell office:value-type="float" office:value="0.371" calcext:value-type="float">
            <text:p>0.37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6" calcext:value-type="float">
            <text:p>0.52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3" calcext:value-type="float">
            <text:p>0.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" calcext:value-type="float">
            <text:p>0.1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" calcext:value-type="float">
            <text:p>0.1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6" calcext:value-type="float">
            <text:p>0.18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" calcext:value-type="float">
            <text:p>0.2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9" calcext:value-type="float">
            <text:p>0.27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1 22:0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" calcext:value-type="float">
            <text:p>0.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8" calcext:value-type="float">
            <text:p>0.348</text:p>
          </table:table-cell>
          <table:table-cell office:value-type="float" office:value="0.085" calcext:value-type="float">
            <text:p>0.08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99" calcext:value-type="float">
            <text:p>0.499</text:p>
          </table:table-cell>
          <table:table-cell office:value-type="float" office:value="0.428" calcext:value-type="float">
            <text:p>0.428</text:p>
          </table:table-cell>
          <table:table-cell office:value-type="float" office:value="0.502" calcext:value-type="float">
            <text:p>0.502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4" calcext:value-type="float">
            <text:p>0.44</text:p>
          </table:table-cell>
          <table:table-cell office:value-type="float" office:value="0.416" calcext:value-type="float">
            <text:p>0.4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418" calcext:value-type="float">
            <text:p>0.418</text:p>
          </table:table-cell>
          <table:table-cell office:value-type="float" office:value="0.39" calcext:value-type="float">
            <text:p>0.3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54" calcext:value-type="float">
            <text:p>0.554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table:number-columns-repeated="2" office:value-type="float" office:value="0.461" calcext:value-type="float">
            <text:p>0.46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" calcext:value-type="float">
            <text:p>0.5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5" calcext:value-type="float">
            <text:p>0.485</text:p>
          </table:table-cell>
          <table:table-cell office:value-type="float" office:value="0.515" calcext:value-type="float">
            <text:p>0.51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5" calcext:value-type="float">
            <text:p>0.34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12" calcext:value-type="float">
            <text:p>0.512</text:p>
          </table:table-cell>
          <table:table-cell office:value-type="float" office:value="0.556" calcext:value-type="float">
            <text:p>0.556</text:p>
          </table:table-cell>
          <table:table-cell office:value-type="float" office:value="0.464" calcext:value-type="float">
            <text:p>0.464</text:p>
          </table:table-cell>
          <table:table-cell office:value-type="float" office:value="0.507" calcext:value-type="float">
            <text:p>0.50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2" calcext:value-type="float">
            <text:p>0.52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7" calcext:value-type="float">
            <text:p>0.53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76" calcext:value-type="float">
            <text:p>0.57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584" calcext:value-type="float">
            <text:p>0.58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67" calcext:value-type="float">
            <text:p>0.46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" calcext:value-type="float">
            <text:p>0.42</text:p>
          </table:table-cell>
          <table:table-cell office:value-type="float" office:value="0.511" calcext:value-type="float">
            <text:p>0.511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4" calcext:value-type="float">
            <text:p>0.524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2" calcext:value-type="float">
            <text:p>0.4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" calcext:value-type="float">
            <text:p>0.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382" calcext:value-type="float">
            <text:p>0.382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5" calcext:value-type="float">
            <text:p>0.345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1" calcext:value-type="float">
            <text:p>0.45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72" calcext:value-type="float">
            <text:p>0.372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4" calcext:value-type="float">
            <text:p>0.494</text:p>
          </table:table-cell>
          <table:table-cell office:value-type="float" office:value="0.53" calcext:value-type="float">
            <text:p>0.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4" calcext:value-type="float">
            <text:p>0.524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4" calcext:value-type="float">
            <text:p>0.264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01 22:3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3" calcext:value-type="float">
            <text:p>0.373</text:p>
          </table:table-cell>
          <table:table-cell table:number-columns-repeated="2" office:value-type="float" office:value="0.368" calcext:value-type="float">
            <text:p>0.36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7" calcext:value-type="float">
            <text:p>0.357</text:p>
          </table:table-cell>
          <table:table-cell office:value-type="float" office:value="0.086" calcext:value-type="float">
            <text:p>0.086</text:p>
          </table:table-cell>
          <table:table-cell office:value-type="float" office:value="0.388" calcext:value-type="float">
            <text:p>0.388</text:p>
          </table:table-cell>
          <table:table-cell office:value-type="float" office:value="0.501" calcext:value-type="float">
            <text:p>0.501</text:p>
          </table:table-cell>
          <table:table-cell office:value-type="float" office:value="0.434" calcext:value-type="float">
            <text:p>0.434</text:p>
          </table:table-cell>
          <table:table-cell office:value-type="float" office:value="0.507" calcext:value-type="float">
            <text:p>0.50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15" calcext:value-type="float">
            <text:p>0.415</text:p>
          </table:table-cell>
          <table:table-cell office:value-type="float" office:value="0.342" calcext:value-type="float">
            <text:p>0.3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4" calcext:value-type="float">
            <text:p>0.39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37" calcext:value-type="float">
            <text:p>0.437</text:p>
          </table:table-cell>
          <table:table-cell office:value-type="float" office:value="0.577" calcext:value-type="float">
            <text:p>0.577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3" calcext:value-type="float">
            <text:p>0.473</text:p>
          </table:table-cell>
          <table:table-cell office:value-type="float" office:value="0.444" calcext:value-type="float">
            <text:p>0.44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58" calcext:value-type="float">
            <text:p>0.558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3" calcext:value-type="float">
            <text:p>0.503</text:p>
          </table:table-cell>
          <table:table-cell office:value-type="float" office:value="0.531" calcext:value-type="float">
            <text:p>0.53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8" calcext:value-type="float">
            <text:p>0.34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8" calcext:value-type="float">
            <text:p>0.578</text:p>
          </table:table-cell>
          <table:table-cell office:value-type="float" office:value="0.597" calcext:value-type="float">
            <text:p>0.597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35" calcext:value-type="float">
            <text:p>0.535</text:p>
          </table:table-cell>
          <table:table-cell office:value-type="float" office:value="0.574" calcext:value-type="float">
            <text:p>0.57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62" calcext:value-type="float">
            <text:p>0.562</text:p>
          </table:table-cell>
          <table:table-cell office:value-type="float" office:value="0.531" calcext:value-type="float">
            <text:p>0.531</text:p>
          </table:table-cell>
          <table:table-cell office:value-type="float" office:value="0.598" calcext:value-type="float">
            <text:p>0.59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3" calcext:value-type="float">
            <text:p>0.383</text:p>
          </table:table-cell>
          <table:table-cell office:value-type="float" office:value="0.591" calcext:value-type="float">
            <text:p>0.591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84" calcext:value-type="float">
            <text:p>0.48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79" calcext:value-type="float">
            <text:p>0.479</text:p>
          </table:table-cell>
          <table:table-cell office:value-type="float" office:value="0.507" calcext:value-type="float">
            <text:p>0.5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2" calcext:value-type="float">
            <text:p>0.41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2" calcext:value-type="float">
            <text:p>0.48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" calcext:value-type="float">
            <text:p>0.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393" calcext:value-type="float">
            <text:p>0.393</text:p>
          </table:table-cell>
          <table:table-cell office:value-type="float" office:value="0.348" calcext:value-type="float">
            <text:p>0.348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9" calcext:value-type="float">
            <text:p>0.50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35" calcext:value-type="float">
            <text:p>0.435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" calcext:value-type="float">
            <text:p>0.3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6" calcext:value-type="float">
            <text:p>0.416</text:p>
          </table:table-cell>
          <table:table-cell office:value-type="float" office:value="0.389" calcext:value-type="float">
            <text:p>0.38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37" calcext:value-type="float">
            <text:p>0.337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" calcext:value-type="float">
            <text:p>0.3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" calcext:value-type="float">
            <text:p>0.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089" calcext:value-type="float">
            <text:p>0.089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13" calcext:value-type="float">
            <text:p>0.513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.427" calcext:value-type="float">
            <text:p>0.42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1" calcext:value-type="float">
            <text:p>0.46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8" calcext:value-type="float">
            <text:p>0.36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02" calcext:value-type="float">
            <text:p>0.50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82" calcext:value-type="float">
            <text:p>0.582</text:p>
          </table:table-cell>
          <table:table-cell office:value-type="float" office:value="0.543" calcext:value-type="float">
            <text:p>0.543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float" office:value="0.24" calcext:value-type="float">
            <text:p>0.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" calcext:value-type="float">
            <text:p>0.1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3" calcext:value-type="float">
            <text:p>0.26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1 23:0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" calcext:value-type="float">
            <text:p>0.3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0.353" calcext:value-type="float">
            <text:p>0.353</text:p>
          </table:table-cell>
          <table:table-cell office:value-type="float" office:value="0.086" calcext:value-type="float">
            <text:p>0.086</text:p>
          </table:table-cell>
          <table:table-cell office:value-type="float" office:value="0.395" calcext:value-type="float">
            <text:p>0.39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45" calcext:value-type="float">
            <text:p>0.445</text:p>
          </table:table-cell>
          <table:table-cell office:value-type="float" office:value="0.5" calcext:value-type="float">
            <text:p>0.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8" calcext:value-type="float">
            <text:p>0.388</text:p>
          </table:table-cell>
          <table:table-cell office:value-type="float" office:value="0.45" calcext:value-type="float">
            <text:p>0.45</text:p>
          </table:table-cell>
          <table:table-cell office:value-type="float" office:value="0.409" calcext:value-type="float">
            <text:p>0.409</text:p>
          </table:table-cell>
          <table:table-cell office:value-type="float" office:value="0.329" calcext:value-type="float">
            <text:p>0.329</text:p>
          </table:table-cell>
          <table:table-cell office:value-type="float" office:value="0.42" calcext:value-type="float">
            <text:p>0.4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34" calcext:value-type="float">
            <text:p>0.43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9" calcext:value-type="float">
            <text:p>0.51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2" calcext:value-type="float">
            <text:p>0.34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9" calcext:value-type="float">
            <text:p>0.52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59" calcext:value-type="float">
            <text:p>0.55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8" calcext:value-type="float">
            <text:p>0.49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8" calcext:value-type="float">
            <text:p>0.53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8" calcext:value-type="float">
            <text:p>0.5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4" calcext:value-type="float">
            <text:p>0.44</text:p>
          </table:table-cell>
          <table:table-cell office:value-type="float" office:value="0.471" calcext:value-type="float">
            <text:p>0.471</text:p>
          </table:table-cell>
          <table:table-cell office:value-type="float" office:value="0.425" calcext:value-type="float">
            <text:p>0.42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97" calcext:value-type="float">
            <text:p>0.49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5" calcext:value-type="float">
            <text:p>0.415</text:p>
          </table:table-cell>
          <table:table-cell office:value-type="float" office:value="0.51" calcext:value-type="float">
            <text:p>0.51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" calcext:value-type="float">
            <text:p>0.47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3" calcext:value-type="float">
            <text:p>0.4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.506" calcext:value-type="float">
            <text:p>0.506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6" calcext:value-type="float">
            <text:p>0.506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35" calcext:value-type="float">
            <text:p>0.4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" calcext:value-type="float">
            <text:p>0.39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4" calcext:value-type="float">
            <text:p>0.40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3" calcext:value-type="float">
            <text:p>0.34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" calcext:value-type="float">
            <text:p>0.3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" calcext:value-type="float">
            <text:p>0.3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92" calcext:value-type="float">
            <text:p>0.492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5" calcext:value-type="float">
            <text:p>0.45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2" calcext:value-type="float">
            <text:p>0.372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4" calcext:value-type="float">
            <text:p>0.52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" calcext:value-type="float">
            <text:p>0.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" calcext:value-type="float">
            <text:p>0.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01 23:36: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2" calcext:value-type="float">
            <text:p>0.372</text:p>
          </table:table-cell>
          <table:table-cell table:number-columns-repeated="2" office:value-type="float" office:value="0.362" calcext:value-type="float">
            <text:p>0.362</text:p>
          </table:table-cell>
          <table:table-cell office:value-type="float" office:value="0.38" calcext:value-type="float">
            <text:p>0.3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7" calcext:value-type="float">
            <text:p>0.357</text:p>
          </table:table-cell>
          <table:table-cell office:value-type="float" office:value="0.084" calcext:value-type="float">
            <text:p>0.08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51" calcext:value-type="float">
            <text:p>0.4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59" calcext:value-type="float">
            <text:p>0.459</text:p>
          </table:table-cell>
          <table:table-cell office:value-type="float" office:value="0.424" calcext:value-type="float">
            <text:p>0.424</text:p>
          </table:table-cell>
          <table:table-cell office:value-type="float" office:value="0.322" calcext:value-type="float">
            <text:p>0.322</text:p>
          </table:table-cell>
          <table:table-cell office:value-type="float" office:value="0.425" calcext:value-type="float">
            <text:p>0.42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" calcext:value-type="float">
            <text:p>0.41</text:p>
          </table:table-cell>
          <table:table-cell office:value-type="float" office:value="0.435" calcext:value-type="float">
            <text:p>0.435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" calcext:value-type="float">
            <text:p>0.52</text:p>
          </table:table-cell>
          <table:table-cell office:value-type="float" office:value="0.519" calcext:value-type="float">
            <text:p>0.519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1" calcext:value-type="float">
            <text:p>0.461</text:p>
          </table:table-cell>
          <table:table-cell office:value-type="float" office:value="0.556" calcext:value-type="float">
            <text:p>0.55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9" calcext:value-type="float">
            <text:p>0.519</text:p>
          </table:table-cell>
          <table:table-cell office:value-type="float" office:value="0.502" calcext:value-type="float">
            <text:p>0.502</text:p>
          </table:table-cell>
          <table:table-cell office:value-type="float" office:value="0.526" calcext:value-type="float">
            <text:p>0.52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5" calcext:value-type="float">
            <text:p>0.345</text:p>
          </table:table-cell>
          <table:table-cell office:value-type="float" office:value="0.54" calcext:value-type="float">
            <text:p>0.5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2" calcext:value-type="float">
            <text:p>0.58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" calcext:value-type="float">
            <text:p>0.5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7" calcext:value-type="float">
            <text:p>0.527</text:p>
          </table:table-cell>
          <table:table-cell office:value-type="float" office:value="0.571" calcext:value-type="float">
            <text:p>0.571</text:p>
          </table:table-cell>
          <table:table-cell office:value-type="float" office:value="0.464" calcext:value-type="float">
            <text:p>0.464</text:p>
          </table:table-cell>
          <table:table-cell office:value-type="float" office:value="0.51" calcext:value-type="float">
            <text:p>0.51</text:p>
          </table:table-cell>
          <table:table-cell office:value-type="float" office:value="0.563" calcext:value-type="float">
            <text:p>0.56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6" calcext:value-type="float">
            <text:p>0.53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85" calcext:value-type="float">
            <text:p>0.58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7" calcext:value-type="float">
            <text:p>0.377</text:p>
          </table:table-cell>
          <table:table-cell office:value-type="float" office:value="0.58" calcext:value-type="float">
            <text:p>0.58</text:p>
          </table:table-cell>
          <table:table-cell office:value-type="float" office:value="0.472" calcext:value-type="float">
            <text:p>0.472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5" calcext:value-type="float">
            <text:p>0.445</text:p>
          </table:table-cell>
          <table:table-cell office:value-type="float" office:value="0.48" calcext:value-type="float">
            <text:p>0.4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8" calcext:value-type="float">
            <text:p>0.418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2" calcext:value-type="float">
            <text:p>0.50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9" calcext:value-type="float">
            <text:p>0.44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4" calcext:value-type="float">
            <text:p>0.334</text:p>
          </table:table-cell>
          <table:table-cell office:value-type="float" office:value="0.51" calcext:value-type="float">
            <text:p>0.51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07" calcext:value-type="float">
            <text:p>0.507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32" calcext:value-type="float">
            <text:p>0.4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" calcext:value-type="float">
            <text:p>0.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" calcext:value-type="float">
            <text:p>0.3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8" calcext:value-type="float">
            <text:p>0.3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" calcext:value-type="float">
            <text:p>0.3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2" calcext:value-type="float">
            <text:p>0.45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74" calcext:value-type="float">
            <text:p>0.37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28" calcext:value-type="float">
            <text:p>0.5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" calcext:value-type="float">
            <text:p>0.1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9" calcext:value-type="float">
            <text:p>0.1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" calcext:value-type="float">
            <text:p>0.1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02 00:06:02</text:p>
          </table:table-cell>
          <table:table-cell office:value-type="float" office:value="0.09" calcext:value-type="float">
            <text:p>0.0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" calcext:value-type="float">
            <text:p>0.3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" calcext:value-type="float">
            <text:p>0.3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085" calcext:value-type="float">
            <text:p>0.08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48" calcext:value-type="float">
            <text:p>0.448</text:p>
          </table:table-cell>
          <table:table-cell office:value-type="float" office:value="0.505" calcext:value-type="float">
            <text:p>0.50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12" calcext:value-type="float">
            <text:p>0.412</text:p>
          </table:table-cell>
          <table:table-cell office:value-type="float" office:value="0.333" calcext:value-type="float">
            <text:p>0.333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36" calcext:value-type="float">
            <text:p>0.436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" calcext:value-type="float">
            <text:p>0.5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3" calcext:value-type="float">
            <text:p>0.5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6" calcext:value-type="float">
            <text:p>0.346</text:p>
          </table:table-cell>
          <table:table-cell office:value-type="float" office:value="0.531" calcext:value-type="float">
            <text:p>0.531</text:p>
          </table:table-cell>
          <table:table-cell office:value-type="float" office:value="0.56" calcext:value-type="float">
            <text:p>0.56</text:p>
          </table:table-cell>
          <table:table-cell office:value-type="float" office:value="0.575" calcext:value-type="float">
            <text:p>0.5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19" calcext:value-type="float">
            <text:p>0.519</text:p>
          </table:table-cell>
          <table:table-cell office:value-type="float" office:value="0.566" calcext:value-type="float">
            <text:p>0.56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01" calcext:value-type="float">
            <text:p>0.501</text:p>
          </table:table-cell>
          <table:table-cell office:value-type="float" office:value="0.556" calcext:value-type="float">
            <text:p>0.55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5" calcext:value-type="float">
            <text:p>0.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79" calcext:value-type="float">
            <text:p>0.57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5" calcext:value-type="float">
            <text:p>0.385</text:p>
          </table:table-cell>
          <table:table-cell office:value-type="float" office:value="0.58" calcext:value-type="float">
            <text:p>0.58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73" calcext:value-type="float">
            <text:p>0.473</text:p>
          </table:table-cell>
          <table:table-cell office:value-type="float" office:value="0.423" calcext:value-type="float">
            <text:p>0.423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6" calcext:value-type="float">
            <text:p>0.496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1" calcext:value-type="float">
            <text:p>0.411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" calcext:value-type="float">
            <text:p>0.5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47" calcext:value-type="float">
            <text:p>0.44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.509" calcext:value-type="float">
            <text:p>0.509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3" calcext:value-type="float">
            <text:p>0.493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9" calcext:value-type="float">
            <text:p>0.4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" calcext:value-type="float">
            <text:p>0.39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1" calcext:value-type="float">
            <text:p>0.34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" calcext:value-type="float">
            <text:p>0.3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3" calcext:value-type="float">
            <text:p>0.333</text:p>
          </table:table-cell>
          <table:table-cell office:value-type="float" office:value="0.089" calcext:value-type="float">
            <text:p>0.08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87" calcext:value-type="float">
            <text:p>0.487</text:p>
          </table:table-cell>
          <table:table-cell office:value-type="float" office:value="0.502" calcext:value-type="float">
            <text:p>0.502</text:p>
          </table:table-cell>
          <table:table-cell office:value-type="float" office:value="0.486" calcext:value-type="float">
            <text:p>0.48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4" calcext:value-type="float">
            <text:p>0.45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1" calcext:value-type="float">
            <text:p>0.51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4" calcext:value-type="float">
            <text:p>0.53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" calcext:value-type="float">
            <text:p>0.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" calcext:value-type="float">
            <text:p>0.1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" calcext:value-type="float">
            <text:p>0.1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" calcext:value-type="float">
            <text:p>0.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3" calcext:value-type="float">
            <text:p>0.23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1" calcext:value-type="float">
            <text:p>0.261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9698" meta:object-count="0"/>
    <meta:generator>LibreOffice/6.4.6.2$Linux_X86_64 LibreOffice_project/40$Build-2</meta:generator>
  </office:meta>
</office:document-meta>
</file>